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5.009cm"/>
    </style:style>
    <style:style style:name="co2" style:family="table-column">
      <style:table-column-properties fo:break-before="auto" style:column-width="2.258cm"/>
    </style:style>
    <style:style style:name="co3" style:family="table-column">
      <style:table-column-properties fo:break-before="auto" style:column-width="7.026cm"/>
    </style:style>
    <style:style style:name="co4" style:family="table-column">
      <style:table-column-properties fo:break-before="auto" style:column-width="12.118cm"/>
    </style:style>
    <style:style style:name="ro1" style:family="table-row">
      <style:table-row-properties style:row-height="0.452cm" fo:break-before="auto" style:use-optimal-row-height="true"/>
    </style:style>
    <style:style style:name="ro2" style:family="table-row">
      <style:table-row-properties style:row-height="5.581cm" fo:break-before="auto" style:use-optimal-row-height="true"/>
    </style:style>
    <style:style style:name="ro3" style:family="table-row">
      <style:table-row-properties style:row-height="5.976cm" fo:break-before="auto" style:use-optimal-row-height="true"/>
    </style:style>
    <style:style style:name="ro4" style:family="table-row">
      <style:table-row-properties style:row-height="6.369cm" fo:break-before="auto" style:use-optimal-row-height="true"/>
    </style:style>
    <style:style style:name="ro5" style:family="table-row">
      <style:table-row-properties style:row-height="7.95cm" fo:break-before="auto" style:use-optimal-row-height="true"/>
    </style:style>
    <style:style style:name="ro6" style:family="table-row">
      <style:table-row-properties style:row-height="6.765cm" fo:break-before="auto" style:use-optimal-row-height="true"/>
    </style:style>
    <style:style style:name="ro7" style:family="table-row">
      <style:table-row-properties style:row-height="9.135cm" fo:break-before="auto" style:use-optimal-row-height="true"/>
    </style:style>
    <style:style style:name="ro8" style:family="table-row">
      <style:table-row-properties style:row-height="11.109cm" fo:break-before="auto" style:use-optimal-row-height="true"/>
    </style:style>
    <style:style style:name="ro9" style:family="table-row">
      <style:table-row-properties style:row-height="9.924cm" fo:break-before="auto" style:use-optimal-row-height="true"/>
    </style:style>
    <style:style style:name="ro10" style:family="table-row">
      <style:table-row-properties style:row-height="10.319cm" fo:break-before="auto" style:use-optimal-row-height="true"/>
    </style:style>
    <style:style style:name="ro11" style:family="table-row">
      <style:table-row-properties style:row-height="7.16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8.345cm" fo:break-before="auto" style:use-optimal-row-height="true"/>
    </style:style>
    <style:style style:name="ro14" style:family="table-row">
      <style:table-row-properties style:row-height="11.268cm" fo:break-before="auto" style:use-optimal-row-height="true"/>
    </style:style>
    <style:style style:name="ro15" style:family="table-row">
      <style:table-row-properties style:row-height="4.791cm" fo:break-before="auto" style:use-optimal-row-height="true"/>
    </style:style>
    <style:style style:name="ro16" style:family="table-row">
      <style:table-row-properties style:row-height="7.555cm" fo:break-before="auto" style:use-optimal-row-height="true"/>
    </style:style>
    <style:style style:name="ro17" style:family="table-row">
      <style:table-row-properties style:row-height="9.529cm" fo:break-before="auto" style:use-optimal-row-height="true"/>
    </style:style>
    <style:style style:name="ro18" style:family="table-row">
      <style:table-row-properties style:row-height="6.817cm" fo:break-before="auto" style:use-optimal-row-height="true"/>
    </style:style>
    <style:style style:name="ro19" style:family="table-row">
      <style:table-row-properties style:row-height="7.213cm" fo:break-before="auto" style:use-optimal-row-height="true"/>
    </style:style>
    <style:style style:name="ro20" style:family="table-row">
      <style:table-row-properties style:row-height="12.294cm" fo:break-before="auto" style:use-optimal-row-height="true"/>
    </style:style>
    <style:style style:name="ro21" style:family="table-row">
      <style:table-row-properties style:row-height="17.822cm" fo:break-before="auto" style:use-optimal-row-height="true"/>
    </style:style>
    <style:style style:name="ro22" style:family="table-row">
      <style:table-row-properties style:row-height="8.74cm" fo:break-before="auto" style:use-optimal-row-height="true"/>
    </style:style>
    <style:style style:name="ro23" style:family="table-row">
      <style:table-row-properties style:row-height="7.60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style>
    <style:style style:name="ce4" style:family="table-cell" style:parent-style-name="Default" style:data-style-name="N100">
      <style:text-properties fo:font-weight="bold" style:font-weight-asian="bold" style:font-weight-complex="bold"/>
    </style:style>
    <style:style style:name="ce5" style:family="table-cell" style:parent-style-name="Default" style:data-style-name="N100"/>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3" table:default-cell-style-name="ce3"/>
        <table:table-column table:style-name="co2" table:default-cell-style-name="ce5"/>
        <table:table-column table:style-name="co2" table:number-columns-repeated="4" table:default-cell-style-name="Default"/>
        <table:table-column table:style-name="co4" table:number-columns-repeated="2" table:default-cell-style-name="ce3"/>
        <table:table-row table:style-name="ro1">
          <table:table-cell table:style-name="ce1" office:value-type="string" calcext:value-type="string">
            <text:p>ark</text:p>
          </table:table-cell>
          <table:table-cell table:style-name="ce1" office:value-type="string" calcext:value-type="string">
            <text:p>type notice</text:p>
          </table:table-cell>
          <table:table-cell table:style-name="ce2" office:value-type="string" calcext:value-type="string">
            <text:p>nouvelle 043</text:p>
          </table:table-cell>
          <table:table-cell table:style-name="ce4" office:value-type="string" calcext:value-type="string">
            <text:p>étiquette 06X</text:p>
          </table:table-cell>
          <table:table-cell table:style-name="ce1" office:value-type="string" calcext:value-type="string">
            <text:p>valeur 06X</text:p>
          </table:table-cell>
          <table:table-cell table:style-name="ce1" office:value-type="string" calcext:value-type="string">
            <text:p>nouvelle 630</text:p>
          </table:table-cell>
          <table:table-cell table:style-name="ce1" office:value-type="string" calcext:value-type="string">
            <text:p><text:s/>nouvelle 631</text:p>
          </table:table-cell>
          <table:table-cell table:style-name="ce1" office:value-type="string" calcext:value-type="string">
            <text:p>autres modifs</text:p>
          </table:table-cell>
          <table:table-cell table:style-name="ce2" office:value-type="string" calcext:value-type="string">
            <text:p>ancienne notice</text:p>
          </table:table-cell>
          <table:table-cell table:style-name="ce2" office:value-type="string" calcext:value-type="string">
            <text:p>nouvelle notice</text:p>
          </table:table-cell>
        </table:table-row>
        <table:table-row table:style-name="ro2">
          <table:table-cell office:value-type="string" calcext:value-type="string">
            <text:p>ark:/12148/cb12046560z</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07c0 as2200027   45  </text:p>
            <text:p>001    FRBNF120465602</text:p>
            <text:p>003    http://catalogue.bnf.fr/ark:/12148/cb12046560z</text:p>
            <text:p>008    860604080725yyfre           1979                             010 </text:p>
            <text:p>043    $o te</text:p>
            <text:p>100    $3 11893456 $1 ISNI0000000120298164 $w .0..b..... $a Bourgeon $m François $d 1945-....</text:p>
            <text:p>145 16 $w .0..b.fre. $a Les passagers du vent</text:p>
            <text:p>600    $a Série de bandes dessinées sur le maritime au XVIIIe s.</text:p>
            <text:p>610    $a Dictionnaire de la bande dessinée / Henri Filipini, 2005</text:p>
            <text:p>624    $a 760</text:p>
            <text:p>907    $o GEA $a 001702572</text:p>
            <text:p>917    $o OPL $a 003453899</text:p>
          </table:table-cell>
          <table:table-cell office:value-type="string" calcext:value-type="string">
            <text:p>000    00407c0 as2200027   45  </text:p>
            <text:p>001    FRBNF120465602</text:p>
            <text:p>003    http://catalogue.bnf.fr/ark:/12148/cb12046560z</text:p>
            <text:p>008    860604080725yyfre           1979                             010 </text:p>
            <text:p>043    $o te</text:p>
            <text:p>100    $3 11893456 $1 ISNI0000000120298164 $w .0..b..... $a Bourgeon $m François $d 1945-....</text:p>
            <text:p>145 16 $w .0..b.fre. $a Les passagers du vent</text:p>
            <text:p>600    $a Série de bandes dessinées sur le maritime au XVIIIe s.</text:p>
            <text:p>610    $a Dictionnaire de la bande dessinée / Henri Filipini, 2005</text:p>
            <text:p>624    $a 760</text:p>
            <text:p>907    $o GEA $a 001702572</text:p>
            <text:p>917    $o OPL $a 003453899</text:p>
            <text:p>909    $a Notice modifiée automatiquement : injection de zone 043 et 06X</text:p>
          </table:table-cell>
        </table:table-row>
        <table:table-row table:style-name="ro3">
          <table:table-cell office:value-type="string" calcext:value-type="string">
            <text:p>ark:/12148/cb18095094h</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75n1 as22000272  45  </text:p>
            <text:p>001    FRBNF180950948</text:p>
            <text:p>003    http://catalogue.bnf.fr/ark:/12148/cb18095094h</text:p>
            <text:p>008    230802      yyfre           1958                             010 </text:p>
            <text:p>043    $o te</text:p>
            <text:p>100    $3 11907331 $1 ISNI0000000122841036 $w  0 2b..... $a Hergé $d 1907-1983</text:p>
            <text:p>145 16 $w .0..b.fre. $a Coke en stock</text:p>
            <text:p>502    $3 14578636 $a Hergé $d 1907-1983 $t Tintin</text:p>
            <text:p>600    $a Bande dessinée</text:p>
            <text:p>610    $a Dict. mondial de la bande dessinée / P. Gaumer, 2001 (sous : Tintin et Milou)</text:p>
            <text:p>624    $a 740</text:p>
            <text:p>624    $a 800</text:p>
          </table:table-cell>
          <table:table-cell office:value-type="string" calcext:value-type="string">
            <text:p>000    00375n1 as22000272  45  </text:p>
            <text:p>001    FRBNF180950948</text:p>
            <text:p>003    http://catalogue.bnf.fr/ark:/12148/cb18095094h</text:p>
            <text:p>008    230802      yyfre           1958                             010 </text:p>
            <text:p>043    $o te</text:p>
            <text:p>100    $3 11907331 $1 ISNI0000000122841036 $w  0 2b..... $a Hergé $d 1907-1983</text:p>
            <text:p>145 16 $w .0..b.fre. $a Coke en stock</text:p>
            <text:p>502    $3 14578636 $a Hergé $d 1907-1983 $t Tintin</text:p>
            <text:p>600    $a Bande dessinée</text:p>
            <text:p>610    $a Dict. mondial de la bande dessinée / P. Gaumer, 2001 (sous : Tintin et Milou)</text:p>
            <text:p>624    $a 740</text:p>
            <text:p>624    $a 800</text:p>
            <text:p>909    $a Notice modifiée automatiquement : injection de zone 043 et 06X</text:p>
          </table:table-cell>
        </table:table-row>
        <table:table-row table:style-name="ro4">
          <table:table-cell office:value-type="string" calcext:value-type="string">
            <text:p>ark:/12148/cb16723532b</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15c1 as2200027   45  </text:p>
            <text:p>001    FRBNF167235323</text:p>
            <text:p>003    http://catalogue.bnf.fr/ark:/12148/cb16723532b</text:p>
            <text:p>008    131115131115yyspa           1964      1973                   010 </text:p>
            <text:p>043    $o te</text:p>
            <text:p>100    $3 11920907 $1 ISNI0000000121027331 $w .0.2b..... $a Quino $d 1932-2020</text:p>
            <text:p>145 16 $w .0..b.spa. $a Mafalda</text:p>
            <text:p>600    $a Série de bandes dessinées à caractère politique sur l'argentine contemporaine autour d'un personnage central, Mafalda</text:p>
            <text:p>610    $a Traduire, éditer et lire "Mafalda" en français : succès et malentendus : conférence du 24 mai 2013 / Claire Latxague, aut., Bibliothèque nationale de France, 2013</text:p>
            <text:p>624    $a 740</text:p>
            <text:p>624    $a 800</text:p>
          </table:table-cell>
          <table:table-cell office:value-type="string" calcext:value-type="string">
            <text:p>000    00515c1 as2200027   45  </text:p>
            <text:p>001    FRBNF167235323</text:p>
            <text:p>003    http://catalogue.bnf.fr/ark:/12148/cb16723532b</text:p>
            <text:p>008    131115131115yyspa           1964      1973                   010 </text:p>
            <text:p>043    $o te</text:p>
            <text:p>100    $3 11920907 $1 ISNI0000000121027331 $w .0.2b..... $a Quino $d 1932-2020</text:p>
            <text:p>145 16 $w .0..b.spa. $a Mafalda</text:p>
            <text:p>600    $a Série de bandes dessinées à caractère politique sur l'argentine contemporaine autour d'un personnage central, Mafalda</text:p>
            <text:p>610    $a Traduire, éditer et lire "Mafalda" en français : succès et malentendus : conférence du 24 mai 2013 / Claire Latxague, aut., Bibliothèque nationale de France, 2013</text:p>
            <text:p>624    $a 740</text:p>
            <text:p>624    $a 800</text:p>
            <text:p>909    $a Notice modifiée automatiquement : injection de zone 043 et 06X</text:p>
          </table:table-cell>
        </table:table-row>
        <table:table-row table:style-name="ro3">
          <table:table-cell office:value-type="string" calcext:value-type="string">
            <text:p>ark:/12148/cb16504171m</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89c1 as2200027   45  </text:p>
            <text:p>001    FRBNF165041711</text:p>
            <text:p>003    http://catalogue.bnf.fr/ark:/12148/cb16504171m</text:p>
            <text:p>008    110421110422yyfre           1980                             010 </text:p>
            <text:p>043    $o te</text:p>
            <text:p>100    $3 11895872 $1 ISNI0000000078224937 $w  0  b      $a Chaillet $m Gilles $d 1946-2011</text:p>
            <text:p>145 16 $w .0..b..... $a Vasco</text:p>
            <text:p>600    $a Série de bandes dessinées d'aventure située dans le monde médiéval</text:p>
            <text:p>610    $a Dict. mondial de la bande dessinée / P. Gaumer, 2001 (sous : Chaillet, Gilles)</text:p>
            <text:p>624    $a 740</text:p>
            <text:p>624    $a 800</text:p>
          </table:table-cell>
          <table:table-cell office:value-type="string" calcext:value-type="string">
            <text:p>000    00389c1 as2200027   45  </text:p>
            <text:p>001    FRBNF165041711</text:p>
            <text:p>003    http://catalogue.bnf.fr/ark:/12148/cb16504171m</text:p>
            <text:p>008    110421110422yyfre           1980                             010 </text:p>
            <text:p>043    $o te</text:p>
            <text:p>100    $3 11895872 $1 ISNI0000000078224937 $w  0  b      $a Chaillet $m Gilles $d 1946-2011</text:p>
            <text:p>145 16 $w .0..b..... $a Vasco</text:p>
            <text:p>600    $a Série de bandes dessinées d'aventure située dans le monde médiéval</text:p>
            <text:p>610    $a Dict. mondial de la bande dessinée / P. Gaumer, 2001 (sous : Chaillet, Gilles)</text:p>
            <text:p>624    $a 740</text:p>
            <text:p>624    $a 800</text:p>
            <text:p>909    $a Notice modifiée automatiquement : injection de zone 043 et 06X</text:p>
          </table:table-cell>
        </table:table-row>
        <table:table-row table:style-name="ro3">
          <table:table-cell office:value-type="string" calcext:value-type="string">
            <text:p>ark:/12148/cb16618723r</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31c1 as22000272  45  </text:p>
            <text:p>001    FRBNF166187231</text:p>
            <text:p>003    http://catalogue.bnf.fr/ark:/12148/cb16618723r</text:p>
            <text:p>008    120810120813yydut           1947                             210 </text:p>
            <text:p>043    $o te</text:p>
            <text:p>100    $3 16618719 $1 ISNI0000000369117509 $w .0..b..... $a Sprenger $m Henk $d 1919-2005</text:p>
            <text:p>145 16 $w .0..b.dut. $a Piloot storm</text:p>
            <text:p>445 16 $w ....b.fre. $a Pilote tempête</text:p>
            <text:p>600    $a Série de bandes dessinées de science fiction publiée en numéros dans des revues</text:p>
            <text:p>610    $a Dict. mondial de la BD / P. Gaumer, 2001 (sous : Sprenger, Henk) : Piloot storm</text:p>
            <text:p>624    $a 800</text:p>
          </table:table-cell>
          <table:table-cell office:value-type="string" calcext:value-type="string">
            <text:p>000    00431c1 as22000272  45  </text:p>
            <text:p>001    FRBNF166187231</text:p>
            <text:p>003    http://catalogue.bnf.fr/ark:/12148/cb16618723r</text:p>
            <text:p>008    120810120813yydut           1947                             210 </text:p>
            <text:p>043    $o te</text:p>
            <text:p>100    $3 16618719 $1 ISNI0000000369117509 $w .0..b..... $a Sprenger $m Henk $d 1919-2005</text:p>
            <text:p>145 16 $w .0..b.dut. $a Piloot storm</text:p>
            <text:p>445 16 $w ....b.fre. $a Pilote tempête</text:p>
            <text:p>600    $a Série de bandes dessinées de science fiction publiée en numéros dans des revues</text:p>
            <text:p>610    $a Dict. mondial de la BD / P. Gaumer, 2001 (sous : Sprenger, Henk) : Piloot storm</text:p>
            <text:p>624    $a 800</text:p>
            <text:p>909    $a Notice modifiée automatiquement : injection de zone 043 et 06X</text:p>
          </table:table-cell>
        </table:table-row>
        <table:table-row table:style-name="ro5">
          <table:table-cell office:value-type="string" calcext:value-type="string">
            <text:p>ark:/12148/cb169570337</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office:value-type="string" calcext:value-type="string">
            <text:p>060</text:p>
          </table:table-cell>
          <table:table-cell office:value-type="string" calcext:value-type="string">
            <text:p>['$b enque']</text:p>
          </table:table-cell>
          <table:table-cell table:number-columns-repeated="3"/>
          <table:table-cell office:value-type="string" calcext:value-type="string">
            <text:p>000    00563c0 as2200027   45  </text:p>
            <text:p>001    FRBNF169570338</text:p>
            <text:p>003    http://catalogue.bnf.fr/ark:/12148/cb169570337</text:p>
            <text:p>008    150402161018yyfre           2009                             010 </text:p>
            <text:p>043    $o te</text:p>
            <text:p>100    $3 14441440 $1 ISNI0000000365371550 $w  0 2b      $a Kris $d 1972-....</text:p>
            <text:p>100    $3 14533343 $1 ISNI0000000079886000 $w .0.2b..... $a Maël $d 1976-....</text:p>
            <text:p>145 26 $w .0..b.fre. $a Notre mère la guerre</text:p>
            <text:p>460    $w ....b..... $a Maël $d 1976-.... $t Notre mère la guerre</text:p>
            <text:p>600    $a Série de bandes dessinées $a Enquête policière au coeur des tranchées de la première guerre mondiale $a Scénario de Kris, dessins de Maël</text:p>
            <text:p>610    $a Bédéthèque $u http://www.bedetheque.com $d 2015-04-07</text:p>
            <text:p>624    $a 740</text:p>
            <text:p>624    $a 800</text:p>
            <text:p>996    $o OPP $a 16957043 $d 20161018</text:p>
          </table:table-cell>
          <table:table-cell office:value-type="string" calcext:value-type="string">
            <text:p>000    00563c0 as2200027   45  </text:p>
            <text:p>001    FRBNF169570338</text:p>
            <text:p>003    http://catalogue.bnf.fr/ark:/12148/cb169570337</text:p>
            <text:p>008    150402161018yyfre           2009                             010 </text:p>
            <text:p>043    $o te</text:p>
            <text:p>060    $b enque</text:p>
            <text:p>100    $3 14441440 $1 ISNI0000000365371550 $w  0 2b      $a Kris $d 1972-....</text:p>
            <text:p>100    $3 14533343 $1 ISNI0000000079886000 $w .0.2b..... $a Maël $d 1976-....</text:p>
            <text:p>145 26 $w .0..b.fre. $a Notre mère la guerre</text:p>
            <text:p>460    $w ....b..... $a Maël $d 1976-.... $t Notre mère la guerre</text:p>
            <text:p>600    $a Série de bandes dessinées $a Enquête policière au coeur des tranchées de la première guerre mondiale $a Scénario de Kris, dessins de Maël</text:p>
            <text:p>610    $a Bédéthèque $u http://www.bedetheque.com $d 2015-04-07</text:p>
            <text:p>624    $a 740</text:p>
            <text:p>624    $a 800</text:p>
            <text:p>996    $o OPP $a 16957043 $d 20161018</text:p>
            <text:p>909    $a Notice modifiée automatiquement : injection de zone 043 et 06X</text:p>
          </table:table-cell>
        </table:table-row>
        <table:table-row table:style-name="ro4">
          <table:table-cell office:value-type="string" calcext:value-type="string">
            <text:p>ark:/12148/cb122014720</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40c0 as22000272  45  </text:p>
            <text:p>001    FRBNF122014726</text:p>
            <text:p>003    http://catalogue.bnf.fr/ark:/12148/cb122014720</text:p>
            <text:p>008    910516080728yyfre           1958                             010 </text:p>
            <text:p>043    $o te</text:p>
            <text:p>100    $3 11907331 $1 ISNI0000000122841036 $w  0 2b..... $a Hergé $d 1907-1983</text:p>
            <text:p>145 16 $w .0..b.fre. $a Tintin au Tibet</text:p>
            <text:p>502    $3 14578636 $a Hergé $d 1907-1983 $t Tintin</text:p>
            <text:p>600    $a Bande dessinée</text:p>
            <text:p>610    $a Dictionnaire mondial de la bande dessinée / patrick Gaumer, Claude Moliterni, 1994 (sous:  Tintin et Milou)</text:p>
            <text:p>624    $a 750</text:p>
            <text:p>907    $o GEA $a 002980254</text:p>
            <text:p>917    $o OPL $a 007063291</text:p>
          </table:table-cell>
          <table:table-cell office:value-type="string" calcext:value-type="string">
            <text:p>000    00440c0 as22000272  45  </text:p>
            <text:p>001    FRBNF122014726</text:p>
            <text:p>003    http://catalogue.bnf.fr/ark:/12148/cb122014720</text:p>
            <text:p>008    910516080728yyfre           1958                             010 </text:p>
            <text:p>043    $o te</text:p>
            <text:p>100    $3 11907331 $1 ISNI0000000122841036 $w  0 2b..... $a Hergé $d 1907-1983</text:p>
            <text:p>145 16 $w .0..b.fre. $a Tintin au Tibet</text:p>
            <text:p>502    $3 14578636 $a Hergé $d 1907-1983 $t Tintin</text:p>
            <text:p>600    $a Bande dessinée</text:p>
            <text:p>610    $a Dictionnaire mondial de la bande dessinée / patrick Gaumer, Claude Moliterni, 1994 (sous:  Tintin et Milou)</text:p>
            <text:p>624    $a 750</text:p>
            <text:p>907    $o GEA $a 002980254</text:p>
            <text:p>917    $o OPL $a 007063291</text:p>
            <text:p>909    $a Notice modifiée automatiquement : injection de zone 043 et 06X</text:p>
          </table:table-cell>
        </table:table-row>
        <table:table-row table:style-name="ro6">
          <table:table-cell office:value-type="string" calcext:value-type="string">
            <text:p>ark:/12148/cb12535781w</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46c0 as22000272  45  </text:p>
            <text:p>001    FRBNF125357819</text:p>
            <text:p>003    http://catalogue.bnf.fr/ark:/12148/cb12535781w</text:p>
            <text:p>008    961018080730yyeng           1950                             010 </text:p>
            <text:p>043    $o te</text:p>
            <text:p>100    $3 11924150 $1 ISNI0000000369448578 $w .0..b..... $a Schulz $m Charles Monroe $d 1922-2000</text:p>
            <text:p>145 16 $w .0..b.eng. $a Peanuts</text:p>
            <text:p>600    $a Bande dessinée américaine paraissant en bandes quotidiennes dans différents journaux (première apparition le 2 octobre 1950) et mettant en scène des personnages tels que Charlie Brown et Snoopy.</text:p>
            <text:p>610    $a Dict. mondial de la bande dessinée / P. Gaumer, C. Moliterni, 1994</text:p>
            <text:p>624    $a 760</text:p>
            <text:p>907    $o GEA $a 006989261</text:p>
            <text:p>917    $o OPL $a 012846862</text:p>
          </table:table-cell>
          <table:table-cell office:value-type="string" calcext:value-type="string">
            <text:p>000    00546c0 as22000272  45  </text:p>
            <text:p>001    FRBNF125357819</text:p>
            <text:p>003    http://catalogue.bnf.fr/ark:/12148/cb12535781w</text:p>
            <text:p>008    961018080730yyeng           1950                             010 </text:p>
            <text:p>043    $o te</text:p>
            <text:p>100    $3 11924150 $1 ISNI0000000369448578 $w .0..b..... $a Schulz $m Charles Monroe $d 1922-2000</text:p>
            <text:p>145 16 $w .0..b.eng. $a Peanuts</text:p>
            <text:p>600    $a Bande dessinée américaine paraissant en bandes quotidiennes dans différents journaux (première apparition le 2 octobre 1950) et mettant en scène des personnages tels que Charlie Brown et Snoopy.</text:p>
            <text:p>610    $a Dict. mondial de la bande dessinée / P. Gaumer, C. Moliterni, 1994</text:p>
            <text:p>624    $a 760</text:p>
            <text:p>907    $o GEA $a 006989261</text:p>
            <text:p>917    $o OPL $a 012846862</text:p>
            <text:p>909    $a Notice modifiée automatiquement : injection de zone 043 et 06X</text:p>
          </table:table-cell>
        </table:table-row>
        <table:table-row table:style-name="ro7">
          <table:table-cell office:value-type="string" calcext:value-type="string">
            <text:p>ark:/12148/cb12536660w</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698c0 as2200027   45  </text:p>
            <text:p>001    FRBNF125366608</text:p>
            <text:p>003    http://catalogue.bnf.fr/ark:/12148/cb12536660w</text:p>
            <text:p>008    961023161012yyfre           1996                             010 </text:p>
            <text:p>043    $o te</text:p>
            <text:p>100    $3 11927594 $1 ISNI0000000121441030 $w .0..b..... $a Van Hamme $m Jean $d 1939-....</text:p>
            <text:p>100    $3 11891271 $1 ISNI0000000066365425 $w  0  b..... $a Benoit $m Ted $d 1947-2016</text:p>
            <text:p>145 26 $w .0..b.fre. $a L'affaire Francis Blake</text:p>
            <text:p>460    $w ....b..... $a Benoit $m Ted $d 1947-2016 $t L'affaire Francis Blake</text:p>
            <text:p>600    $a Bande dessinée $a Dessins de Ted Benoit et scénario de Jean Van Hamme, d'après les personnages d'Edgar P. Jacobs $a Prépubliée dans "Télérama"</text:p>
            <text:p>610    $a Dictionnaire mondial de la bande dessinée / P. Gaumer, 2001 (sous : Benoit, Ted)</text:p>
            <text:p>624    $a 740</text:p>
            <text:p>624    $a 800</text:p>
            <text:p>907    $o GEA $a 006993181</text:p>
            <text:p>917    $o OPL $a 012857766</text:p>
            <text:p>917    $o OPL $a 012857734</text:p>
            <text:p>996    $o OPP $a 12536657 $d 20161012</text:p>
          </table:table-cell>
          <table:table-cell office:value-type="string" calcext:value-type="string">
            <text:p>000    00698c0 as2200027   45  </text:p>
            <text:p>001    FRBNF125366608</text:p>
            <text:p>003    http://catalogue.bnf.fr/ark:/12148/cb12536660w</text:p>
            <text:p>008    961023161012yyfre           1996                             010 </text:p>
            <text:p>043    $o te</text:p>
            <text:p>100    $3 11927594 $1 ISNI0000000121441030 $w .0..b..... $a Van Hamme $m Jean $d 1939-....</text:p>
            <text:p>100    $3 11891271 $1 ISNI0000000066365425 $w  0  b..... $a Benoit $m Ted $d 1947-2016</text:p>
            <text:p>145 26 $w .0..b.fre. $a L'affaire Francis Blake</text:p>
            <text:p>460    $w ....b..... $a Benoit $m Ted $d 1947-2016 $t L'affaire Francis Blake</text:p>
            <text:p>600    $a Bande dessinée $a Dessins de Ted Benoit et scénario de Jean Van Hamme, d'après les personnages d'Edgar P. Jacobs $a Prépubliée dans "Télérama"</text:p>
            <text:p>610    $a Dictionnaire mondial de la bande dessinée / P. Gaumer, 2001 (sous : Benoit, Ted)</text:p>
            <text:p>624    $a 740</text:p>
            <text:p>624    $a 800</text:p>
            <text:p>907    $o GEA $a 006993181</text:p>
            <text:p>917    $o OPL $a 012857766</text:p>
            <text:p>917    $o OPL $a 012857734</text:p>
            <text:p>996    $o OPP $a 12536657 $d 20161012</text:p>
            <text:p>909    $a Notice modifiée automatiquement : injection de zone 043 et 06X</text:p>
          </table:table-cell>
        </table:table-row>
        <table:table-row table:style-name="ro8">
          <table:table-cell office:value-type="string" calcext:value-type="string">
            <text:p>ark:/12148/cb145066209</text:p>
          </table:table-cell>
          <table:table-cell office:value-type="string" calcext:value-type="string">
            <text:p>TIC</text:p>
          </table:table-cell>
          <table:table-cell office:value-type="string" calcext:value-type="string">
            <text:p>Déjà renseigné : te - Proposition script : si 043 $o mi -&gt; 065 $a bdave $a bddes</text:p>
          </table:table-cell>
          <table:table-cell table:number-columns-repeated="5"/>
          <table:table-cell office:value-type="string" calcext:value-type="string">
            <text:p>000    01151c0 as2200027   45  </text:p>
            <text:p>001    FRBNF145066205</text:p>
            <text:p>003    http://catalogue.bnf.fr/ark:/12148/cb145066209</text:p>
            <text:p>008    031113161018yyfre           1957                             010 </text:p>
            <text:p>043    $o te</text:p>
            <text:p>100    $3 11905751 $1 ISNI0000000107883078 $w .0..b..... $a Graton $m Jean $d 1923-2021</text:p>
            <text:p>100    $3 14506613 $1 ISNI0000000083780671 $w  0  b..... $a Graton $m Philippe $d 1961-....</text:p>
            <text:p>145 26 $w .0..b..... $a Michel Vaillant</text:p>
            <text:p>301 6  $3 14506650 $t Michel Vaillant (film)</text:p>
            <text:p>460    $w ....b..... $a Graton $m Philippe $d 1961-.... $t Michel Vaillant</text:p>
            <text:p>600    $a Série de bandes dessinées d'aventures écrite et dessinée par Jean Graton à partir de 1957. Philippe Graton en devient scénariste à son tour à partir de 1994 $a Publiée à ses débuts dans l'hebdomadaire "Tintin" et dans "Tintin sélection" jusqu'en 1977, puis dans l'hebdomadaire "Super as" de 1978 à 1981. Des albums sont édités par Le Lombard jusqu'en 1977, puis Dargaud, Fleurus, Hachette et, à partir de 1982, par les éditions Graton, qui rééditent également les anciens épisodes et publient les "Dossiers Michel Vaillant" à partir de 1994 $a Compte plus de 60 épisodes (en 1999)</text:p>
            <text:p>610    $a "Michel Vaillant", de la bande dessinée au film, 2003</text:p>
            <text:p>610    $a Dict. encyclopédique des héros et auteurs de BD / Henri Filippini, 1999</text:p>
            <text:p>624    $a 740</text:p>
            <text:p>624    $a 800</text:p>
            <text:p>996    $o OPP $a 14507351 $d 20161018</text:p>
          </table:table-cell>
          <table:table-cell office:value-type="string" calcext:value-type="string">
            <text:p>000    01151c0 as2200027   45  </text:p>
            <text:p>001    FRBNF145066205</text:p>
            <text:p>003    http://catalogue.bnf.fr/ark:/12148/cb145066209</text:p>
            <text:p>008    031113161018yyfre           1957                             010 </text:p>
            <text:p>043    $o te</text:p>
            <text:p>100    $3 11905751 $1 ISNI0000000107883078 $w .0..b..... $a Graton $m Jean $d 1923-2021</text:p>
            <text:p>100    $3 14506613 $1 ISNI0000000083780671 $w  0  b..... $a Graton $m Philippe $d 1961-....</text:p>
            <text:p>145 26 $w .0..b..... $a Michel Vaillant</text:p>
            <text:p>301 6  $3 14506650 $t Michel Vaillant (film)</text:p>
            <text:p>460    $w ....b..... $a Graton $m Philippe $d 1961-.... $t Michel Vaillant</text:p>
            <text:p>600    $a Série de bandes dessinées d'aventures écrite et dessinée par Jean Graton à partir de 1957. Philippe Graton en devient scénariste à son tour à partir de 1994 $a Publiée à ses débuts dans l'hebdomadaire "Tintin" et dans "Tintin sélection" jusqu'en 1977, puis dans l'hebdomadaire "Super as" de 1978 à 1981. Des albums sont édités par Le Lombard jusqu'en 1977, puis Dargaud, Fleurus, Hachette et, à partir de 1982, par les éditions Graton, qui rééditent également les anciens épisodes et publient les "Dossiers Michel Vaillant" à partir de 1994 $a Compte plus de 60 épisodes (en 1999)</text:p>
            <text:p>610    $a "Michel Vaillant", de la bande dessinée au film, 2003</text:p>
            <text:p>610    $a Dict. encyclopédique des héros et auteurs de BD / Henri Filippini, 1999</text:p>
            <text:p>624    $a 740</text:p>
            <text:p>624    $a 800</text:p>
            <text:p>996    $o OPP $a 14507351 $d 20161018</text:p>
            <text:p>909    $a Notice modifiée automatiquement : injection de zone 043 et 06X</text:p>
          </table:table-cell>
        </table:table-row>
        <table:table-row table:style-name="ro3">
          <table:table-cell office:value-type="string" calcext:value-type="string">
            <text:p>ark:/12148/cb14530803f</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66n1 as22000272  45  </text:p>
            <text:p>001    FRBNF145308039</text:p>
            <text:p>003    http://catalogue.bnf.fr/ark:/12148/cb14530803f</text:p>
            <text:p>008    040311      yyeng           1991      1998                   010 </text:p>
            <text:p>043    $o te</text:p>
            <text:p>100    $3 12018052 $1 ISNI0000000121489691 $w .0..b..... $a Miller $m Frank $d 1957-....</text:p>
            <text:p>145 16 $w .0..b.eng. $a Sin city</text:p>
            <text:p>600    $a Série de bandes dessinées policières parue à partir de 1991 dans le magazine "Dark horse presents" avant de paraître en recueils, puis interrompue en 1998 après le 7e recueil</text:p>
            <text:p>610    $a The art of "Sin city" / Frank Miller, cop. 2003</text:p>
            <text:p>624    $a 740</text:p>
            <text:p>624    $a 800</text:p>
          </table:table-cell>
          <table:table-cell office:value-type="string" calcext:value-type="string">
            <text:p>000    00466n1 as22000272  45  </text:p>
            <text:p>001    FRBNF145308039</text:p>
            <text:p>003    http://catalogue.bnf.fr/ark:/12148/cb14530803f</text:p>
            <text:p>008    040311      yyeng           1991      1998                   010 </text:p>
            <text:p>043    $o te</text:p>
            <text:p>100    $3 12018052 $1 ISNI0000000121489691 $w .0..b..... $a Miller $m Frank $d 1957-....</text:p>
            <text:p>145 16 $w .0..b.eng. $a Sin city</text:p>
            <text:p>600    $a Série de bandes dessinées policières parue à partir de 1991 dans le magazine "Dark horse presents" avant de paraître en recueils, puis interrompue en 1998 après le 7e recueil</text:p>
            <text:p>610    $a The art of "Sin city" / Frank Miller, cop. 2003</text:p>
            <text:p>624    $a 740</text:p>
            <text:p>624    $a 800</text:p>
            <text:p>909    $a Notice modifiée automatiquement : injection de zone 043 et 06X</text:p>
          </table:table-cell>
        </table:table-row>
        <table:table-row table:style-name="ro9">
          <table:table-cell office:value-type="string" calcext:value-type="string">
            <text:p>ark:/12148/cb14573373s</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980c0 as22000272  45  </text:p>
            <text:p>001    FRBNF145733734</text:p>
            <text:p>003    http://catalogue.bnf.fr/ark:/12148/cb14573373s</text:p>
            <text:p>008    041008160923yyfre           1999                             010 </text:p>
            <text:p>043    $o te</text:p>
            <text:p>100    $3 11899751 $1 ISNI0000000121371634 $w .0..b..... $a Desberg $m Stephen $d 1954-....</text:p>
            <text:p>100    $3 14526487 $1 ISNI000000011645550X $w .0..b..... $a Vrancken $m Bernard $d 1965-....</text:p>
            <text:p>145 26 $w .0..b..... $a IR$</text:p>
            <text:p>445 26 $w ....b..... $a IRS</text:p>
            <text:p>460    $w ....b..... $a Vranken $m Bernard $d 1965-.... $t IR$</text:p>
            <text:p>460    $w ....b..... $a Vranken $m Bernard $d 1965-.... $t IRS</text:p>
            <text:p>600    $a Série de bandes dessinées politiques $a Dessins de Bernard Vrancken, scénario de Stephen Desberg $a Met en scène le personnage de Larry B. Max, agent de l'International revenue service, organe de perception des impôts aux États-Unis $a Comprend 6 volumes (en 2004) : "La voie fiscale" (1999) ; "La stratégie Hagen" (2000) ; "Blue ice" (2001) ; "Narcocratie" (2002) ; "Sicilia Inc." (2003) ; "Le corrupteur" (2004)</text:p>
            <text:p>610    $a "IR$" : Larry B. Max se dévoile dans "Les Échos", le quotidien de l'économie / Vrancken, Desberg, 2003</text:p>
            <text:p>624    $a 740</text:p>
            <text:p>624    $a 800</text:p>
            <text:p>996    $o OPP $a 14573375 $d 20160923</text:p>
          </table:table-cell>
          <table:table-cell office:value-type="string" calcext:value-type="string">
            <text:p>000    00980c0 as22000272  45  </text:p>
            <text:p>001    FRBNF145733734</text:p>
            <text:p>003    http://catalogue.bnf.fr/ark:/12148/cb14573373s</text:p>
            <text:p>008    041008160923yyfre           1999                             010 </text:p>
            <text:p>043    $o te</text:p>
            <text:p>100    $3 11899751 $1 ISNI0000000121371634 $w .0..b..... $a Desberg $m Stephen $d 1954-....</text:p>
            <text:p>100    $3 14526487 $1 ISNI000000011645550X $w .0..b..... $a Vrancken $m Bernard $d 1965-....</text:p>
            <text:p>145 26 $w .0..b..... $a IR$</text:p>
            <text:p>445 26 $w ....b..... $a IRS</text:p>
            <text:p>460    $w ....b..... $a Vranken $m Bernard $d 1965-.... $t IR$</text:p>
            <text:p>460    $w ....b..... $a Vranken $m Bernard $d 1965-.... $t IRS</text:p>
            <text:p>600    $a Série de bandes dessinées politiques $a Dessins de Bernard Vrancken, scénario de Stephen Desberg $a Met en scène le personnage de Larry B. Max, agent de l'International revenue service, organe de perception des impôts aux États-Unis $a Comprend 6 volumes (en 2004) : "La voie fiscale" (1999) ; "La stratégie Hagen" (2000) ; "Blue ice" (2001) ; "Narcocratie" (2002) ; "Sicilia Inc." (2003) ; "Le corrupteur" (2004)</text:p>
            <text:p>610    $a "IR$" : Larry B. Max se dévoile dans "Les Échos", le quotidien de l'économie / Vrancken, Desberg, 2003</text:p>
            <text:p>624    $a 740</text:p>
            <text:p>624    $a 800</text:p>
            <text:p>996    $o OPP $a 14573375 $d 20160923</text:p>
            <text:p>909    $a Notice modifiée automatiquement : injection de zone 043 et 06X</text:p>
          </table:table-cell>
        </table:table-row>
        <table:table-row table:style-name="ro3">
          <table:table-cell office:value-type="string" calcext:value-type="string">
            <text:p>ark:/12148/cb14293133w</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05c1 as22000272  45  </text:p>
            <text:p>001    FRBNF142931337</text:p>
            <text:p>003    http://catalogue.bnf.fr/ark:/12148/cb14293133w</text:p>
            <text:p>008    030310120104yyfre           1949                             010 </text:p>
            <text:p>043    $o te</text:p>
            <text:p>100    $3 11907331 $1 ISNI0000000122841036 $w  0 2b..... $a Hergé $d 1907-1983</text:p>
            <text:p>145 16 $w .0..b.fre. $a Le Temple du Soleil</text:p>
            <text:p>502    $3 14578636 $a Hergé $d 1907-1983 $t Tintin</text:p>
            <text:p>600    $a Bande dessinée</text:p>
            <text:p>610    $a Trésors de la bande dessinée : BDM : catalogue encyclopédique, 2011-2012 / Béra, Denni, Mellot, 2010</text:p>
            <text:p>624    $a 740</text:p>
            <text:p>624    $a 800</text:p>
          </table:table-cell>
          <table:table-cell office:value-type="string" calcext:value-type="string">
            <text:p>000    00405c1 as22000272  45  </text:p>
            <text:p>001    FRBNF142931337</text:p>
            <text:p>003    http://catalogue.bnf.fr/ark:/12148/cb14293133w</text:p>
            <text:p>008    030310120104yyfre           1949                             010 </text:p>
            <text:p>043    $o te</text:p>
            <text:p>100    $3 11907331 $1 ISNI0000000122841036 $w  0 2b..... $a Hergé $d 1907-1983</text:p>
            <text:p>145 16 $w .0..b.fre. $a Le Temple du Soleil</text:p>
            <text:p>502    $3 14578636 $a Hergé $d 1907-1983 $t Tintin</text:p>
            <text:p>600    $a Bande dessinée</text:p>
            <text:p>610    $a Trésors de la bande dessinée : BDM : catalogue encyclopédique, 2011-2012 / Béra, Denni, Mellot, 2010</text:p>
            <text:p>624    $a 740</text:p>
            <text:p>624    $a 800</text:p>
            <text:p>909    $a Notice modifiée automatiquement : injection de zone 043 et 06X</text:p>
          </table:table-cell>
        </table:table-row>
        <table:table-row table:style-name="ro6">
          <table:table-cell office:value-type="string" calcext:value-type="string">
            <text:p>ark:/12148/cb14623744f</text:p>
          </table:table-cell>
          <table:table-cell office:value-type="string" calcext:value-type="string">
            <text:p>TIC</text:p>
          </table:table-cell>
          <table:table-cell office:value-type="string" calcext:value-type="string">
            <text:p>Déjà renseigné : te - Proposition script : si 043 $o mi -&gt; 065 $a bdave $a bddes</text:p>
          </table:table-cell>
          <table:table-cell table:number-columns-repeated="5"/>
          <table:table-cell office:value-type="string" calcext:value-type="string">
            <text:p>000    00531c1 as22000272  45  </text:p>
            <text:p>001    FRBNF146237449</text:p>
            <text:p>003    http://catalogue.bnf.fr/ark:/12148/cb14623744f</text:p>
            <text:p>008    050426050506zzmul           1960                             210 </text:p>
            <text:p>040    $a be $a fr $a gb $a se</text:p>
            <text:p>041    $a dut $a eng $a fre $a swe</text:p>
            <text:p>043    $o te</text:p>
            <text:p>145 06 $w .0..b.eng. $a Biggles</text:p>
            <text:p>600    $a Série de bandes dessinées d'aventures aéronautiques adaptée d'une série de nouvelles du Captain William Earl Johns publiées à partir de 1932 dans le mensuel d'aviation "Popular Flying"</text:p>
            <text:p>610    $a Dict. encylopédique des héros et auteurs de BD / Henri Filippini, 1999</text:p>
            <text:p>610    $a Biggles alias W. E. Johns, 2000</text:p>
            <text:p>624    $a 740</text:p>
            <text:p>624    $a 800</text:p>
          </table:table-cell>
          <table:table-cell office:value-type="string" calcext:value-type="string">
            <text:p>000    00531c1 as22000272  45  </text:p>
            <text:p>001    FRBNF146237449</text:p>
            <text:p>003    http://catalogue.bnf.fr/ark:/12148/cb14623744f</text:p>
            <text:p>008    050426050506zzmul           1960                             210 </text:p>
            <text:p>040    $a be $a fr $a gb $a se</text:p>
            <text:p>041    $a dut $a eng $a fre $a swe</text:p>
            <text:p>043    $o te</text:p>
            <text:p>145 06 $w .0..b.eng. $a Biggles</text:p>
            <text:p>600    $a Série de bandes dessinées d'aventures aéronautiques adaptée d'une série de nouvelles du Captain William Earl Johns publiées à partir de 1932 dans le mensuel d'aviation "Popular Flying"</text:p>
            <text:p>610    $a Dict. encylopédique des héros et auteurs de BD / Henri Filippini, 1999</text:p>
            <text:p>610    $a Biggles alias W. E. Johns, 2000</text:p>
            <text:p>624    $a 740</text:p>
            <text:p>624    $a 800</text:p>
            <text:p>909    $a Notice modifiée automatiquement : injection de zone 043 et 06X</text:p>
          </table:table-cell>
        </table:table-row>
        <table:table-row table:style-name="ro3">
          <table:table-cell office:value-type="string" calcext:value-type="string">
            <text:p>ark:/12148/cb145673428</text:p>
          </table:table-cell>
          <table:table-cell office:value-type="string" calcext:value-type="string">
            <text:p>TIC</text:p>
          </table:table-cell>
          <table:table-cell office:value-type="string" calcext:value-type="string">
            <text:p>Déjà renseigné : te - Proposition script : si 043 $o mi -&gt; 065 $a rogra</text:p>
          </table:table-cell>
          <table:table-cell office:value-type="string" calcext:value-type="string">
            <text:p>060</text:p>
          </table:table-cell>
          <table:table-cell office:value-type="string" calcext:value-type="string">
            <text:p>['$c roman']</text:p>
          </table:table-cell>
          <table:table-cell table:number-columns-repeated="3"/>
          <table:table-cell office:value-type="string" calcext:value-type="string">
            <text:p>000    00351n1 as2200027   45  </text:p>
            <text:p>001    FRBNF145673422</text:p>
            <text:p>003    http://catalogue.bnf.fr/ark:/12148/cb145673428</text:p>
            <text:p>008    040909      yyeng           1975                             010 </text:p>
            <text:p>043    $o te</text:p>
            <text:p>100    $3 12644276 $1 ISNI0000000110572844 $w  0  b      $a Vaughn-James $m Martin $d 1943-....</text:p>
            <text:p>145 16 $w .0..b.eng. $a The cage</text:p>
            <text:p>445 16 $w ....b.fre. $a La cage</text:p>
            <text:p>600    $a Roman graphique</text:p>
            <text:p>610    $a La construction de "La cage" / Thierry Groensteen, 2002</text:p>
            <text:p>624    $a 740</text:p>
            <text:p>624    $a 800</text:p>
          </table:table-cell>
          <table:table-cell office:value-type="string" calcext:value-type="string">
            <text:p>000    00351n1 as2200027   45  </text:p>
            <text:p>001    FRBNF145673422</text:p>
            <text:p>003    http://catalogue.bnf.fr/ark:/12148/cb145673428</text:p>
            <text:p>008    040909      yyeng           1975                             010 </text:p>
            <text:p>043    $o te</text:p>
            <text:p>060    $c roman</text:p>
            <text:p>100    $3 12644276 $1 ISNI0000000110572844 $w  0  b      $a Vaughn-James $m Martin $d 1943-....</text:p>
            <text:p>145 16 $w .0..b.eng. $a The cage</text:p>
            <text:p>445 16 $w ....b.fre. $a La cage</text:p>
            <text:p>600    $a Roman graphique</text:p>
            <text:p>610    $a La construction de "La cage" / Thierry Groensteen, 2002</text:p>
            <text:p>624    $a 740</text:p>
            <text:p>624    $a 800</text:p>
            <text:p>909    $a Notice modifiée automatiquement : injection de zone 043 et 06X</text:p>
          </table:table-cell>
        </table:table-row>
        <table:table-row table:style-name="ro10">
          <table:table-cell office:value-type="string" calcext:value-type="string">
            <text:p>ark:/12148/cb14527470z</text:p>
          </table:table-cell>
          <table:table-cell office:value-type="string" calcext:value-type="string">
            <text:p>TIC</text:p>
          </table:table-cell>
          <table:table-cell office:value-type="string" calcext:value-type="string">
            <text:p>Déjà renseigné : te - Proposition script : si 043 $o mi -&gt; 065 $a manga</text:p>
          </table:table-cell>
          <table:table-cell table:number-columns-repeated="5"/>
          <table:table-cell office:value-type="string" calcext:value-type="string">
            <text:p>000    00940c0 as22000272  45  </text:p>
            <text:p>001    FRBNF145274708</text:p>
            <text:p>003    http://catalogue.bnf.fr/ark:/12148/cb14527470z</text:p>
            <text:p>008    040225161018yyjpn           1990                             010 </text:p>
            <text:p>043    $o te</text:p>
            <text:p>100    $3 13171270 $1 ISNI0000000116250416 $w .0.2bx.... $a Asamiya $m Kia $d 1963-....</text:p>
            <text:p>100    $3 14527391 $1 ISNI0000000003397163 $w  0  bx.... $a Kikuchi $m Michitaka $d 1963-....</text:p>
            <text:p>145 26 $w .0..bxjpn. $a Seisen gensō emaki</text:p>
            <text:p>445 26 $w ....b.eng. $a Dark angel</text:p>
            <text:p>460    $w ....b..... $a Kikuchi $m Michitaka $d 1963-.... $t Seisen gensō emaki</text:p>
            <text:p>600    $a Manga publiée en feuilleton dans le magazine "Newtype" $a Oeuvre d'heroïc fantasy sur le thème de l'antiquité chinoise $a Scénario et dessins de Jia Asamiya, les dessins étant colorisés et recréés sur ordinateur par Michitaka Kikuchi</text:p>
            <text:p>610    $a "Dark Angel" : illustrated book / Kia Asamiya, Michitaka Kikuchi, 2002</text:p>
            <text:p>610    $a Dict. encyclopédique des héros et auteurs de BD / Henri Filippini, 1999 $a Internet $u http://muradin.free.fr $d 2004-02-25</text:p>
            <text:p>612    $a Dict. mondial de la bande dessinée / Patrick Gaumer, 2001</text:p>
            <text:p>624    $a 740</text:p>
            <text:p>624    $a 800</text:p>
            <text:p>996    $o OPP $a 14527472 $d 20161018</text:p>
          </table:table-cell>
          <table:table-cell office:value-type="string" calcext:value-type="string">
            <text:p>000    00940c0 as22000272  45  </text:p>
            <text:p>001    FRBNF145274708</text:p>
            <text:p>003    http://catalogue.bnf.fr/ark:/12148/cb14527470z</text:p>
            <text:p>008    040225161018yyjpn           1990                             010 </text:p>
            <text:p>043    $o te</text:p>
            <text:p>100    $3 13171270 $1 ISNI0000000116250416 $w .0.2bx.... $a Asamiya $m Kia $d 1963-....</text:p>
            <text:p>100    $3 14527391 $1 ISNI0000000003397163 $w  0  bx.... $a Kikuchi $m Michitaka $d 1963-....</text:p>
            <text:p>145 26 $w .0..bxjpn. $a Seisen gensō emaki</text:p>
            <text:p>445 26 $w ....b.eng. $a Dark angel</text:p>
            <text:p>460    $w ....b..... $a Kikuchi $m Michitaka $d 1963-.... $t Seisen gensō emaki</text:p>
            <text:p>600    $a Manga publiée en feuilleton dans le magazine "Newtype" $a Oeuvre d'heroïc fantasy sur le thème de l'antiquité chinoise $a Scénario et dessins de Jia Asamiya, les dessins étant colorisés et recréés sur ordinateur par Michitaka Kikuchi</text:p>
            <text:p>610    $a "Dark Angel" : illustrated book / Kia Asamiya, Michitaka Kikuchi, 2002</text:p>
            <text:p>610    $a Dict. encyclopédique des héros et auteurs de BD / Henri Filippini, 1999 $a Internet $u http://muradin.free.fr $d 2004-02-25</text:p>
            <text:p>612    $a Dict. mondial de la bande dessinée / Patrick Gaumer, 2001</text:p>
            <text:p>624    $a 740</text:p>
            <text:p>624    $a 800</text:p>
            <text:p>996    $o OPP $a 14527472 $d 20161018</text:p>
            <text:p>909    $a Notice modifiée automatiquement : injection de zone 043 et 06X</text:p>
          </table:table-cell>
        </table:table-row>
        <table:table-row table:style-name="ro4">
          <table:table-cell office:value-type="string" calcext:value-type="string">
            <text:p>ark:/12148/cb12184172c</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46c0 as22000272  45  </text:p>
            <text:p>001    FRBNF12184172X</text:p>
            <text:p>003    http://catalogue.bnf.fr/ark:/12148/cb12184172c</text:p>
            <text:p>008    910204080728yyfre           1976                             010 </text:p>
            <text:p>043    $o te</text:p>
            <text:p>100    $3 11907331 $1 ISNI0000000122841036 $w  0 2b..... $a Hergé $d 1907-1983</text:p>
            <text:p>145 16 $w .0..b.fre. $a Tintin et les Picaros</text:p>
            <text:p>502    $3 14578636 $a Hergé $d 1907-1983 $t Tintin</text:p>
            <text:p>600    $a Bande dessinée</text:p>
            <text:p>610    $a Dictionnaire mondial de la bande dessinée / patrick Gaumer, Claude Moliterni, 1994 (sous:  Tintin et Milou)</text:p>
            <text:p>624    $a 760</text:p>
            <text:p>907    $o GEA $a 002875328</text:p>
            <text:p>917    $o OPL $a 006244958</text:p>
          </table:table-cell>
          <table:table-cell office:value-type="string" calcext:value-type="string">
            <text:p>000    00446c0 as22000272  45  </text:p>
            <text:p>001    FRBNF12184172X</text:p>
            <text:p>003    http://catalogue.bnf.fr/ark:/12148/cb12184172c</text:p>
            <text:p>008    910204080728yyfre           1976                             010 </text:p>
            <text:p>043    $o te</text:p>
            <text:p>100    $3 11907331 $1 ISNI0000000122841036 $w  0 2b..... $a Hergé $d 1907-1983</text:p>
            <text:p>145 16 $w .0..b.fre. $a Tintin et les Picaros</text:p>
            <text:p>502    $3 14578636 $a Hergé $d 1907-1983 $t Tintin</text:p>
            <text:p>600    $a Bande dessinée</text:p>
            <text:p>610    $a Dictionnaire mondial de la bande dessinée / patrick Gaumer, Claude Moliterni, 1994 (sous:  Tintin et Milou)</text:p>
            <text:p>624    $a 760</text:p>
            <text:p>907    $o GEA $a 002875328</text:p>
            <text:p>917    $o OPL $a 006244958</text:p>
            <text:p>909    $a Notice modifiée automatiquement : injection de zone 043 et 06X</text:p>
          </table:table-cell>
        </table:table-row>
        <table:table-row table:style-name="ro4">
          <table:table-cell office:value-type="string" calcext:value-type="string">
            <text:p>ark:/12148/cb16197084k</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602c1 as2200027   45  </text:p>
            <text:p>001    FRBNF16197084X</text:p>
            <text:p>003    http://catalogue.bnf.fr/ark:/12148/cb16197084k</text:p>
            <text:p>008    100421100422yyfre           1976                             010 </text:p>
            <text:p>043    $o te</text:p>
            <text:p>100    $3 11926024 $1 ISNI0000000121421179 $w .0..b..... $a Tardi $m Jacques $d 1946-....</text:p>
            <text:p>145 16 $w .0..b.fre. $a Adèle Blanc-Sec</text:p>
            <text:p>445 16 $w ....b.fre. $a Les aventures extraordinaires d'Adèle Blanc-Sec</text:p>
            <text:p>600    $a Série de bandes dessinées</text:p>
            <text:p>610    $a Dict. mondial de la bande dessinée / P. Gaumer, 2001 (sous : Tardi, Jacques) : forme retenue $a Dict. de la bande dessinée / H. Filippini, 1986 (sous : Tardi, Jacques) : id. $a Encycl. universalis (sous : Tardi, Jacques) : id. $u http://www.universalis-edu.com/ $d 2010-04-21</text:p>
            <text:p>624    $a 740</text:p>
          </table:table-cell>
          <table:table-cell office:value-type="string" calcext:value-type="string">
            <text:p>000    00602c1 as2200027   45  </text:p>
            <text:p>001    FRBNF16197084X</text:p>
            <text:p>003    http://catalogue.bnf.fr/ark:/12148/cb16197084k</text:p>
            <text:p>008    100421100422yyfre           1976                             010 </text:p>
            <text:p>043    $o te</text:p>
            <text:p>100    $3 11926024 $1 ISNI0000000121421179 $w .0..b..... $a Tardi $m Jacques $d 1946-....</text:p>
            <text:p>145 16 $w .0..b.fre. $a Adèle Blanc-Sec</text:p>
            <text:p>445 16 $w ....b.fre. $a Les aventures extraordinaires d'Adèle Blanc-Sec</text:p>
            <text:p>600    $a Série de bandes dessinées</text:p>
            <text:p>610    $a Dict. mondial de la bande dessinée / P. Gaumer, 2001 (sous : Tardi, Jacques) : forme retenue $a Dict. de la bande dessinée / H. Filippini, 1986 (sous : Tardi, Jacques) : id. $a Encycl. universalis (sous : Tardi, Jacques) : id. $u http://www.universalis-edu.com/ $d 2010-04-21</text:p>
            <text:p>624    $a 740</text:p>
            <text:p>909    $a Notice modifiée automatiquement : injection de zone 043 et 06X</text:p>
          </table:table-cell>
        </table:table-row>
        <table:table-row table:style-name="ro3">
          <table:table-cell office:value-type="string" calcext:value-type="string">
            <text:p>ark:/12148/cb16135820t</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85c1 as22000272  45  </text:p>
            <text:p>001    FRBNF161358205</text:p>
            <text:p>003    http://catalogue.bnf.fr/ark:/12148/cb16135820t</text:p>
            <text:p>008    090921090922yyfre           1934                             010 </text:p>
            <text:p>043    $o te</text:p>
            <text:p>100    $3 11907331 $1 ISNI0000000122841036 $w  0 2b..... $a Hergé $d 1907-1983</text:p>
            <text:p>145 16 $w .0..b.fre. $a Les cigares du Pharaon</text:p>
            <text:p>502    $3 14578636 $a Hergé $d 1907-1983 $t Tintin</text:p>
            <text:p>600    $a Bande dessinée</text:p>
            <text:p>610    $a Dict. mondial de la bande dessinée / P. Gaumer, 2001 (sous : Tintin et Milou)</text:p>
            <text:p>624    $a 740</text:p>
            <text:p>624    $a 800</text:p>
          </table:table-cell>
          <table:table-cell office:value-type="string" calcext:value-type="string">
            <text:p>000    00385c1 as22000272  45  </text:p>
            <text:p>001    FRBNF161358205</text:p>
            <text:p>003    http://catalogue.bnf.fr/ark:/12148/cb16135820t</text:p>
            <text:p>008    090921090922yyfre           1934                             010 </text:p>
            <text:p>043    $o te</text:p>
            <text:p>100    $3 11907331 $1 ISNI0000000122841036 $w  0 2b..... $a Hergé $d 1907-1983</text:p>
            <text:p>145 16 $w .0..b.fre. $a Les cigares du Pharaon</text:p>
            <text:p>502    $3 14578636 $a Hergé $d 1907-1983 $t Tintin</text:p>
            <text:p>600    $a Bande dessinée</text:p>
            <text:p>610    $a Dict. mondial de la bande dessinée / P. Gaumer, 2001 (sous : Tintin et Milou)</text:p>
            <text:p>624    $a 740</text:p>
            <text:p>624    $a 800</text:p>
            <text:p>909    $a Notice modifiée automatiquement : injection de zone 043 et 06X</text:p>
          </table:table-cell>
        </table:table-row>
        <table:table-row table:style-name="ro3">
          <table:table-cell office:value-type="string" calcext:value-type="string">
            <text:p>ark:/12148/cb161358215</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80c1 as22000272  45  </text:p>
            <text:p>001    FRBNF161358212</text:p>
            <text:p>003    http://catalogue.bnf.fr/ark:/12148/cb161358215</text:p>
            <text:p>008    090921120625yyfre           1932                             010 </text:p>
            <text:p>043    $o te</text:p>
            <text:p>100    $3 11907331 $1 ISNI0000000122841036 $w  0 2b..... $a Hergé $d 1907-1983</text:p>
            <text:p>145 16 $w .0..b.fre. $a Tintin en Amérique</text:p>
            <text:p>502    $3 14578636 $a Hergé $d 1907-1983 $t Tintin</text:p>
            <text:p>600    $a Bande dessinée</text:p>
            <text:p>610    $a Dict. mondial de la bande dessinée / P. Gaumer, 2001 (sous : Tintin et Milou)</text:p>
            <text:p>624    $a 740</text:p>
            <text:p>624    $a 800</text:p>
          </table:table-cell>
          <table:table-cell office:value-type="string" calcext:value-type="string">
            <text:p>000    00380c1 as22000272  45  </text:p>
            <text:p>001    FRBNF161358212</text:p>
            <text:p>003    http://catalogue.bnf.fr/ark:/12148/cb161358215</text:p>
            <text:p>008    090921120625yyfre           1932                             010 </text:p>
            <text:p>043    $o te</text:p>
            <text:p>100    $3 11907331 $1 ISNI0000000122841036 $w  0 2b..... $a Hergé $d 1907-1983</text:p>
            <text:p>145 16 $w .0..b.fre. $a Tintin en Amérique</text:p>
            <text:p>502    $3 14578636 $a Hergé $d 1907-1983 $t Tintin</text:p>
            <text:p>600    $a Bande dessinée</text:p>
            <text:p>610    $a Dict. mondial de la bande dessinée / P. Gaumer, 2001 (sous : Tintin et Milou)</text:p>
            <text:p>624    $a 740</text:p>
            <text:p>624    $a 800</text:p>
            <text:p>909    $a Notice modifiée automatiquement : injection de zone 043 et 06X</text:p>
          </table:table-cell>
        </table:table-row>
        <table:table-row table:style-name="ro6">
          <table:table-cell office:value-type="string" calcext:value-type="string">
            <text:p>ark:/12148/cb16555414w</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12c1 as22000272  45  </text:p>
            <text:p>001    FRBNF165554144</text:p>
            <text:p>003    http://catalogue.bnf.fr/ark:/12148/cb16555414w</text:p>
            <text:p>008    111205111206yyeng           2003                             010 </text:p>
            <text:p>043    $o te</text:p>
            <text:p>100    $3 14541201 $1 ISNI0000000108786448 $w  0  b      $a Kirkman $m Robert $d 1978-....</text:p>
            <text:p>145 16 $w .0..b.eng. $a Walking dead</text:p>
            <text:p>301 6  $3 16555483 $t The walking dead (série télévisée)</text:p>
            <text:p>600    $a Série de bandes dessinées $a Scénario de Robert Kirkman, dessins de Charlie Adlard et Tony Moore $a Conte les aventures de zombies</text:p>
            <text:p>610    $a Bédéthèque $u http://www.bedetheque.com/serie-11312-BD-Walking-Dead.html $d 2011-12-06</text:p>
            <text:p>624    $a 740</text:p>
            <text:p>624    $a 800</text:p>
          </table:table-cell>
          <table:table-cell office:value-type="string" calcext:value-type="string">
            <text:p>000    00512c1 as22000272  45  </text:p>
            <text:p>001    FRBNF165554144</text:p>
            <text:p>003    http://catalogue.bnf.fr/ark:/12148/cb16555414w</text:p>
            <text:p>008    111205111206yyeng           2003                             010 </text:p>
            <text:p>043    $o te</text:p>
            <text:p>100    $3 14541201 $1 ISNI0000000108786448 $w  0  b      $a Kirkman $m Robert $d 1978-....</text:p>
            <text:p>145 16 $w .0..b.eng. $a Walking dead</text:p>
            <text:p>301 6  $3 16555483 $t The walking dead (série télévisée)</text:p>
            <text:p>600    $a Série de bandes dessinées $a Scénario de Robert Kirkman, dessins de Charlie Adlard et Tony Moore $a Conte les aventures de zombies</text:p>
            <text:p>610    $a Bédéthèque $u http://www.bedetheque.com/serie-11312-BD-Walking-Dead.html $d 2011-12-06</text:p>
            <text:p>624    $a 740</text:p>
            <text:p>624    $a 800</text:p>
            <text:p>909    $a Notice modifiée automatiquement : injection de zone 043 et 06X</text:p>
          </table:table-cell>
        </table:table-row>
        <table:table-row table:style-name="ro11">
          <table:table-cell office:value-type="string" calcext:value-type="string">
            <text:p>ark:/12148/cb16279471k</text:p>
          </table:table-cell>
          <table:table-cell office:value-type="string" calcext:value-type="string">
            <text:p>TIC</text:p>
          </table:table-cell>
          <table:table-cell office:value-type="string" calcext:value-type="string">
            <text:p>Déjà renseigné : te - Proposition script : si 043 $o mi -&gt; 065 $a bdave $a bddes</text:p>
          </table:table-cell>
          <table:table-cell table:number-columns-repeated="5"/>
          <table:table-cell office:value-type="string" calcext:value-type="string">
            <text:p>000    00678c1 as22000272  45  </text:p>
            <text:p>001    FRBNF162794718</text:p>
            <text:p>003    http://catalogue.bnf.fr/ark:/12148/cb16279471k</text:p>
            <text:p>008    110405110406yyeng           1990                             010 </text:p>
            <text:p>043    $o te</text:p>
            <text:p>100    $3 12418651 $1 ISNI000000008409725X $w .0..b..... $a Salvatore $m R. A. $d 1959-....</text:p>
            <text:p>145 16 $w ....b.eng. $a The legend of Drizzt</text:p>
            <text:p>445 16 $w ....b.fre. $a La légende de Drizzt</text:p>
            <text:p>600    $a Série de bandes dessinées d'aventures fantastiques, faisant partie du cycle "Les royaumes oubliés = The forgotten realms", inspirées des romans de fantasy de R. A. Salvatore et des jeux de rôle "Donjons et dragons" $a Conte les aventures de Drizzt Do'Urden, elfe noir ou drow</text:p>
            <text:p>610    $a LC Authorities (sous : Salvatore, R. A., 1959-) : forme retenue $u http://authorities.loc.gov $d 2011-04-06</text:p>
            <text:p>624    $a 740</text:p>
            <text:p>624    $a 800</text:p>
          </table:table-cell>
          <table:table-cell office:value-type="string" calcext:value-type="string">
            <text:p>000    00678c1 as22000272  45  </text:p>
            <text:p>001    FRBNF162794718</text:p>
            <text:p>003    http://catalogue.bnf.fr/ark:/12148/cb16279471k</text:p>
            <text:p>008    110405110406yyeng           1990                             010 </text:p>
            <text:p>043    $o te</text:p>
            <text:p>100    $3 12418651 $1 ISNI000000008409725X $w .0..b..... $a Salvatore $m R. A. $d 1959-....</text:p>
            <text:p>145 16 $w ....b.eng. $a The legend of Drizzt</text:p>
            <text:p>445 16 $w ....b.fre. $a La légende de Drizzt</text:p>
            <text:p>600    $a Série de bandes dessinées d'aventures fantastiques, faisant partie du cycle "Les royaumes oubliés = The forgotten realms", inspirées des romans de fantasy de R. A. Salvatore et des jeux de rôle "Donjons et dragons" $a Conte les aventures de Drizzt Do'Urden, elfe noir ou drow</text:p>
            <text:p>610    $a LC Authorities (sous : Salvatore, R. A., 1959-) : forme retenue $u http://authorities.loc.gov $d 2011-04-06</text:p>
            <text:p>624    $a 740</text:p>
            <text:p>624    $a 800</text:p>
            <text:p>909    $a Notice modifiée automatiquement : injection de zone 043 et 06X</text:p>
          </table:table-cell>
        </table:table-row>
        <table:table-row table:style-name="ro12">
          <table:table-cell office:value-type="string" calcext:value-type="string">
            <text:p>ark:/12148/cb16938681k</text:p>
          </table:table-cell>
          <table:table-cell office:value-type="string" calcext:value-type="string">
            <text:p>TIC</text:p>
          </table:table-cell>
          <table:table-cell office:value-type="string" calcext:value-type="string">
            <text:p>Déjà renseigné : te - Proposition script : si 043 $o mi -&gt; 065 $a bdhis $a bddes</text:p>
          </table:table-cell>
          <table:table-cell table:number-columns-repeated="5"/>
          <table:table-cell office:value-type="string" calcext:value-type="string">
            <text:p>000    00341n1 as2200027   45  </text:p>
            <text:p>001    FRBNF169386815</text:p>
            <text:p>003    http://catalogue.bnf.fr/ark:/12148/cb16938681k</text:p>
            <text:p>008    150116      yyfre           2004                             010 </text:p>
            <text:p>043    $o te</text:p>
            <text:p>100    $3 12303548 $1 ISNI0000000046260255 $w .0..b..... $a Carmona $m Christophe $d 1963-....</text:p>
            <text:p>145 16 $w .0..b.fre. $a Les aventures d'Aline</text:p>
            <text:p>600    $a Bande dessinée historique</text:p>
            <text:p>610    $a Les coulisses d'Aline / Christophe Carmona, DL 2014</text:p>
            <text:p>624    $a 800</text:p>
            <text:p>624    $a 740</text:p>
          </table:table-cell>
          <table:table-cell office:value-type="string" calcext:value-type="string">
            <text:p>000    00341n1 as2200027   45  </text:p>
            <text:p>001    FRBNF169386815</text:p>
            <text:p>003    http://catalogue.bnf.fr/ark:/12148/cb16938681k</text:p>
            <text:p>008    150116      yyfre           2004                             010 </text:p>
            <text:p>043    $o te</text:p>
            <text:p>100    $3 12303548 $1 ISNI0000000046260255 $w .0..b..... $a Carmona $m Christophe $d 1963-....</text:p>
            <text:p>145 16 $w .0..b.fre. $a Les aventures d'Aline</text:p>
            <text:p>600    $a Bande dessinée historique</text:p>
            <text:p>610    $a Les coulisses d'Aline / Christophe Carmona, DL 2014</text:p>
            <text:p>624    $a 800</text:p>
            <text:p>624    $a 740</text:p>
            <text:p>909    $a Notice modifiée automatiquement : injection de zone 043 et 06X</text:p>
          </table:table-cell>
        </table:table-row>
        <table:table-row table:style-name="ro3">
          <table:table-cell office:value-type="string" calcext:value-type="string">
            <text:p>ark:/12148/cb16044243m</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74n1 as22000272  45  </text:p>
            <text:p>001    FRBNF160442433</text:p>
            <text:p>003    http://catalogue.bnf.fr/ark:/12148/cb16044243m</text:p>
            <text:p>008    090604      yytur           1958                             010 </text:p>
            <text:p>043    $o te</text:p>
            <text:p>100    $3 12055432 $1 ISNI0000000052286347 $w .0..b..... $a Selçuk $m Turhan $d 1922-....</text:p>
            <text:p>145 16 $w .0..b.tur. $a Abdülcanbaz</text:p>
            <text:p>600    $a Bande dessinée</text:p>
            <text:p>610    $a Abdülcanbaz : Turhan Selçuk'tan insan manzaraları / Nazife Güngör, 2008</text:p>
            <text:p>610    $a BnF Service turc, 2009-06-04</text:p>
            <text:p>624    $a 740</text:p>
            <text:p>624    $a 800</text:p>
          </table:table-cell>
          <table:table-cell office:value-type="string" calcext:value-type="string">
            <text:p>000    00374n1 as22000272  45  </text:p>
            <text:p>001    FRBNF160442433</text:p>
            <text:p>003    http://catalogue.bnf.fr/ark:/12148/cb16044243m</text:p>
            <text:p>008    090604      yytur           1958                             010 </text:p>
            <text:p>043    $o te</text:p>
            <text:p>100    $3 12055432 $1 ISNI0000000052286347 $w .0..b..... $a Selçuk $m Turhan $d 1922-....</text:p>
            <text:p>145 16 $w .0..b.tur. $a Abdülcanbaz</text:p>
            <text:p>600    $a Bande dessinée</text:p>
            <text:p>610    $a Abdülcanbaz : Turhan Selçuk'tan insan manzaraları / Nazife Güngör, 2008</text:p>
            <text:p>610    $a BnF Service turc, 2009-06-04</text:p>
            <text:p>624    $a 740</text:p>
            <text:p>624    $a 800</text:p>
            <text:p>909    $a Notice modifiée automatiquement : injection de zone 043 et 06X</text:p>
          </table:table-cell>
        </table:table-row>
        <table:table-row table:style-name="ro11">
          <table:table-cell office:value-type="string" calcext:value-type="string">
            <text:p>ark:/12148/cb16737740p</text:p>
          </table:table-cell>
          <table:table-cell office:value-type="string" calcext:value-type="string">
            <text:p>TIC</text:p>
          </table:table-cell>
          <table:table-cell office:value-type="string" calcext:value-type="string">
            <text:p>Déjà renseigné : te - Proposition script : si 043 $o mi -&gt; 065 $a bdave $a bddes</text:p>
          </table:table-cell>
          <table:table-cell table:number-columns-repeated="5"/>
          <table:table-cell office:value-type="string" calcext:value-type="string">
            <text:p>000    00611c1 as2200027   45  </text:p>
            <text:p>001    FRBNF167377408</text:p>
            <text:p>003    http://catalogue.bnf.fr/ark:/12148/cb16737740p</text:p>
            <text:p>008    140123140124yyfre           1994      2012                   010 </text:p>
            <text:p>043    $o te</text:p>
            <text:p>100    $3 11918981 $1 ISNI0000000121178455 $w .0..b..... $a Pellerin $m Patrice $d 1955-....</text:p>
            <text:p>145 16 $w .0..b.fre. $a L'Épervier</text:p>
            <text:p>600    $a Série de bandes dessinées d'aventures comprenant 8 albums en 2014 : "Le trépassé des Kermellec", "Le rocher du crâne", "Tempête sur Brest", "Captives à bord", "Le trésor du Mahury", "Les larmes de Tlaloc", "La mission" et "Corsaire du Roy" $a Scénario et dessins de Patrice Pellerin</text:p>
            <text:p>610    $a Dict. mondial de la bande dessinée / P. Gaumer, 2001 (sous : Pellerin, Patrice)</text:p>
            <text:p>624    $a 740</text:p>
            <text:p>624    $a 800</text:p>
          </table:table-cell>
          <table:table-cell office:value-type="string" calcext:value-type="string">
            <text:p>000    00611c1 as2200027   45  </text:p>
            <text:p>001    FRBNF167377408</text:p>
            <text:p>003    http://catalogue.bnf.fr/ark:/12148/cb16737740p</text:p>
            <text:p>008    140123140124yyfre           1994      2012                   010 </text:p>
            <text:p>043    $o te</text:p>
            <text:p>100    $3 11918981 $1 ISNI0000000121178455 $w .0..b..... $a Pellerin $m Patrice $d 1955-....</text:p>
            <text:p>145 16 $w .0..b.fre. $a L'Épervier</text:p>
            <text:p>600    $a Série de bandes dessinées d'aventures comprenant 8 albums en 2014 : "Le trépassé des Kermellec", "Le rocher du crâne", "Tempête sur Brest", "Captives à bord", "Le trésor du Mahury", "Les larmes de Tlaloc", "La mission" et "Corsaire du Roy" $a Scénario et dessins de Patrice Pellerin</text:p>
            <text:p>610    $a Dict. mondial de la bande dessinée / P. Gaumer, 2001 (sous : Pellerin, Patrice)</text:p>
            <text:p>624    $a 740</text:p>
            <text:p>624    $a 800</text:p>
            <text:p>909    $a Notice modifiée automatiquement : injection de zone 043 et 06X</text:p>
          </table:table-cell>
        </table:table-row>
        <table:table-row table:style-name="ro3">
          <table:table-cell office:value-type="string" calcext:value-type="string">
            <text:p>ark:/12148/cb16182894p</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99c1 as2200027   45  </text:p>
            <text:p>001    FRBNF161828943</text:p>
            <text:p>003    http://catalogue.bnf.fr/ark:/12148/cb16182894p</text:p>
            <text:p>008    100223100224yyfre           2008                             010 </text:p>
            <text:p>043    $o te</text:p>
            <text:p>100    $3 11904839 $1 ISNI0000000121449905 $w .0..b..... $a Gibrat $m Jean-Pierre $d 1954-....</text:p>
            <text:p>145 16 $w .0..b..... $a Mattéo</text:p>
            <text:p>600    $a Bande dessinée</text:p>
            <text:p>610    $a Mattéo, un soldat étranger dans la Grande guerre : exposition du 19 mai au 22 août [2009], Bibliothèque Louis Aragon... Amiens / [présentée par Amiens métropole] ; [catalogue par Maamar Allal, Baptiste Bleuart, Marie-Pierre Cauvin, et al.], [2009]</text:p>
            <text:p>624    $a 740</text:p>
          </table:table-cell>
          <table:table-cell office:value-type="string" calcext:value-type="string">
            <text:p>000    00499c1 as2200027   45  </text:p>
            <text:p>001    FRBNF161828943</text:p>
            <text:p>003    http://catalogue.bnf.fr/ark:/12148/cb16182894p</text:p>
            <text:p>008    100223100224yyfre           2008                             010 </text:p>
            <text:p>043    $o te</text:p>
            <text:p>100    $3 11904839 $1 ISNI0000000121449905 $w .0..b..... $a Gibrat $m Jean-Pierre $d 1954-....</text:p>
            <text:p>145 16 $w .0..b..... $a Mattéo</text:p>
            <text:p>600    $a Bande dessinée</text:p>
            <text:p>610    $a Mattéo, un soldat étranger dans la Grande guerre : exposition du 19 mai au 22 août [2009], Bibliothèque Louis Aragon... Amiens / [présentée par Amiens métropole] ; [catalogue par Maamar Allal, Baptiste Bleuart, Marie-Pierre Cauvin, et al.], [2009]</text:p>
            <text:p>624    $a 740</text:p>
            <text:p>909    $a Notice modifiée automatiquement : injection de zone 043 et 06X</text:p>
          </table:table-cell>
        </table:table-row>
        <table:table-row table:style-name="ro11">
          <table:table-cell office:value-type="string" calcext:value-type="string">
            <text:p>ark:/12148/cb145996724</text:p>
          </table:table-cell>
          <table:table-cell office:value-type="string" calcext:value-type="string">
            <text:p>TIC</text:p>
          </table:table-cell>
          <table:table-cell office:value-type="string" calcext:value-type="string">
            <text:p>Déjà renseigné : te - Proposition script : si 043 $o mi -&gt; 065 $a bdave $a bddes</text:p>
          </table:table-cell>
          <table:table-cell table:number-columns-repeated="5"/>
          <table:table-cell office:value-type="string" calcext:value-type="string">
            <text:p>000    00516c0 as22000272  45  </text:p>
            <text:p>001    FRBNF145996728</text:p>
            <text:p>003    http://catalogue.bnf.fr/ark:/12148/cb145996724</text:p>
            <text:p>008    050121160929yyfre           2001                             010 </text:p>
            <text:p>043    $o te</text:p>
            <text:p>100    $3 12051726 $1 ISNI0000000121356362 $w .0..b..... $a Dufaux $m Jean $d 1949-....</text:p>
            <text:p>100    $3 12920327 $1 ISNI0000000121180627 $w .0..b..... $a Mirallès $m Ana $d 1959-....</text:p>
            <text:p>145 26 $w .0..b..... $a Djinn</text:p>
            <text:p>460    $w ....b..... $a Mirallès $m Ana $d 1959-.... $t Djinn</text:p>
            <text:p>600    $a Série de bandes dessinées d'aventures exotiques $a Scénario de Dufaud, dessins de Mirallès</text:p>
            <text:p>610    $a "Djinn" : ce qui est caché / Dufaux, Mirallès, 2004</text:p>
            <text:p>624    $a 740</text:p>
            <text:p>624    $a 800</text:p>
            <text:p>996    $o OPP $a 14599673 $d 20160929</text:p>
          </table:table-cell>
          <table:table-cell office:value-type="string" calcext:value-type="string">
            <text:p>000    00516c0 as22000272  45  </text:p>
            <text:p>001    FRBNF145996728</text:p>
            <text:p>003    http://catalogue.bnf.fr/ark:/12148/cb145996724</text:p>
            <text:p>008    050121160929yyfre           2001                             010 </text:p>
            <text:p>043    $o te</text:p>
            <text:p>100    $3 12051726 $1 ISNI0000000121356362 $w .0..b..... $a Dufaux $m Jean $d 1949-....</text:p>
            <text:p>100    $3 12920327 $1 ISNI0000000121180627 $w .0..b..... $a Mirallès $m Ana $d 1959-....</text:p>
            <text:p>145 26 $w .0..b..... $a Djinn</text:p>
            <text:p>460    $w ....b..... $a Mirallès $m Ana $d 1959-.... $t Djinn</text:p>
            <text:p>600    $a Série de bandes dessinées d'aventures exotiques $a Scénario de Dufaud, dessins de Mirallès</text:p>
            <text:p>610    $a "Djinn" : ce qui est caché / Dufaux, Mirallès, 2004</text:p>
            <text:p>624    $a 740</text:p>
            <text:p>624    $a 800</text:p>
            <text:p>996    $o OPP $a 14599673 $d 20160929</text:p>
            <text:p>909    $a Notice modifiée automatiquement : injection de zone 043 et 06X</text:p>
          </table:table-cell>
        </table:table-row>
        <table:table-row table:style-name="ro5">
          <table:table-cell office:value-type="string" calcext:value-type="string">
            <text:p>ark:/12148/cb14624044r</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63c0 as22000272  45  </text:p>
            <text:p>001    FRBNF146240445</text:p>
            <text:p>003    http://catalogue.bnf.fr/ark:/12148/cb14624044r</text:p>
            <text:p>008    050427161018yyfre           1998                             010 </text:p>
            <text:p>043    $o te</text:p>
            <text:p>100    $3 12051726 $1 ISNI0000000121356362 $w .0..b..... $a Dufaux $m Jean $d 1949-....</text:p>
            <text:p>100    $3 11922476 $1 ISNI0000000018024802 $w .0..b..... $a Rollin $m Lucien $d 1953-....</text:p>
            <text:p>145 26 $w .0..b.fre. $a Ombres</text:p>
            <text:p>460    $w ....b..... $a Rollin $m Lucien $d 1953-.... $t Ombres</text:p>
            <text:p>600    $a Série de bandes dessinées fantastiques $a Scénario de Jean Dufaux, dessins de Lucien Rollin</text:p>
            <text:p>610    $a Dict. encyclopédique des héros et auteurs de BD / Henri Filippini, 2000</text:p>
            <text:p>610    $a "Ombres", 2004</text:p>
            <text:p>624    $a 740</text:p>
            <text:p>624    $a 800</text:p>
            <text:p>996    $o OPP $a 14624047 $d 20161018</text:p>
          </table:table-cell>
          <table:table-cell office:value-type="string" calcext:value-type="string">
            <text:p>000    00563c0 as22000272  45  </text:p>
            <text:p>001    FRBNF146240445</text:p>
            <text:p>003    http://catalogue.bnf.fr/ark:/12148/cb14624044r</text:p>
            <text:p>008    050427161018yyfre           1998                             010 </text:p>
            <text:p>043    $o te</text:p>
            <text:p>100    $3 12051726 $1 ISNI0000000121356362 $w .0..b..... $a Dufaux $m Jean $d 1949-....</text:p>
            <text:p>100    $3 11922476 $1 ISNI0000000018024802 $w .0..b..... $a Rollin $m Lucien $d 1953-....</text:p>
            <text:p>145 26 $w .0..b.fre. $a Ombres</text:p>
            <text:p>460    $w ....b..... $a Rollin $m Lucien $d 1953-.... $t Ombres</text:p>
            <text:p>600    $a Série de bandes dessinées fantastiques $a Scénario de Jean Dufaux, dessins de Lucien Rollin</text:p>
            <text:p>610    $a Dict. encyclopédique des héros et auteurs de BD / Henri Filippini, 2000</text:p>
            <text:p>610    $a "Ombres", 2004</text:p>
            <text:p>624    $a 740</text:p>
            <text:p>624    $a 800</text:p>
            <text:p>996    $o OPP $a 14624047 $d 20161018</text:p>
            <text:p>909    $a Notice modifiée automatiquement : injection de zone 043 et 06X</text:p>
          </table:table-cell>
        </table:table-row>
        <table:table-row table:style-name="ro4">
          <table:table-cell office:value-type="string" calcext:value-type="string">
            <text:p>ark:/12148/cb11976622q</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38c0 as22000272  45  </text:p>
            <text:p>001    FRBNF119766220</text:p>
            <text:p>003    http://catalogue.bnf.fr/ark:/12148/cb11976622q</text:p>
            <text:p>008    850702080728yyfre           1953                             010 </text:p>
            <text:p>043    $o te</text:p>
            <text:p>100    $3 11907331 $1 ISNI0000000122841036 $w  0 2b..... $a Hergé $d 1907-1983</text:p>
            <text:p>145 16 $w .0..b.fre. $a Objectif Lune</text:p>
            <text:p>502    $3 14578636 $a Hergé $d 1907-1983 $t Tintin</text:p>
            <text:p>600    $a Bande dessinée</text:p>
            <text:p>610    $a Dictionnaire mondial de la bande dessinée / patrick Gaumer, Claude Moliterni, 1994 (sous:  Tintin et Milou)</text:p>
            <text:p>624    $a 760</text:p>
            <text:p>907    $o GEA $a 001101461</text:p>
            <text:p>917    $o OPL $a 002133184</text:p>
          </table:table-cell>
          <table:table-cell office:value-type="string" calcext:value-type="string">
            <text:p>000    00438c0 as22000272  45  </text:p>
            <text:p>001    FRBNF119766220</text:p>
            <text:p>003    http://catalogue.bnf.fr/ark:/12148/cb11976622q</text:p>
            <text:p>008    850702080728yyfre           1953                             010 </text:p>
            <text:p>043    $o te</text:p>
            <text:p>100    $3 11907331 $1 ISNI0000000122841036 $w  0 2b..... $a Hergé $d 1907-1983</text:p>
            <text:p>145 16 $w .0..b.fre. $a Objectif Lune</text:p>
            <text:p>502    $3 14578636 $a Hergé $d 1907-1983 $t Tintin</text:p>
            <text:p>600    $a Bande dessinée</text:p>
            <text:p>610    $a Dictionnaire mondial de la bande dessinée / patrick Gaumer, Claude Moliterni, 1994 (sous:  Tintin et Milou)</text:p>
            <text:p>624    $a 760</text:p>
            <text:p>907    $o GEA $a 001101461</text:p>
            <text:p>917    $o OPL $a 002133184</text:p>
            <text:p>909    $a Notice modifiée automatiquement : injection de zone 043 et 06X</text:p>
          </table:table-cell>
        </table:table-row>
        <table:table-row table:style-name="ro6">
          <table:table-cell office:value-type="string" calcext:value-type="string">
            <text:p>ark:/12148/cb119766232</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96c0 as22000272  45  </text:p>
            <text:p>001    FRBNF119766238</text:p>
            <text:p>003    http://catalogue.bnf.fr/ark:/12148/cb119766232</text:p>
            <text:p>008    850702080728yyfre           1954                             010 </text:p>
            <text:p>043    $o te</text:p>
            <text:p>100    $3 11907331 $1 ISNI0000000122841036 $w  0 2b..... $a Hergé $d 1907-1983</text:p>
            <text:p>145 16 $w .0..b.fre. $a On a marché sur la Lune</text:p>
            <text:p>301 8  $3 17703795 $t Tintin sur la Lune (jeu vidéo)</text:p>
            <text:p>502    $3 14578636 $a Hergé $d 1907-1983 $t Tintin</text:p>
            <text:p>600    $a Bande dessinée</text:p>
            <text:p>610    $a Dictionnaire mondial de la bande dessinée / patrick Gaumer, Claude Moliterni, 1994 (sous:  Tintin et Milou)</text:p>
            <text:p>624    $a 760</text:p>
            <text:p>907    $o GEA $a 001101479</text:p>
            <text:p>917    $o OPL $a 002133191</text:p>
          </table:table-cell>
          <table:table-cell office:value-type="string" calcext:value-type="string">
            <text:p>000    00496c0 as22000272  45  </text:p>
            <text:p>001    FRBNF119766238</text:p>
            <text:p>003    http://catalogue.bnf.fr/ark:/12148/cb119766232</text:p>
            <text:p>008    850702080728yyfre           1954                             010 </text:p>
            <text:p>043    $o te</text:p>
            <text:p>100    $3 11907331 $1 ISNI0000000122841036 $w  0 2b..... $a Hergé $d 1907-1983</text:p>
            <text:p>145 16 $w .0..b.fre. $a On a marché sur la Lune</text:p>
            <text:p>301 8  $3 17703795 $t Tintin sur la Lune (jeu vidéo)</text:p>
            <text:p>502    $3 14578636 $a Hergé $d 1907-1983 $t Tintin</text:p>
            <text:p>600    $a Bande dessinée</text:p>
            <text:p>610    $a Dictionnaire mondial de la bande dessinée / patrick Gaumer, Claude Moliterni, 1994 (sous:  Tintin et Milou)</text:p>
            <text:p>624    $a 760</text:p>
            <text:p>907    $o GEA $a 001101479</text:p>
            <text:p>917    $o OPL $a 002133191</text:p>
            <text:p>909    $a Notice modifiée automatiquement : injection de zone 043 et 06X</text:p>
          </table:table-cell>
        </table:table-row>
        <table:table-row table:style-name="ro7">
          <table:table-cell office:value-type="string" calcext:value-type="string">
            <text:p>ark:/12148/cb14515843g</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908c0 as2200027   45  </text:p>
            <text:p>001    FRBNF14515843X</text:p>
            <text:p>003    http://catalogue.bnf.fr/ark:/12148/cb14515843g</text:p>
            <text:p>008    040103161012yyfre           1997                             010 </text:p>
            <text:p>043    $o te</text:p>
            <text:p>100    $3 13329022 $1 ISNI0000000121458350 $w .0..b..... $a Dorison $m Xavier $d 1972-....</text:p>
            <text:p>100    $3 13329027 $1 ISNI0000000066524748 $w  0 2b..... $a Alice $m Alex $d 1974-....</text:p>
            <text:p>145 26 $w .0..b.fre. $a Le troisième testament</text:p>
            <text:p>460    $w ....b..... $a Alice $m Alex $d 1974-.... $t Le troisième testament</text:p>
            <text:p>600    $a Série de bandes dessinées commencée en 1997 $a Dessins d'Alex Alice, scénario de Xavier Dorison $a Comprend (en 2003) : 1, "Marc ou Le réveil du lion"  ; 2, "Matthieu ou Le visage de l'ange" ; 3, "Luc ou Le souffle du taureau" ; 4, "Jean ou Le jour du corbeau"</text:p>
            <text:p>610    $a Le troisième testament. II, "Matthieu ou Le visage de l'ange" : esquisses / X. Dorison, A. Alice, 1998</text:p>
            <text:p>612    $a Dict. mondial de la bande dessinée / Patrick Gaumer, 2001 $a Dict. encyclopédique des héros et auteurs de BD / Henri Filippini, 2000</text:p>
            <text:p>624    $a 740</text:p>
            <text:p>624    $a 800</text:p>
            <text:p>996    $o OPP $a 14515844 $d 20161012</text:p>
          </table:table-cell>
          <table:table-cell office:value-type="string" calcext:value-type="string">
            <text:p>000    00908c0 as2200027   45  </text:p>
            <text:p>001    FRBNF14515843X</text:p>
            <text:p>003    http://catalogue.bnf.fr/ark:/12148/cb14515843g</text:p>
            <text:p>008    040103161012yyfre           1997                             010 </text:p>
            <text:p>043    $o te</text:p>
            <text:p>100    $3 13329022 $1 ISNI0000000121458350 $w .0..b..... $a Dorison $m Xavier $d 1972-....</text:p>
            <text:p>100    $3 13329027 $1 ISNI0000000066524748 $w  0 2b..... $a Alice $m Alex $d 1974-....</text:p>
            <text:p>145 26 $w .0..b.fre. $a Le troisième testament</text:p>
            <text:p>460    $w ....b..... $a Alice $m Alex $d 1974-.... $t Le troisième testament</text:p>
            <text:p>600    $a Série de bandes dessinées commencée en 1997 $a Dessins d'Alex Alice, scénario de Xavier Dorison $a Comprend (en 2003) : 1, "Marc ou Le réveil du lion"  ; 2, "Matthieu ou Le visage de l'ange" ; 3, "Luc ou Le souffle du taureau" ; 4, "Jean ou Le jour du corbeau"</text:p>
            <text:p>610    $a Le troisième testament. II, "Matthieu ou Le visage de l'ange" : esquisses / X. Dorison, A. Alice, 1998</text:p>
            <text:p>612    $a Dict. mondial de la bande dessinée / Patrick Gaumer, 2001 $a Dict. encyclopédique des héros et auteurs de BD / Henri Filippini, 2000</text:p>
            <text:p>624    $a 740</text:p>
            <text:p>624    $a 800</text:p>
            <text:p>996    $o OPP $a 14515844 $d 20161012</text:p>
            <text:p>909    $a Notice modifiée automatiquement : injection de zone 043 et 06X</text:p>
          </table:table-cell>
        </table:table-row>
        <table:table-row table:style-name="ro8">
          <table:table-cell office:value-type="string" calcext:value-type="string">
            <text:p>ark:/12148/cb14583434c</text:p>
          </table:table-cell>
          <table:table-cell office:value-type="string" calcext:value-type="string">
            <text:p>TIC</text:p>
          </table:table-cell>
          <table:table-cell office:value-type="string" calcext:value-type="string">
            <text:p>Déjà renseigné : te - Proposition script : si 043 $o mi -&gt; 065 $a bdave $a bddes</text:p>
          </table:table-cell>
          <table:table-cell table:number-columns-repeated="5"/>
          <table:table-cell office:value-type="string" calcext:value-type="string">
            <text:p>000    00947c0 as22000272  45  </text:p>
            <text:p>001    FRBNF145834345</text:p>
            <text:p>003    http://catalogue.bnf.fr/ark:/12148/cb14583434c</text:p>
            <text:p>008    041122160926yyeng           1962                             010 </text:p>
            <text:p>043    $o te</text:p>
            <text:p>100    $3 11912068 $1 ISNI0000000121386158 $w .0.2b..... $a Lee $m Stan $d 1922-2018</text:p>
            <text:p>100    $3 12012942 $1 ISNI0000000118798127 $w .0..b..... $a Ditko $m Steve $d 1927-2018</text:p>
            <text:p>145 26 $w .0..b.eng. $a Spider-man</text:p>
            <text:p>301 8  $3 17864324 $t The amazing Spider-man 2 (film)</text:p>
            <text:p>301 6  $3 16608133 $t The amazing Spider-man (film)</text:p>
            <text:p>301 8  $3 17815013 $t Spider-man, into the Spider-Verse (film)</text:p>
            <text:p>301 8  $3 16589591 $t Spider-man (jeu vidéo ; série)</text:p>
            <text:p>301 6  $3 17066375 $t Spider-man 3 (film)</text:p>
            <text:p>301 6  $3 17066370 $t Spider-man 2 (film)</text:p>
            <text:p>301 6  $3 17066356 $t Spider-man (film)</text:p>
            <text:p>445 16 $w ....b.fre. $a L'homme-araignée</text:p>
            <text:p>460    $w ....b..... $a Ditko $m Stan $d 1927-.... $t Spider-man</text:p>
            <text:p>600    $a Série de bandes dessinées d'aventures $a Scénarios de Stan Lee, dessins de Steve Ditko $a Conte les aventures d'un super-héros, mi-homme, mi-araignée</text:p>
            <text:p>610    $a Dict. encyclopédique des héros et auteurs de BD / Henri Filippini, 2000</text:p>
            <text:p>624    $a 740</text:p>
            <text:p>624    $a 800</text:p>
            <text:p>996    $o OPP $a 14584332 $d 20160926</text:p>
          </table:table-cell>
          <table:table-cell office:value-type="string" calcext:value-type="string">
            <text:p>000    00947c0 as22000272  45  </text:p>
            <text:p>001    FRBNF145834345</text:p>
            <text:p>003    http://catalogue.bnf.fr/ark:/12148/cb14583434c</text:p>
            <text:p>008    041122160926yyeng           1962                             010 </text:p>
            <text:p>043    $o te</text:p>
            <text:p>100    $3 11912068 $1 ISNI0000000121386158 $w .0.2b..... $a Lee $m Stan $d 1922-2018</text:p>
            <text:p>100    $3 12012942 $1 ISNI0000000118798127 $w .0..b..... $a Ditko $m Steve $d 1927-2018</text:p>
            <text:p>145 26 $w .0..b.eng. $a Spider-man</text:p>
            <text:p>301 8  $3 17864324 $t The amazing Spider-man 2 (film)</text:p>
            <text:p>301 6  $3 16608133 $t The amazing Spider-man (film)</text:p>
            <text:p>301 8  $3 17815013 $t Spider-man, into the Spider-Verse (film)</text:p>
            <text:p>301 8  $3 16589591 $t Spider-man (jeu vidéo ; série)</text:p>
            <text:p>301 6  $3 17066375 $t Spider-man 3 (film)</text:p>
            <text:p>301 6  $3 17066370 $t Spider-man 2 (film)</text:p>
            <text:p>301 6  $3 17066356 $t Spider-man (film)</text:p>
            <text:p>445 16 $w ....b.fre. $a L'homme-araignée</text:p>
            <text:p>460    $w ....b..... $a Ditko $m Stan $d 1927-.... $t Spider-man</text:p>
            <text:p>600    $a Série de bandes dessinées d'aventures $a Scénarios de Stan Lee, dessins de Steve Ditko $a Conte les aventures d'un super-héros, mi-homme, mi-araignée</text:p>
            <text:p>610    $a Dict. encyclopédique des héros et auteurs de BD / Henri Filippini, 2000</text:p>
            <text:p>624    $a 740</text:p>
            <text:p>624    $a 800</text:p>
            <text:p>996    $o OPP $a 14584332 $d 20160926</text:p>
            <text:p>909    $a Notice modifiée automatiquement : injection de zone 043 et 06X</text:p>
          </table:table-cell>
        </table:table-row>
        <table:table-row table:style-name="ro13">
          <table:table-cell office:value-type="string" calcext:value-type="string">
            <text:p>ark:/12148/cb145008839</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855c1 as22000272  45  </text:p>
            <text:p>001    FRBNF145008839</text:p>
            <text:p>003    http://catalogue.bnf.fr/ark:/12148/cb145008839</text:p>
            <text:p>008    031016031231yyeng           1994                             010 </text:p>
            <text:p>043    $o te</text:p>
            <text:p>100    $3 12164591 $1 ISNI0000000121424134 $w .0..b..... $a Mignola $m Mike $d 1960-....</text:p>
            <text:p>145 16 $w .0..b.eng. $a Hellboy</text:p>
            <text:p>600    $a Série de bandes dessinées commencée en 1994 et consacrée aux aventures d'un détective dans un monde surnaturel $a Comprend (en 2003) : 1, "Les germes de la destruction"  ; 2, "Au nom du diable" ; 3, "Le cercueil enchaîné" ; 4, "La main droite de la mort" ; 5, "Le diable dans la boîte" ; 6, "Le ver conquérant" $a Parue en français à partir de 1999 chez Delcourt</text:p>
            <text:p>610    $a Movies-collector $u http://www.movies-collector.com/ $d 2004-01-05 $a Dict. mondial de la bande dessinée / Patrick Gaumer, 2001 $a Dict. encyclopédique des héros et auteurs de BD / Henri Filippini, 2000</text:p>
            <text:p>610    $a "Hellboy" : la bible infernale / Mike Mignola, 2003</text:p>
            <text:p>624    $a 740</text:p>
            <text:p>624    $a 800</text:p>
          </table:table-cell>
          <table:table-cell office:value-type="string" calcext:value-type="string">
            <text:p>000    00855c1 as22000272  45  </text:p>
            <text:p>001    FRBNF145008839</text:p>
            <text:p>003    http://catalogue.bnf.fr/ark:/12148/cb145008839</text:p>
            <text:p>008    031016031231yyeng           1994                             010 </text:p>
            <text:p>043    $o te</text:p>
            <text:p>100    $3 12164591 $1 ISNI0000000121424134 $w .0..b..... $a Mignola $m Mike $d 1960-....</text:p>
            <text:p>145 16 $w .0..b.eng. $a Hellboy</text:p>
            <text:p>600    $a Série de bandes dessinées commencée en 1994 et consacrée aux aventures d'un détective dans un monde surnaturel $a Comprend (en 2003) : 1, "Les germes de la destruction"  ; 2, "Au nom du diable" ; 3, "Le cercueil enchaîné" ; 4, "La main droite de la mort" ; 5, "Le diable dans la boîte" ; 6, "Le ver conquérant" $a Parue en français à partir de 1999 chez Delcourt</text:p>
            <text:p>610    $a Movies-collector $u http://www.movies-collector.com/ $d 2004-01-05 $a Dict. mondial de la bande dessinée / Patrick Gaumer, 2001 $a Dict. encyclopédique des héros et auteurs de BD / Henri Filippini, 2000</text:p>
            <text:p>610    $a "Hellboy" : la bible infernale / Mike Mignola, 2003</text:p>
            <text:p>624    $a 740</text:p>
            <text:p>624    $a 800</text:p>
            <text:p>909    $a Notice modifiée automatiquement : injection de zone 043 et 06X</text:p>
          </table:table-cell>
        </table:table-row>
        <table:table-row table:style-name="ro2">
          <table:table-cell office:value-type="string" calcext:value-type="string">
            <text:p>ark:/12148/cb135175012</text:p>
          </table:table-cell>
          <table:table-cell office:value-type="string" calcext:value-type="string">
            <text:p>TIC</text:p>
          </table:table-cell>
          <table:table-cell office:value-type="string" calcext:value-type="string">
            <text:p>Déjà renseigné : te - Proposition script : si 043 $o mi -&gt; 065 $a bdhum $a bddes</text:p>
          </table:table-cell>
          <table:table-cell table:number-columns-repeated="5"/>
          <table:table-cell office:value-type="string" calcext:value-type="string">
            <text:p>000    00370c1 as2200027   45  </text:p>
            <text:p>001    FRBNF135175010</text:p>
            <text:p>003    http://catalogue.bnf.fr/ark:/12148/cb135175012</text:p>
            <text:p>008    981014050708yyfre           1986                             210 </text:p>
            <text:p>043    $o te</text:p>
            <text:p>100    $3 11902191 $1 ISNI0000000081655893 $w .0..b..... $a Faizant $m Jacques $d 1918-2006</text:p>
            <text:p>145 16 $w .0..b.fre. $a Le premier qui s'endort</text:p>
            <text:p>600    $a Bande dessinée humoristique</text:p>
            <text:p>610    $a WW France, 2002-2003 (sous : Faizant, Jacques)</text:p>
            <text:p>624    $a 760</text:p>
            <text:p>907    $o GEA $a 008798283</text:p>
            <text:p>917    $o OPL $a 014084916</text:p>
          </table:table-cell>
          <table:table-cell office:value-type="string" calcext:value-type="string">
            <text:p>000    00370c1 as2200027   45  </text:p>
            <text:p>001    FRBNF135175010</text:p>
            <text:p>003    http://catalogue.bnf.fr/ark:/12148/cb135175012</text:p>
            <text:p>008    981014050708yyfre           1986                             210 </text:p>
            <text:p>043    $o te</text:p>
            <text:p>100    $3 11902191 $1 ISNI0000000081655893 $w .0..b..... $a Faizant $m Jacques $d 1918-2006</text:p>
            <text:p>145 16 $w .0..b.fre. $a Le premier qui s'endort</text:p>
            <text:p>600    $a Bande dessinée humoristique</text:p>
            <text:p>610    $a WW France, 2002-2003 (sous : Faizant, Jacques)</text:p>
            <text:p>624    $a 760</text:p>
            <text:p>907    $o GEA $a 008798283</text:p>
            <text:p>917    $o OPL $a 014084916</text:p>
            <text:p>909    $a Notice modifiée automatiquement : injection de zone 043 et 06X</text:p>
          </table:table-cell>
        </table:table-row>
        <table:table-row table:style-name="ro6">
          <table:table-cell office:value-type="string" calcext:value-type="string">
            <text:p>ark:/12148/cb13511664s</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05c1 as2200027   45  </text:p>
            <text:p>001    FRBNF135116649</text:p>
            <text:p>003    http://catalogue.bnf.fr/ark:/12148/cb13511664s</text:p>
            <text:p>008    990702060630yyfre           1982                             210 </text:p>
            <text:p>043    $o te</text:p>
            <text:p>100    $3 11920942 $1 ISNI0000000121400458 $w .0..b..... $a Rabier $m Benjamin $d 1864-1939</text:p>
            <text:p>145 16 $w .0..b.fre. $a Le Basset phénomène</text:p>
            <text:p>600    $a Bande dessinée en une planche parue dans "La jeunesse illustrée" puis dans l'Album "Benjamin Rabier"</text:p>
            <text:p>610    $a Benjamin Rabier / Benjamin Rabier ; présentation de Édouard François, 1982</text:p>
            <text:p>612    $a Benjamin Rabier illustré, 2003</text:p>
            <text:p>624    $a 760</text:p>
            <text:p>907    $o GEA $a 00856834X</text:p>
            <text:p>917    $o OPL $a 01449553X</text:p>
          </table:table-cell>
          <table:table-cell office:value-type="string" calcext:value-type="string">
            <text:p>000    00505c1 as2200027   45  </text:p>
            <text:p>001    FRBNF135116649</text:p>
            <text:p>003    http://catalogue.bnf.fr/ark:/12148/cb13511664s</text:p>
            <text:p>008    990702060630yyfre           1982                             210 </text:p>
            <text:p>043    $o te</text:p>
            <text:p>100    $3 11920942 $1 ISNI0000000121400458 $w .0..b..... $a Rabier $m Benjamin $d 1864-1939</text:p>
            <text:p>145 16 $w .0..b.fre. $a Le Basset phénomène</text:p>
            <text:p>600    $a Bande dessinée en une planche parue dans "La jeunesse illustrée" puis dans l'Album "Benjamin Rabier"</text:p>
            <text:p>610    $a Benjamin Rabier / Benjamin Rabier ; présentation de Édouard François, 1982</text:p>
            <text:p>612    $a Benjamin Rabier illustré, 2003</text:p>
            <text:p>624    $a 760</text:p>
            <text:p>907    $o GEA $a 00856834X</text:p>
            <text:p>917    $o OPL $a 01449553X</text:p>
            <text:p>909    $a Notice modifiée automatiquement : injection de zone 043 et 06X</text:p>
          </table:table-cell>
        </table:table-row>
        <table:table-row table:style-name="ro3">
          <table:table-cell office:value-type="string" calcext:value-type="string">
            <text:p>ark:/12148/cb150113829</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99c1 as2200027   45  </text:p>
            <text:p>001    FRBNF150113820</text:p>
            <text:p>003    http://catalogue.bnf.fr/ark:/12148/cb150113829</text:p>
            <text:p>008    051011051012frfre           1985                             210 </text:p>
            <text:p>043    $o te</text:p>
            <text:p>145 06 $w .0..b.fre. $a Les aigles décapitées</text:p>
            <text:p>600    $a Série de bandes dessinées historiques en 18 volumes $a Scénario de Patrice Pellerin puis de Jean-Charles Kraehn puis d'Erik Ranoux, dessins de Jean-Charles Kraehn, Michel Perret, plus un hors série de Brieg F. Haslé (en 2005)</text:p>
            <text:p>610    $a Dict. encyclopédique des héros et auteurs de BD / Henri Filippini, 2000</text:p>
            <text:p>624    $a 740</text:p>
            <text:p>624    $a 800</text:p>
          </table:table-cell>
          <table:table-cell office:value-type="string" calcext:value-type="string">
            <text:p>000    00499c1 as2200027   45  </text:p>
            <text:p>001    FRBNF150113820</text:p>
            <text:p>003    http://catalogue.bnf.fr/ark:/12148/cb150113829</text:p>
            <text:p>008    051011051012frfre           1985                             210 </text:p>
            <text:p>043    $o te</text:p>
            <text:p>145 06 $w .0..b.fre. $a Les aigles décapitées</text:p>
            <text:p>600    $a Série de bandes dessinées historiques en 18 volumes $a Scénario de Patrice Pellerin puis de Jean-Charles Kraehn puis d'Erik Ranoux, dessins de Jean-Charles Kraehn, Michel Perret, plus un hors série de Brieg F. Haslé (en 2005)</text:p>
            <text:p>610    $a Dict. encyclopédique des héros et auteurs de BD / Henri Filippini, 2000</text:p>
            <text:p>624    $a 740</text:p>
            <text:p>624    $a 800</text:p>
            <text:p>909    $a Notice modifiée automatiquement : injection de zone 043 et 06X</text:p>
          </table:table-cell>
        </table:table-row>
        <table:table-row table:style-name="ro3">
          <table:table-cell office:value-type="string" calcext:value-type="string">
            <text:p>ark:/12148/cb16567633d</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53c1 as2200027   45  </text:p>
            <text:p>001    FRBNF165676333</text:p>
            <text:p>003    http://catalogue.bnf.fr/ark:/12148/cb16567633d</text:p>
            <text:p>008    120124120125yyfre           1991                             010 </text:p>
            <text:p>043    $o te</text:p>
            <text:p>100    $3 12316372 $1 ISNI0000000365893527 $w .0.2b..... $a Coyote $d 1962-2015</text:p>
            <text:p>145 16 $w .0..b..... $a Litteul Kévin</text:p>
            <text:p>600    $a Série de bandes dessinées humoristiques $a Scénario et dessins de Coyote $a Conte les aventures d'un fils de motards et de sa famille</text:p>
            <text:p>610    $a Bédéthèque $u http://www.bedetheque.com/serie-560-BD-Litteul-Kevin.html $d 2012-01-24</text:p>
            <text:p>624    $a 740</text:p>
            <text:p>624    $a 800</text:p>
          </table:table-cell>
          <table:table-cell office:value-type="string" calcext:value-type="string">
            <text:p>000    00453c1 as2200027   45  </text:p>
            <text:p>001    FRBNF165676333</text:p>
            <text:p>003    http://catalogue.bnf.fr/ark:/12148/cb16567633d</text:p>
            <text:p>008    120124120125yyfre           1991                             010 </text:p>
            <text:p>043    $o te</text:p>
            <text:p>100    $3 12316372 $1 ISNI0000000365893527 $w .0.2b..... $a Coyote $d 1962-2015</text:p>
            <text:p>145 16 $w .0..b..... $a Litteul Kévin</text:p>
            <text:p>600    $a Série de bandes dessinées humoristiques $a Scénario et dessins de Coyote $a Conte les aventures d'un fils de motards et de sa famille</text:p>
            <text:p>610    $a Bédéthèque $u http://www.bedetheque.com/serie-560-BD-Litteul-Kevin.html $d 2012-01-24</text:p>
            <text:p>624    $a 740</text:p>
            <text:p>624    $a 800</text:p>
            <text:p>909    $a Notice modifiée automatiquement : injection de zone 043 et 06X</text:p>
          </table:table-cell>
        </table:table-row>
        <table:table-row table:style-name="ro14">
          <table:table-cell office:value-type="string" calcext:value-type="string">
            <text:p>ark:/12148/cb166023339</text:p>
          </table:table-cell>
          <table:table-cell office:value-type="string" calcext:value-type="string">
            <text:p>TIC</text:p>
          </table:table-cell>
          <table:table-cell office:value-type="string" calcext:value-type="string">
            <text:p>Déjà renseigné : te - Proposition script : si 043 $o mi -&gt; 065 $a manga $a shone</text:p>
          </table:table-cell>
          <table:table-cell table:number-columns-repeated="5"/>
          <table:table-cell office:value-type="string" calcext:value-type="string">
            <text:p>000    01066c1 as22000272  452 </text:p>
            <text:p>001    FRBNF166023335</text:p>
            <text:p>003    http://catalogue.bnf.fr/ark:/12148/cb166023339</text:p>
            <text:p>008    120605120726yymul           2006                             010 </text:p>
            <text:p>041    $a eng $a jpn</text:p>
            <text:p>043    $o te</text:p>
            <text:p>100    $3 16046851 $1 ISNI0000000061608280 $w .0..bx.... $a Hasemi $m Saki</text:p>
            <text:p>145 16 $w ....bxjpn. $a To love-ru</text:p>
            <text:p>145 16 $w ....m.mul. $a To loveる</text:p>
            <text:p>445 16 $w ....b eng. $a To love-darkness</text:p>
            <text:p>445 16 $w ....b.eng. $a To love-ru darkness</text:p>
            <text:p>445 16 $w ....bxjpn. $a To love-ru dākunesu</text:p>
            <text:p>445 16 $w ....m.mul. $a To loveる ダークネス</text:p>
            <text:p>445 16 $w ....b eng. $a To love-trouble</text:p>
            <text:p>445 16 $w ....bxjpn. $a To love-ru toraburu</text:p>
            <text:p>445 16 $w ....m.mul. $a To loveる とらぶる</text:p>
            <text:p>600    $a Série de 18 mangas prépubliée à l'origine dans l'hebdomadaire "Shônen jump" de 2006 à 2009, continuée à partir de 2010 sous le titre "To love-ru darkness" $a Scénario de Saki Hasemi, dessins de  Kentarō Yabuki</text:p>
            <text:p>610    $a "To love" perfect : "To love-trouble", "To love darkness" : le guide officiel de "To love" / dessins, Kentaro Yabuki ; scénario, Saki Hasemi, 2012</text:p>
            <text:p>610    $a NDL Authority File, 2012</text:p>
            <text:p>610    $a BnF Service japonais, 2012-07-26</text:p>
            <text:p>612    $a Guide du manga / Fabrice Dunis, Florence Krecina, 2004</text:p>
            <text:p>624    $a 740</text:p>
          </table:table-cell>
          <table:table-cell office:value-type="string" calcext:value-type="string">
            <text:p>000    01066c1 as22000272  452 </text:p>
            <text:p>001    FRBNF166023335</text:p>
            <text:p>003    http://catalogue.bnf.fr/ark:/12148/cb166023339</text:p>
            <text:p>008    120605120726yymul           2006                             010 </text:p>
            <text:p>041    $a eng $a jpn</text:p>
            <text:p>043    $o te</text:p>
            <text:p>100    $3 16046851 $1 ISNI0000000061608280 $w .0..bx.... $a Hasemi $m Saki</text:p>
            <text:p>145 16 $w ....bxjpn. $a To love-ru</text:p>
            <text:p>145 16 $w ....m.mul. $a To loveる</text:p>
            <text:p>445 16 $w ....b eng. $a To love-darkness</text:p>
            <text:p>445 16 $w ....b.eng. $a To love-ru darkness</text:p>
            <text:p>445 16 $w ....bxjpn. $a To love-ru dākunesu</text:p>
            <text:p>445 16 $w ....m.mul. $a To loveる ダークネス</text:p>
            <text:p>445 16 $w ....b eng. $a To love-trouble</text:p>
            <text:p>445 16 $w ....bxjpn. $a To love-ru toraburu</text:p>
            <text:p>445 16 $w ....m.mul. $a To loveる とらぶる</text:p>
            <text:p>600    $a Série de 18 mangas prépubliée à l'origine dans l'hebdomadaire "Shônen jump" de 2006 à 2009, continuée à partir de 2010 sous le titre "To love-ru darkness" $a Scénario de Saki Hasemi, dessins de  Kentarō Yabuki</text:p>
            <text:p>610    $a "To love" perfect : "To love-trouble", "To love darkness" : le guide officiel de "To love" / dessins, Kentaro Yabuki ; scénario, Saki Hasemi, 2012</text:p>
            <text:p>610    $a NDL Authority File, 2012</text:p>
            <text:p>610    $a BnF Service japonais, 2012-07-26</text:p>
            <text:p>612    $a Guide du manga / Fabrice Dunis, Florence Krecina, 2004</text:p>
            <text:p>624    $a 740</text:p>
            <text:p>909    $a Notice modifiée automatiquement : injection de zone 043 et 06X</text:p>
          </table:table-cell>
        </table:table-row>
        <table:table-row table:style-name="ro15">
          <table:table-cell office:value-type="string" calcext:value-type="string">
            <text:p>ark:/12148/cb16022670q</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31c1 as2200027   45  </text:p>
            <text:p>001    FRBNF160226706</text:p>
            <text:p>003    http://catalogue.bnf.fr/ark:/12148/cb16022670q</text:p>
            <text:p>008    090512090513yyfre           1993                             010 </text:p>
            <text:p>043    $o te</text:p>
            <text:p>100    $3 11926024 $1 ISNI0000000121421179 $w .0..b..... $a Tardi $m Jacques $d 1946-....</text:p>
            <text:p>145 16 $w .0..b.fre. $a C'était la guerre des tranchées</text:p>
            <text:p>600    $a Bande dessinée</text:p>
            <text:p>610    $a Dictionnaire mondial de la bande dessinée / P. Gaumer, 2001</text:p>
            <text:p>624    $a 740</text:p>
          </table:table-cell>
          <table:table-cell office:value-type="string" calcext:value-type="string">
            <text:p>000    00331c1 as2200027   45  </text:p>
            <text:p>001    FRBNF160226706</text:p>
            <text:p>003    http://catalogue.bnf.fr/ark:/12148/cb16022670q</text:p>
            <text:p>008    090512090513yyfre           1993                             010 </text:p>
            <text:p>043    $o te</text:p>
            <text:p>100    $3 11926024 $1 ISNI0000000121421179 $w .0..b..... $a Tardi $m Jacques $d 1946-....</text:p>
            <text:p>145 16 $w .0..b.fre. $a C'était la guerre des tranchées</text:p>
            <text:p>600    $a Bande dessinée</text:p>
            <text:p>610    $a Dictionnaire mondial de la bande dessinée / P. Gaumer, 2001</text:p>
            <text:p>624    $a 740</text:p>
            <text:p>909    $a Notice modifiée automatiquement : injection de zone 043 et 06X</text:p>
          </table:table-cell>
        </table:table-row>
        <table:table-row table:style-name="ro5">
          <table:table-cell office:value-type="string" calcext:value-type="string">
            <text:p>ark:/12148/cb16183004x</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619c1 as2200027   45  </text:p>
            <text:p>001    FRBNF161830047</text:p>
            <text:p>003    http://catalogue.bnf.fr/ark:/12148/cb16183004x</text:p>
            <text:p>008    100223160928yyfre           2004                             010 </text:p>
            <text:p>043    $o te</text:p>
            <text:p>100    $3 12421782 $1 ISNI0000000020450472 $w .0..b..... $a Abolin $m Georges $d 1969-....</text:p>
            <text:p>100    $3 12421781 $1 ISNI000000002016672X $w .0..b..... $a Pont $m Olivier $d 1969-....</text:p>
            <text:p>145 26 $w .0..b.fre. $a Où le regard ne porte pas</text:p>
            <text:p>460    $w ....b..... $a Pont $m Olivier $d 1969-.... $t Où le regard ne porte pas</text:p>
            <text:p>600    $a Bande dessinée</text:p>
            <text:p>610    $a Dans les cartons de "Où le regard ne porte pas" : entretien avec Georges Abolin et Olivier Pont par François Le Bescond, 2009</text:p>
            <text:p>612    $a Dict. mondial de la bande dessinée / P. Gaumer, 2001</text:p>
            <text:p>624    $a 740</text:p>
            <text:p>624    $a 800</text:p>
            <text:p>996    $o OPP $a 16183006 $d 20160928</text:p>
          </table:table-cell>
          <table:table-cell office:value-type="string" calcext:value-type="string">
            <text:p>000    00619c1 as2200027   45  </text:p>
            <text:p>001    FRBNF161830047</text:p>
            <text:p>003    http://catalogue.bnf.fr/ark:/12148/cb16183004x</text:p>
            <text:p>008    100223160928yyfre           2004                             010 </text:p>
            <text:p>043    $o te</text:p>
            <text:p>100    $3 12421782 $1 ISNI0000000020450472 $w .0..b..... $a Abolin $m Georges $d 1969-....</text:p>
            <text:p>100    $3 12421781 $1 ISNI000000002016672X $w .0..b..... $a Pont $m Olivier $d 1969-....</text:p>
            <text:p>145 26 $w .0..b.fre. $a Où le regard ne porte pas</text:p>
            <text:p>460    $w ....b..... $a Pont $m Olivier $d 1969-.... $t Où le regard ne porte pas</text:p>
            <text:p>600    $a Bande dessinée</text:p>
            <text:p>610    $a Dans les cartons de "Où le regard ne porte pas" : entretien avec Georges Abolin et Olivier Pont par François Le Bescond, 2009</text:p>
            <text:p>612    $a Dict. mondial de la bande dessinée / P. Gaumer, 2001</text:p>
            <text:p>624    $a 740</text:p>
            <text:p>624    $a 800</text:p>
            <text:p>996    $o OPP $a 16183006 $d 20160928</text:p>
            <text:p>909    $a Notice modifiée automatiquement : injection de zone 043 et 06X</text:p>
          </table:table-cell>
        </table:table-row>
        <table:table-row table:style-name="ro2">
          <table:table-cell office:value-type="string" calcext:value-type="string">
            <text:p>ark:/12148/cb169473137</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93c1 as22000272  45  </text:p>
            <text:p>001    FRBNF169473138</text:p>
            <text:p>003    http://catalogue.bnf.fr/ark:/12148/cb169473137</text:p>
            <text:p>008    150220150225yyfre           1951                             010 </text:p>
            <text:p>043    $o te</text:p>
            <text:p>100    $3 11907331 $1 ISNI0000000122841036 $w  0 2b..... $a Hergé $d 1907-1983</text:p>
            <text:p>145 16 $w .0..b.fre. $a Destination New-York</text:p>
            <text:p>502    $3 16947310 $a Hergé $d 1907-1983 $t Les aventures de Jo, Zette et Jocko</text:p>
            <text:p>600    $a Bande dessinée</text:p>
            <text:p>610    $a Dict. mondial de la bande dessinée / P. Gaumer, 2001 (sous : Jo, Zette et Jocko)</text:p>
          </table:table-cell>
          <table:table-cell office:value-type="string" calcext:value-type="string">
            <text:p>000    00393c1 as22000272  45  </text:p>
            <text:p>001    FRBNF169473138</text:p>
            <text:p>003    http://catalogue.bnf.fr/ark:/12148/cb169473137</text:p>
            <text:p>008    150220150225yyfre           1951                             010 </text:p>
            <text:p>043    $o te</text:p>
            <text:p>100    $3 11907331 $1 ISNI0000000122841036 $w  0 2b..... $a Hergé $d 1907-1983</text:p>
            <text:p>145 16 $w .0..b.fre. $a Destination New-York</text:p>
            <text:p>502    $3 16947310 $a Hergé $d 1907-1983 $t Les aventures de Jo, Zette et Jocko</text:p>
            <text:p>600    $a Bande dessinée</text:p>
            <text:p>610    $a Dict. mondial de la bande dessinée / P. Gaumer, 2001 (sous : Jo, Zette et Jocko)</text:p>
            <text:p>909    $a Notice modifiée automatiquement : injection de zone 043 et 06X</text:p>
          </table:table-cell>
        </table:table-row>
        <table:table-row table:style-name="ro5">
          <table:table-cell office:value-type="string" calcext:value-type="string">
            <text:p>ark:/12148/cb169473106</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office:value-type="string" calcext:value-type="string">
            <text:p>060</text:p>
          </table:table-cell>
          <table:table-cell office:value-type="string" calcext:value-type="string">
            <text:p>['$c conte']</text:p>
          </table:table-cell>
          <table:table-cell table:number-columns-repeated="3"/>
          <table:table-cell office:value-type="string" calcext:value-type="string">
            <text:p>000    00665c1 as22000272  45  </text:p>
            <text:p>001    FRBNF169473106</text:p>
            <text:p>003    http://catalogue.bnf.fr/ark:/12148/cb169473106</text:p>
            <text:p>008    150220150225yyfre           1951                             010 </text:p>
            <text:p>043    $o te</text:p>
            <text:p>100    $3 11907331 $1 ISNI0000000122841036 $w  0 2b..... $a Hergé $d 1907-1983</text:p>
            <text:p>145 16 $w .0..b.fre. $a Les aventures de Jo, Zette et Jocko</text:p>
            <text:p>302    $3 16988106 $a Hergé $d 1907-1983 $t L'éruption du Karamako</text:p>
            <text:p>302    $3 16947313 $a Hergé $d 1907-1983 $t Destination New-York</text:p>
            <text:p>302    $3 16947301 $a Hergé $d 1907-1983 $t Le testament de M. Pump</text:p>
            <text:p>600    $a Série de bandes dessinées d'aventure $a Conte les aventures d'un frère et d'une soeur, Jo et Zette, âgés de onze ans, et de leur singe Jocko</text:p>
            <text:p>610    $a Wikipédia $u http://fr.wikipedia.org/wiki/Les_Aventures_de_Jo,_Zette_et_Jocko $d 2015-02-20</text:p>
            <text:p>624    $a 740</text:p>
            <text:p>624    $a 800</text:p>
          </table:table-cell>
          <table:table-cell office:value-type="string" calcext:value-type="string">
            <text:p>000    00665c1 as22000272  45  </text:p>
            <text:p>001    FRBNF169473106</text:p>
            <text:p>003    http://catalogue.bnf.fr/ark:/12148/cb169473106</text:p>
            <text:p>008    150220150225yyfre           1951                             010 </text:p>
            <text:p>043    $o te</text:p>
            <text:p>060    $c conte</text:p>
            <text:p>100    $3 11907331 $1 ISNI0000000122841036 $w  0 2b..... $a Hergé $d 1907-1983</text:p>
            <text:p>145 16 $w .0..b.fre. $a Les aventures de Jo, Zette et Jocko</text:p>
            <text:p>302    $3 16988106 $a Hergé $d 1907-1983 $t L'éruption du Karamako</text:p>
            <text:p>302    $3 16947313 $a Hergé $d 1907-1983 $t Destination New-York</text:p>
            <text:p>302    $3 16947301 $a Hergé $d 1907-1983 $t Le testament de M. Pump</text:p>
            <text:p>600    $a Série de bandes dessinées d'aventure $a Conte les aventures d'un frère et d'une soeur, Jo et Zette, âgés de onze ans, et de leur singe Jocko</text:p>
            <text:p>610    $a Wikipédia $u http://fr.wikipedia.org/wiki/Les_Aventures_de_Jo,_Zette_et_Jocko $d 2015-02-20</text:p>
            <text:p>624    $a 740</text:p>
            <text:p>624    $a 800</text:p>
            <text:p>909    $a Notice modifiée automatiquement : injection de zone 043 et 06X</text:p>
          </table:table-cell>
        </table:table-row>
        <table:table-row table:style-name="ro2">
          <table:table-cell office:value-type="string" calcext:value-type="string">
            <text:p>ark:/12148/cb169473017</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97c1 as22000272  45  </text:p>
            <text:p>001    FRBNF169473017</text:p>
            <text:p>003    http://catalogue.bnf.fr/ark:/12148/cb169473017</text:p>
            <text:p>008    150220150225yyfre           1951                             010 </text:p>
            <text:p>043    $o te</text:p>
            <text:p>100    $3 11907331 $1 ISNI0000000122841036 $w  0 2b..... $a Hergé $d 1907-1983</text:p>
            <text:p>145 16 $w .0..b.fre. $a Le testament de M. Pump</text:p>
            <text:p>502    $3 16947310 $a Hergé $d 1907-1983 $t Les aventures de Jo, Zette et Jocko</text:p>
            <text:p>600    $a Bande dessinée</text:p>
            <text:p>610    $a Dict. mondial de la bande dessinée / P. Gaumer, 2001 (sous : Jo, Zette et Jocko)</text:p>
          </table:table-cell>
          <table:table-cell office:value-type="string" calcext:value-type="string">
            <text:p>000    00397c1 as22000272  45  </text:p>
            <text:p>001    FRBNF169473017</text:p>
            <text:p>003    http://catalogue.bnf.fr/ark:/12148/cb169473017</text:p>
            <text:p>008    150220150225yyfre           1951                             010 </text:p>
            <text:p>043    $o te</text:p>
            <text:p>100    $3 11907331 $1 ISNI0000000122841036 $w  0 2b..... $a Hergé $d 1907-1983</text:p>
            <text:p>145 16 $w .0..b.fre. $a Le testament de M. Pump</text:p>
            <text:p>502    $3 16947310 $a Hergé $d 1907-1983 $t Les aventures de Jo, Zette et Jocko</text:p>
            <text:p>600    $a Bande dessinée</text:p>
            <text:p>610    $a Dict. mondial de la bande dessinée / P. Gaumer, 2001 (sous : Jo, Zette et Jocko)</text:p>
            <text:p>909    $a Notice modifiée automatiquement : injection de zone 043 et 06X</text:p>
          </table:table-cell>
        </table:table-row>
        <table:table-row table:style-name="ro7">
          <table:table-cell office:value-type="string" calcext:value-type="string">
            <text:p>ark:/12148/cb16958190k</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702c1 as2200027   45  </text:p>
            <text:p>001    FRBNF169581904</text:p>
            <text:p>003    http://catalogue.bnf.fr/ark:/12148/cb16958190k</text:p>
            <text:p>008    150408161014yyfre           2013                             010 </text:p>
            <text:p>043    $o te</text:p>
            <text:p>100    $3 15047552 $1 ISNI0000000123321497 $w .0..b..... $a Montaigne $m Marion $d 1980-....</text:p>
            <text:p>100    $3 11919842 $1 ISNI000000012134023X $w .0..b..... $a Pinçon $m Michel $d 1942-....</text:p>
            <text:p>100    $3 11919843 $1 ISNI0000000121214188 $w  0 1b..... $a Pinçon-Charlot $m Monique $d 1946-....</text:p>
            <text:p>145 26 $w .0..b.fre. $a Riche, pourquoi pas toi ?</text:p>
            <text:p>460    $w ....b..... $a Pinçon $m Michel $d 1942-.... $t Riche, pourquoi pas toi ?</text:p>
            <text:p>460    $w ....b..... $a Pinçon-Charlot $m Monique $d 1946-.... $t Riche, pourquoi pas toi ?</text:p>
            <text:p>600    $a Bande dessinée</text:p>
            <text:p>610    $a Riche : pourquoi pas toi ? / Marion Montaigne, Michel Pinçon, Monique Pinçon-Charlot, Dargaud, 2014</text:p>
            <text:p>624    $a 800</text:p>
            <text:p>996    $o OPP $a 16958545 $d 20161014</text:p>
            <text:p>996    $o OPP $a 16958549 $d 20161014</text:p>
          </table:table-cell>
          <table:table-cell office:value-type="string" calcext:value-type="string">
            <text:p>000    00702c1 as2200027   45  </text:p>
            <text:p>001    FRBNF169581904</text:p>
            <text:p>003    http://catalogue.bnf.fr/ark:/12148/cb16958190k</text:p>
            <text:p>008    150408161014yyfre           2013                             010 </text:p>
            <text:p>043    $o te</text:p>
            <text:p>100    $3 15047552 $1 ISNI0000000123321497 $w .0..b..... $a Montaigne $m Marion $d 1980-....</text:p>
            <text:p>100    $3 11919842 $1 ISNI000000012134023X $w .0..b..... $a Pinçon $m Michel $d 1942-....</text:p>
            <text:p>100    $3 11919843 $1 ISNI0000000121214188 $w  0 1b..... $a Pinçon-Charlot $m Monique $d 1946-....</text:p>
            <text:p>145 26 $w .0..b.fre. $a Riche, pourquoi pas toi ?</text:p>
            <text:p>460    $w ....b..... $a Pinçon $m Michel $d 1942-.... $t Riche, pourquoi pas toi ?</text:p>
            <text:p>460    $w ....b..... $a Pinçon-Charlot $m Monique $d 1946-.... $t Riche, pourquoi pas toi ?</text:p>
            <text:p>600    $a Bande dessinée</text:p>
            <text:p>610    $a Riche : pourquoi pas toi ? / Marion Montaigne, Michel Pinçon, Monique Pinçon-Charlot, Dargaud, 2014</text:p>
            <text:p>624    $a 800</text:p>
            <text:p>996    $o OPP $a 16958545 $d 20161014</text:p>
            <text:p>996    $o OPP $a 16958549 $d 20161014</text:p>
            <text:p>909    $a Notice modifiée automatiquement : injection de zone 043 et 06X</text:p>
          </table:table-cell>
        </table:table-row>
        <table:table-row table:style-name="ro3">
          <table:table-cell office:value-type="string" calcext:value-type="string">
            <text:p>ark:/12148/cb16977321g</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21c1 as2200027   45  </text:p>
            <text:p>001    FRBNF169773210</text:p>
            <text:p>003    http://catalogue.bnf.fr/ark:/12148/cb16977321g</text:p>
            <text:p>008    150709150710yyfre           2005                             010 </text:p>
            <text:p>043    $o te</text:p>
            <text:p>100    $3 14463424 $1 ISNI0000000121035710 $w  0  b      $a Vandermeulen $m David $d 1968-....</text:p>
            <text:p>145 16 $w .0..b.fre. $a Fritz Haber</text:p>
            <text:p>600    $a Série de bandes dessinées biographiques retraçant la vie du chimiste Fritz Haber (1868-1934). Les quatre premiers albums de la série sont publiés chez Delcourt, dans la collection Mirages.</text:p>
            <text:p>610    $a Wikipédia $u https://fr.wikipedia.org/wiki/Fritz_Haber_%28bande_dessin%C3%A9e%29 $d 2015-07-09</text:p>
            <text:p>624    $a 760</text:p>
          </table:table-cell>
          <table:table-cell office:value-type="string" calcext:value-type="string">
            <text:p>000    00521c1 as2200027   45  </text:p>
            <text:p>001    FRBNF169773210</text:p>
            <text:p>003    http://catalogue.bnf.fr/ark:/12148/cb16977321g</text:p>
            <text:p>008    150709150710yyfre           2005                             010 </text:p>
            <text:p>043    $o te</text:p>
            <text:p>100    $3 14463424 $1 ISNI0000000121035710 $w  0  b      $a Vandermeulen $m David $d 1968-....</text:p>
            <text:p>145 16 $w .0..b.fre. $a Fritz Haber</text:p>
            <text:p>600    $a Série de bandes dessinées biographiques retraçant la vie du chimiste Fritz Haber (1868-1934). Les quatre premiers albums de la série sont publiés chez Delcourt, dans la collection Mirages.</text:p>
            <text:p>610    $a Wikipédia $u https://fr.wikipedia.org/wiki/Fritz_Haber_%28bande_dessin%C3%A9e%29 $d 2015-07-09</text:p>
            <text:p>624    $a 760</text:p>
            <text:p>909    $a Notice modifiée automatiquement : injection de zone 043 et 06X</text:p>
          </table:table-cell>
        </table:table-row>
        <table:table-row table:style-name="ro4">
          <table:table-cell office:value-type="string" calcext:value-type="string">
            <text:p>ark:/12148/cb16532230f</text:p>
          </table:table-cell>
          <table:table-cell office:value-type="string" calcext:value-type="string">
            <text:p>TIC</text:p>
          </table:table-cell>
          <table:table-cell office:value-type="string" calcext:value-type="string">
            <text:p>Déjà renseigné : te - Proposition script : si 043 $o mi -&gt; 065 $a rogra</text:p>
          </table:table-cell>
          <table:table-cell office:value-type="string" calcext:value-type="string">
            <text:p>060</text:p>
          </table:table-cell>
          <table:table-cell office:value-type="string" calcext:value-type="string">
            <text:p>['$c roman']</text:p>
          </table:table-cell>
          <table:table-cell table:number-columns-repeated="3"/>
          <table:table-cell office:value-type="string" calcext:value-type="string">
            <text:p>000    00533c1 as2200027   45  </text:p>
            <text:p>001    FRBNF165322306</text:p>
            <text:p>003    http://catalogue.bnf.fr/ark:/12148/cb16532230f</text:p>
            <text:p>008    110822110823yyfre           2010                             010 </text:p>
            <text:p>043    $o te</text:p>
            <text:p>100    $3 14656808 $1 ISNI0000000078259304 $w  0  b      $a Melquiot $m Fabrice $d 1972-....</text:p>
            <text:p>145 16 $w .0..b.fre. $a La naissance de Félicien Moutarde</text:p>
            <text:p>600    $a Roman graphique écrit par Fabrice Melquiot et illustré par Ronan Badel, 1er volume de : "Les sales histoires de Félicien Moutarde"</text:p>
            <text:p>610    $a Guide pédagogique pour la lecture de "Les sales histoires de Félicien Moutarde" / Laurence Favet et Pascale Garabron, impr. 2011</text:p>
            <text:p>624    $a 370</text:p>
            <text:p>624    $a 800</text:p>
          </table:table-cell>
          <table:table-cell office:value-type="string" calcext:value-type="string">
            <text:p>000    00533c1 as2200027   45  </text:p>
            <text:p>001    FRBNF165322306</text:p>
            <text:p>003    http://catalogue.bnf.fr/ark:/12148/cb16532230f</text:p>
            <text:p>008    110822110823yyfre           2010                             010 </text:p>
            <text:p>043    $o te</text:p>
            <text:p>060    $c roman</text:p>
            <text:p>100    $3 14656808 $1 ISNI0000000078259304 $w  0  b      $a Melquiot $m Fabrice $d 1972-....</text:p>
            <text:p>145 16 $w .0..b.fre. $a La naissance de Félicien Moutarde</text:p>
            <text:p>600    $a Roman graphique écrit par Fabrice Melquiot et illustré par Ronan Badel, 1er volume de : "Les sales histoires de Félicien Moutarde"</text:p>
            <text:p>610    $a Guide pédagogique pour la lecture de "Les sales histoires de Félicien Moutarde" / Laurence Favet et Pascale Garabron, impr. 2011</text:p>
            <text:p>624    $a 370</text:p>
            <text:p>624    $a 800</text:p>
            <text:p>909    $a Notice modifiée automatiquement : injection de zone 043 et 06X</text:p>
          </table:table-cell>
        </table:table-row>
        <table:table-row table:style-name="ro16">
          <table:table-cell office:value-type="string" calcext:value-type="string">
            <text:p>ark:/12148/cb16768373d</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713c1 as2200027   45  </text:p>
            <text:p>001    FRBNF167683732</text:p>
            <text:p>003    http://catalogue.bnf.fr/ark:/12148/cb16768373d</text:p>
            <text:p>008    140611140612zzfre           1938                             210 </text:p>
            <text:p>040    $a be $a fr</text:p>
            <text:p>043    $o te</text:p>
            <text:p>145 06 $w .0..b fre  $a Spirou et Fantasio</text:p>
            <text:p>302    $3 18008521 $a Roba $d 1930-2006 $t Spirou et les petits formats</text:p>
            <text:p>302    $3 17003828 $a Franquin $m André $d 1924-1997 $t QRN sur Bretzelburg</text:p>
            <text:p>445 06 $w ....b.fre. $a Spirou &amp; Fantasio</text:p>
            <text:p>445 06 $w ....b.fre. $a Les aventures de Spirou et Fantasio</text:p>
            <text:p>600    $a Série de bandes dessinées franco-belges, publiées initialement dans le "Journal de Spirou" $a Scénarios et dessins de Rob-Vel, Jijé, Franquin, Fournier, Nic, Chaland, Tom, janry, Morvan, Wehlman...</text:p>
            <text:p>610    $a Larousse de la BD / P. Gaumer, 2004 (sous : Spirou (et Fantasio), personnage) : forme retenue</text:p>
            <text:p>624    $a 800</text:p>
          </table:table-cell>
          <table:table-cell office:value-type="string" calcext:value-type="string">
            <text:p>000    00713c1 as2200027   45  </text:p>
            <text:p>001    FRBNF167683732</text:p>
            <text:p>003    http://catalogue.bnf.fr/ark:/12148/cb16768373d</text:p>
            <text:p>008    140611140612zzfre           1938                             210 </text:p>
            <text:p>040    $a be $a fr</text:p>
            <text:p>043    $o te</text:p>
            <text:p>145 06 $w .0..b fre  $a Spirou et Fantasio</text:p>
            <text:p>302    $3 18008521 $a Roba $d 1930-2006 $t Spirou et les petits formats</text:p>
            <text:p>302    $3 17003828 $a Franquin $m André $d 1924-1997 $t QRN sur Bretzelburg</text:p>
            <text:p>445 06 $w ....b.fre. $a Spirou &amp; Fantasio</text:p>
            <text:p>445 06 $w ....b.fre. $a Les aventures de Spirou et Fantasio</text:p>
            <text:p>600    $a Série de bandes dessinées franco-belges, publiées initialement dans le "Journal de Spirou" $a Scénarios et dessins de Rob-Vel, Jijé, Franquin, Fournier, Nic, Chaland, Tom, janry, Morvan, Wehlman...</text:p>
            <text:p>610    $a Larousse de la BD / P. Gaumer, 2004 (sous : Spirou (et Fantasio), personnage) : forme retenue</text:p>
            <text:p>624    $a 800</text:p>
            <text:p>909    $a Notice modifiée automatiquement : injection de zone 043 et 06X</text:p>
          </table:table-cell>
        </table:table-row>
        <table:table-row table:style-name="ro11">
          <table:table-cell office:value-type="string" calcext:value-type="string">
            <text:p>ark:/12148/cb16748200h</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625c1 as22000272  45  </text:p>
            <text:p>001    FRBNF167482003</text:p>
            <text:p>003    http://catalogue.bnf.fr/ark:/12148/cb16748200h</text:p>
            <text:p>008    140310160503yyfre           1933                             010 </text:p>
            <text:p>043    $o te</text:p>
            <text:p>100    $3 13955681 $1 ISNI0000000121482588 $w .0.2b..... $a Samivel $d 1907-1992</text:p>
            <text:p>145 16 $w .0..b.fre. $a Parade des diplodocus</text:p>
            <text:p>502    $3 16748199 $a Samivel $d 1907-1992 $t Samovar et Baculot</text:p>
            <text:p>600    $a Bande dessinée destinée à la jeunesse</text:p>
            <text:p>610    $a Samivel et les albums de la série "Samovar et Baculot"  [Enregistrement sonore] :  la démarche d'un créateur à la lumière des archives / Marie-Pierre Litaudon, aut., participante $a Trésors de la bande dessinée : BDM : catalogue encyclopédique, 2013-2014 / Béra, Denni, Mellot, 2012</text:p>
            <text:p>624    $a 740</text:p>
            <text:p>624    $a 800</text:p>
          </table:table-cell>
          <table:table-cell office:value-type="string" calcext:value-type="string">
            <text:p>000    00625c1 as22000272  45  </text:p>
            <text:p>001    FRBNF167482003</text:p>
            <text:p>003    http://catalogue.bnf.fr/ark:/12148/cb16748200h</text:p>
            <text:p>008    140310160503yyfre           1933                             010 </text:p>
            <text:p>043    $o te</text:p>
            <text:p>100    $3 13955681 $1 ISNI0000000121482588 $w .0.2b..... $a Samivel $d 1907-1992</text:p>
            <text:p>145 16 $w .0..b.fre. $a Parade des diplodocus</text:p>
            <text:p>502    $3 16748199 $a Samivel $d 1907-1992 $t Samovar et Baculot</text:p>
            <text:p>600    $a Bande dessinée destinée à la jeunesse</text:p>
            <text:p>610    $a Samivel et les albums de la série "Samovar et Baculot"  [Enregistrement sonore] :  la démarche d'un créateur à la lumière des archives / Marie-Pierre Litaudon, aut., participante $a Trésors de la bande dessinée : BDM : catalogue encyclopédique, 2013-2014 / Béra, Denni, Mellot, 2012</text:p>
            <text:p>624    $a 740</text:p>
            <text:p>624    $a 800</text:p>
            <text:p>909    $a Notice modifiée automatiquement : injection de zone 043 et 06X</text:p>
          </table:table-cell>
        </table:table-row>
        <table:table-row table:style-name="ro16">
          <table:table-cell office:value-type="string" calcext:value-type="string">
            <text:p>ark:/12148/cb167482026</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661c1 as22000272  45  </text:p>
            <text:p>001    FRBNF167482028</text:p>
            <text:p>003    http://catalogue.bnf.fr/ark:/12148/cb167482026</text:p>
            <text:p>008    140310140312yyfre           1948                             010 </text:p>
            <text:p>043    $o te</text:p>
            <text:p>100    $3 13955681 $1 ISNI0000000121482588 $w .0.2b..... $a Samivel $d 1907-1992</text:p>
            <text:p>145 16 $w .0..b.fre. $a Bonhommes de neige</text:p>
            <text:p>445 16 $w ....b.fre. $a Bonshommes de neige</text:p>
            <text:p>502    $3 16748199 $a Samivel $d 1907-1992 $t Samovar et Baculot</text:p>
            <text:p>600    $a Bande dessinée dessinée à la jeunesse</text:p>
            <text:p>610    $a Samivel et les albums de la série "Samovar et Baculot"  [Enregistrement sonore] :  la démarche d'un créateur à la lumière des archives / Marie-Pierre Litaudon, aut., participante $a Trésors de la bande dessinée : BDM : catalogue encyclopédique, 2013-2014 / Béra, Denni, Mellot, 2012</text:p>
            <text:p>624    $a 740</text:p>
            <text:p>624    $a 800</text:p>
          </table:table-cell>
          <table:table-cell office:value-type="string" calcext:value-type="string">
            <text:p>000    00661c1 as22000272  45  </text:p>
            <text:p>001    FRBNF167482028</text:p>
            <text:p>003    http://catalogue.bnf.fr/ark:/12148/cb167482026</text:p>
            <text:p>008    140310140312yyfre           1948                             010 </text:p>
            <text:p>043    $o te</text:p>
            <text:p>100    $3 13955681 $1 ISNI0000000121482588 $w .0.2b..... $a Samivel $d 1907-1992</text:p>
            <text:p>145 16 $w .0..b.fre. $a Bonhommes de neige</text:p>
            <text:p>445 16 $w ....b.fre. $a Bonshommes de neige</text:p>
            <text:p>502    $3 16748199 $a Samivel $d 1907-1992 $t Samovar et Baculot</text:p>
            <text:p>600    $a Bande dessinée dessinée à la jeunesse</text:p>
            <text:p>610    $a Samivel et les albums de la série "Samovar et Baculot"  [Enregistrement sonore] :  la démarche d'un créateur à la lumière des archives / Marie-Pierre Litaudon, aut., participante $a Trésors de la bande dessinée : BDM : catalogue encyclopédique, 2013-2014 / Béra, Denni, Mellot, 2012</text:p>
            <text:p>624    $a 740</text:p>
            <text:p>624    $a 800</text:p>
            <text:p>909    $a Notice modifiée automatiquement : injection de zone 043 et 06X</text:p>
          </table:table-cell>
        </table:table-row>
        <table:table-row table:style-name="ro11">
          <table:table-cell office:value-type="string" calcext:value-type="string">
            <text:p>ark:/12148/cb16748201v</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628c1 as22000272  45  </text:p>
            <text:p>001    FRBNF167482010</text:p>
            <text:p>003    http://catalogue.bnf.fr/ark:/12148/cb16748201v</text:p>
            <text:p>008    140310160503yyfre           1935                             010 </text:p>
            <text:p>043    $o te</text:p>
            <text:p>100    $3 13955681 $1 ISNI0000000121482588 $w .0.2b..... $a Samivel $d 1907-1992</text:p>
            <text:p>145 16 $w .0..b.fre. $a Les blagueurs de Bagdad</text:p>
            <text:p>502    $3 16748199 $a Samivel $d 1907-1992 $t Samovar et Baculot</text:p>
            <text:p>600    $a Bande dessinée destinée à la jeunesse</text:p>
            <text:p>610    $a Samivel et les albums de la série "Samovar et Baculot"  [Enregistrement sonore] :  la démarche d'un créateur à la lumière des archives / Marie-Pierre Litaudon, aut., participante $a Trésors de la bande dessinée : BDM : catalogue encyclopédique, 2013-2014 / Béra, Denni, Mellot, 2012</text:p>
            <text:p>624    $a 740</text:p>
            <text:p>624    $a 800</text:p>
          </table:table-cell>
          <table:table-cell office:value-type="string" calcext:value-type="string">
            <text:p>000    00628c1 as22000272  45  </text:p>
            <text:p>001    FRBNF167482010</text:p>
            <text:p>003    http://catalogue.bnf.fr/ark:/12148/cb16748201v</text:p>
            <text:p>008    140310160503yyfre           1935                             010 </text:p>
            <text:p>043    $o te</text:p>
            <text:p>100    $3 13955681 $1 ISNI0000000121482588 $w .0.2b..... $a Samivel $d 1907-1992</text:p>
            <text:p>145 16 $w .0..b.fre. $a Les blagueurs de Bagdad</text:p>
            <text:p>502    $3 16748199 $a Samivel $d 1907-1992 $t Samovar et Baculot</text:p>
            <text:p>600    $a Bande dessinée destinée à la jeunesse</text:p>
            <text:p>610    $a Samivel et les albums de la série "Samovar et Baculot"  [Enregistrement sonore] :  la démarche d'un créateur à la lumière des archives / Marie-Pierre Litaudon, aut., participante $a Trésors de la bande dessinée : BDM : catalogue encyclopédique, 2013-2014 / Béra, Denni, Mellot, 2012</text:p>
            <text:p>624    $a 740</text:p>
            <text:p>624    $a 800</text:p>
            <text:p>909    $a Notice modifiée automatiquement : injection de zone 043 et 06X</text:p>
          </table:table-cell>
        </table:table-row>
        <table:table-row table:style-name="ro6">
          <table:table-cell office:value-type="string" calcext:value-type="string">
            <text:p>ark:/12148/cb155026643</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606c1 as2200027   45  </text:p>
            <text:p>001    FRBNF155026643</text:p>
            <text:p>003    http://catalogue.bnf.fr/ark:/12148/cb155026643</text:p>
            <text:p>008    070123110127yyfre           1984                             010 </text:p>
            <text:p>043    $o te</text:p>
            <text:p>100    $3 11907352 $1 ISNI0000000121408943 $w  0 2b..... $a Hermann $d 1938-....</text:p>
            <text:p>145 16 $w .0..b.fre. $a Les tours de Bois-Maury</text:p>
            <text:p>445 16 $w ....b.fre. $a Bois-Maury</text:p>
            <text:p>445 16 $w ....b.ger. $a Die Türme von Bois-Maury</text:p>
            <text:p>600    $a Série de bandes dessinées d'aventure</text:p>
            <text:p>610    $a Dict. de la bande dessinée / H. Filippini, 1989 : forme retenue</text:p>
            <text:p>610    $a Prinz Eisenherz oder : das Mittelalter in der Sprechblase : Bild von Ritter und Rittertum zwischen 1000 und 1200 in ausgewählten historisierenden Comics / Hubert Mittler, cop. 2008</text:p>
            <text:p>624    $a 740</text:p>
          </table:table-cell>
          <table:table-cell office:value-type="string" calcext:value-type="string">
            <text:p>000    00606c1 as2200027   45  </text:p>
            <text:p>001    FRBNF155026643</text:p>
            <text:p>003    http://catalogue.bnf.fr/ark:/12148/cb155026643</text:p>
            <text:p>008    070123110127yyfre           1984                             010 </text:p>
            <text:p>043    $o te</text:p>
            <text:p>100    $3 11907352 $1 ISNI0000000121408943 $w  0 2b..... $a Hermann $d 1938-....</text:p>
            <text:p>145 16 $w .0..b.fre. $a Les tours de Bois-Maury</text:p>
            <text:p>445 16 $w ....b.fre. $a Bois-Maury</text:p>
            <text:p>445 16 $w ....b.ger. $a Die Türme von Bois-Maury</text:p>
            <text:p>600    $a Série de bandes dessinées d'aventure</text:p>
            <text:p>610    $a Dict. de la bande dessinée / H. Filippini, 1989 : forme retenue</text:p>
            <text:p>610    $a Prinz Eisenherz oder : das Mittelalter in der Sprechblase : Bild von Ritter und Rittertum zwischen 1000 und 1200 in ausgewählten historisierenden Comics / Hubert Mittler, cop. 2008</text:p>
            <text:p>624    $a 740</text:p>
            <text:p>909    $a Notice modifiée automatiquement : injection de zone 043 et 06X</text:p>
          </table:table-cell>
        </table:table-row>
        <table:table-row table:style-name="ro17">
          <table:table-cell office:value-type="string" calcext:value-type="string">
            <text:p>ark:/12148/cb15064431f</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947c1 as22000272  45  </text:p>
            <text:p>001    FRBNF150644319</text:p>
            <text:p>003    http://catalogue.bnf.fr/ark:/12148/cb15064431f</text:p>
            <text:p>008    060512060515yyfre           1965                             010 </text:p>
            <text:p>043    $o te</text:p>
            <text:p>100    $3 11907331 $1 ISNI0000000122841036 $w  0 2b..... $a Hergé $d 1907-1983</text:p>
            <text:p>145 16 $w .0..b.fre. $a L'île noire</text:p>
            <text:p>445 16 $w ....b.fre. $a Les nouvelles aventures de Tintin et Milou</text:p>
            <text:p>445 16 $w ....b.fre. $a Le mystère de l'avion gris</text:p>
            <text:p>502    $3 14578636 $a Hergé $d 1907-1983 $t Tintin</text:p>
            <text:p>600    $a Bande dessinée $a Épisode dont il existe 3 versions différentes parues sous des titres différents : "Les nouvelles aventures de Tintin et Milou" en 1938 (en noir et blanc), "Le mystère de l'avion gris" en 1943 (en couleurs) et "L'île noire" en 1966 (version définitive totalement redessinée et modernisée)</text:p>
            <text:p>610    $a Dossier Tintin : "L'île noire" / dossier réalisé par Étienne Pollet, DL 2005 : forme retenue</text:p>
            <text:p>610    $a Dict. mondial de la bande dessinée / P. Gaumer, 2001 (sous : Tintin et Milou, personnages) : donne des dates légèrement différentes pour les 3 versions</text:p>
            <text:p>624    $a 740</text:p>
            <text:p>624    $a 800</text:p>
          </table:table-cell>
          <table:table-cell office:value-type="string" calcext:value-type="string">
            <text:p>000    00947c1 as22000272  45  </text:p>
            <text:p>001    FRBNF150644319</text:p>
            <text:p>003    http://catalogue.bnf.fr/ark:/12148/cb15064431f</text:p>
            <text:p>008    060512060515yyfre           1965                             010 </text:p>
            <text:p>043    $o te</text:p>
            <text:p>100    $3 11907331 $1 ISNI0000000122841036 $w  0 2b..... $a Hergé $d 1907-1983</text:p>
            <text:p>145 16 $w .0..b.fre. $a L'île noire</text:p>
            <text:p>445 16 $w ....b.fre. $a Les nouvelles aventures de Tintin et Milou</text:p>
            <text:p>445 16 $w ....b.fre. $a Le mystère de l'avion gris</text:p>
            <text:p>502    $3 14578636 $a Hergé $d 1907-1983 $t Tintin</text:p>
            <text:p>600    $a Bande dessinée $a Épisode dont il existe 3 versions différentes parues sous des titres différents : "Les nouvelles aventures de Tintin et Milou" en 1938 (en noir et blanc), "Le mystère de l'avion gris" en 1943 (en couleurs) et "L'île noire" en 1966 (version définitive totalement redessinée et modernisée)</text:p>
            <text:p>610    $a Dossier Tintin : "L'île noire" / dossier réalisé par Étienne Pollet, DL 2005 : forme retenue</text:p>
            <text:p>610    $a Dict. mondial de la bande dessinée / P. Gaumer, 2001 (sous : Tintin et Milou, personnages) : donne des dates légèrement différentes pour les 3 versions</text:p>
            <text:p>624    $a 740</text:p>
            <text:p>624    $a 800</text:p>
            <text:p>909    $a Notice modifiée automatiquement : injection de zone 043 et 06X</text:p>
          </table:table-cell>
        </table:table-row>
        <table:table-row table:style-name="ro6">
          <table:table-cell office:value-type="string" calcext:value-type="string">
            <text:p>ark:/12148/cb15675934b</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78c1 as2200027   45  </text:p>
            <text:p>001    FRBNF156759342</text:p>
            <text:p>003    http://catalogue.bnf.fr/ark:/12148/cb15675934b</text:p>
            <text:p>008    080605080606yyfre           19150604                         010 </text:p>
            <text:p>043    $o te</text:p>
            <text:p>100    $3 11903169 $1 ISNI000000005888695X $w .0..b..... $a Forton $m Louis $d 1879-1934</text:p>
            <text:p>145 16 $w .0..b.fre. $a Les Pieds nickelés</text:p>
            <text:p>600    $a Série de bandes dessinées contant les aventures de Croquignol, Filochard et Ribouldingue $a Au début paraissent dans "l'Épatant" $a Les personnages ont été repris par d'autres dessinateurs dont Pellos à la mort de Forton</text:p>
            <text:p>610    $a Larousse de la BD / Patrick Gaumer $a Dict. encyclopédique des héros et auteurs de BD / Patrick Gaumer, 2004</text:p>
            <text:p>624    $a 740</text:p>
            <text:p>624    $a 800</text:p>
          </table:table-cell>
          <table:table-cell office:value-type="string" calcext:value-type="string">
            <text:p>000    00578c1 as2200027   45  </text:p>
            <text:p>001    FRBNF156759342</text:p>
            <text:p>003    http://catalogue.bnf.fr/ark:/12148/cb15675934b</text:p>
            <text:p>008    080605080606yyfre           19150604                         010 </text:p>
            <text:p>043    $o te</text:p>
            <text:p>100    $3 11903169 $1 ISNI000000005888695X $w .0..b..... $a Forton $m Louis $d 1879-1934</text:p>
            <text:p>145 16 $w .0..b.fre. $a Les Pieds nickelés</text:p>
            <text:p>600    $a Série de bandes dessinées contant les aventures de Croquignol, Filochard et Ribouldingue $a Au début paraissent dans "l'Épatant" $a Les personnages ont été repris par d'autres dessinateurs dont Pellos à la mort de Forton</text:p>
            <text:p>610    $a Larousse de la BD / Patrick Gaumer $a Dict. encyclopédique des héros et auteurs de BD / Patrick Gaumer, 2004</text:p>
            <text:p>624    $a 740</text:p>
            <text:p>624    $a 800</text:p>
            <text:p>909    $a Notice modifiée automatiquement : injection de zone 043 et 06X</text:p>
          </table:table-cell>
        </table:table-row>
        <table:table-row table:style-name="ro18">
          <table:table-cell office:value-type="string" calcext:value-type="string">
            <text:p>ark:/12148/cb15588701k</text:p>
          </table:table-cell>
          <table:table-cell office:value-type="string" calcext:value-type="string">
            <text:p>TIC</text:p>
          </table:table-cell>
          <table:table-cell office:value-type="string" calcext:value-type="string">
            <text:p>Déjà renseigné : te - Proposition script : si 043 $o mi -&gt; 065 $a manga</text:p>
          </table:table-cell>
          <table:table-cell table:number-columns-repeated="5"/>
          <table:table-cell office:value-type="string" calcext:value-type="string">
            <text:p>000    00564c1 as22000272  452 </text:p>
            <text:p>001    FRBNF155887015</text:p>
            <text:p>003    http://catalogue.bnf.fr/ark:/12148/cb15588701k</text:p>
            <text:p>008    071212111125yyjpn           1973                             010 </text:p>
            <text:p>043    $o te</text:p>
            <text:p>100    $3 12014112 $1 ISNI0000000121309814 $w .0..bx.... $a Nakazawa $m Keiji $d 1939-....</text:p>
            <text:p>145 16 $w .0..bxjpn. $a Hadashi no Gen</text:p>
            <text:p>145 16 $w .0..4.jpn. $a はだしのゲン</text:p>
            <text:p>445 16 $w ....b.fre. $a Gen d'Hiroshima</text:p>
            <text:p>600    $a Série de 10 mangas, prépubliée dans plusieurs revues successives puis directement en monographies dès 1975</text:p>
            <text:p>610    $a Guide du manga / F. Dunis, F. Krecina, 2004 : forme retenue</text:p>
            <text:p>610    $a NDL Authority File, 2011</text:p>
            <text:p>610    $a BnF Service japonais, 2011-11-25</text:p>
            <text:p>624    $a 740</text:p>
          </table:table-cell>
          <table:table-cell office:value-type="string" calcext:value-type="string">
            <text:p>000    00564c1 as22000272  452 </text:p>
            <text:p>001    FRBNF155887015</text:p>
            <text:p>003    http://catalogue.bnf.fr/ark:/12148/cb15588701k</text:p>
            <text:p>008    071212111125yyjpn           1973                             010 </text:p>
            <text:p>043    $o te</text:p>
            <text:p>100    $3 12014112 $1 ISNI0000000121309814 $w .0..bx.... $a Nakazawa $m Keiji $d 1939-....</text:p>
            <text:p>145 16 $w .0..bxjpn. $a Hadashi no Gen</text:p>
            <text:p>145 16 $w .0..4.jpn. $a はだしのゲン</text:p>
            <text:p>445 16 $w ....b.fre. $a Gen d'Hiroshima</text:p>
            <text:p>600    $a Série de 10 mangas, prépubliée dans plusieurs revues successives puis directement en monographies dès 1975</text:p>
            <text:p>610    $a Guide du manga / F. Dunis, F. Krecina, 2004 : forme retenue</text:p>
            <text:p>610    $a NDL Authority File, 2011</text:p>
            <text:p>610    $a BnF Service japonais, 2011-11-25</text:p>
            <text:p>624    $a 740</text:p>
            <text:p>909    $a Notice modifiée automatiquement : injection de zone 043 et 06X</text:p>
          </table:table-cell>
        </table:table-row>
        <table:table-row table:style-name="ro19">
          <table:table-cell office:value-type="string" calcext:value-type="string">
            <text:p>ark:/12148/cb155886944</text:p>
          </table:table-cell>
          <table:table-cell office:value-type="string" calcext:value-type="string">
            <text:p>TIC</text:p>
          </table:table-cell>
          <table:table-cell office:value-type="string" calcext:value-type="string">
            <text:p>Déjà renseigné : te - Proposition script : si 043 $o mi -&gt; 065 $a manga</text:p>
          </table:table-cell>
          <table:table-cell table:number-columns-repeated="5"/>
          <table:table-cell office:value-type="string" calcext:value-type="string">
            <text:p>000    00612c1 as22000272  452 </text:p>
            <text:p>001    FRBNF155886949</text:p>
            <text:p>003    http://catalogue.bnf.fr/ark:/12148/cb155886944</text:p>
            <text:p>008    071212111201yyjpn           1983      1985                   010 </text:p>
            <text:p>043    $o te</text:p>
            <text:p>100    $3 12567895 $1 ISNI0000000121294421 $w .0.2bx.... $a Tezuka $m Osamu $d 1928-1989</text:p>
            <text:p>145 16 $w .0..bxjpn. $a Adolf ni tsugu</text:p>
            <text:p>145 16 $w .0..1.jpn. $a アドルフに告ぐ</text:p>
            <text:p>445 16 $w ....bxjpn. $a Adorufu ni tsugu</text:p>
            <text:p>445 16 $w ....b.fre. $a L'histoire des 3 Adolf</text:p>
            <text:p>445 16 $w ....b.fre. $a L'histoire des trois Adolf</text:p>
            <text:p>600    $a Série de 4 mangas, prépubliée dans la revue "Shûkan bunshun"</text:p>
            <text:p>610    $a Guide du manga / F. Dunis, F. Krecina, 2004 : forme retenue</text:p>
            <text:p>610    $a NDL Authority File, 2011</text:p>
            <text:p>610    $a BnF Service japonais, 2011-11-25</text:p>
            <text:p>624    $a 740</text:p>
          </table:table-cell>
          <table:table-cell office:value-type="string" calcext:value-type="string">
            <text:p>000    00612c1 as22000272  452 </text:p>
            <text:p>001    FRBNF155886949</text:p>
            <text:p>003    http://catalogue.bnf.fr/ark:/12148/cb155886944</text:p>
            <text:p>008    071212111201yyjpn           1983      1985                   010 </text:p>
            <text:p>043    $o te</text:p>
            <text:p>100    $3 12567895 $1 ISNI0000000121294421 $w .0.2bx.... $a Tezuka $m Osamu $d 1928-1989</text:p>
            <text:p>145 16 $w .0..bxjpn. $a Adolf ni tsugu</text:p>
            <text:p>145 16 $w .0..1.jpn. $a アドルフに告ぐ</text:p>
            <text:p>445 16 $w ....bxjpn. $a Adorufu ni tsugu</text:p>
            <text:p>445 16 $w ....b.fre. $a L'histoire des 3 Adolf</text:p>
            <text:p>445 16 $w ....b.fre. $a L'histoire des trois Adolf</text:p>
            <text:p>600    $a Série de 4 mangas, prépubliée dans la revue "Shûkan bunshun"</text:p>
            <text:p>610    $a Guide du manga / F. Dunis, F. Krecina, 2004 : forme retenue</text:p>
            <text:p>610    $a NDL Authority File, 2011</text:p>
            <text:p>610    $a BnF Service japonais, 2011-11-25</text:p>
            <text:p>624    $a 740</text:p>
            <text:p>909    $a Notice modifiée automatiquement : injection de zone 043 et 06X</text:p>
          </table:table-cell>
        </table:table-row>
        <table:table-row table:style-name="ro16">
          <table:table-cell office:value-type="string" calcext:value-type="string">
            <text:p>ark:/12148/cb15517300f</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55c0 as2200027   45  </text:p>
            <text:p>001    FRBNF155173006</text:p>
            <text:p>003    http://catalogue.bnf.fr/ark:/12148/cb15517300f</text:p>
            <text:p>008    070314161017yyfre           2006                             010 </text:p>
            <text:p>043    $o te</text:p>
            <text:p>100    $3 12316372 $1 ISNI0000000365893527 $w .0.2b..... $a Coyote $d 1962-2015</text:p>
            <text:p>100    $3 15044694 $1 ISNI0000000004639259 $w  0 2b      $a Bombardier $m Nini $d 1976-....</text:p>
            <text:p>145 26 $w .0..b.fre. $a Les voisins du 109</text:p>
            <text:p>460    $w ....b..... $a Bombardier $m Nini $d 1976-.... $t Les voisins du 109</text:p>
            <text:p>600    $a Série de bandes dessinées $a Scénario de Coyote et Nini Bombardier, dessins de Coyote</text:p>
            <text:p>610    $a Les dessous des voisins. Tome 1 / Coyote &amp; Nini Bombardier, DL 2006</text:p>
            <text:p>624    $a 740</text:p>
            <text:p>624    $a 800</text:p>
            <text:p>996    $o OPP $a 15517308 $d 20161017</text:p>
          </table:table-cell>
          <table:table-cell office:value-type="string" calcext:value-type="string">
            <text:p>000    00555c0 as2200027   45  </text:p>
            <text:p>001    FRBNF155173006</text:p>
            <text:p>003    http://catalogue.bnf.fr/ark:/12148/cb15517300f</text:p>
            <text:p>008    070314161017yyfre           2006                             010 </text:p>
            <text:p>043    $o te</text:p>
            <text:p>100    $3 12316372 $1 ISNI0000000365893527 $w .0.2b..... $a Coyote $d 1962-2015</text:p>
            <text:p>100    $3 15044694 $1 ISNI0000000004639259 $w  0 2b      $a Bombardier $m Nini $d 1976-....</text:p>
            <text:p>145 26 $w .0..b.fre. $a Les voisins du 109</text:p>
            <text:p>460    $w ....b..... $a Bombardier $m Nini $d 1976-.... $t Les voisins du 109</text:p>
            <text:p>600    $a Série de bandes dessinées $a Scénario de Coyote et Nini Bombardier, dessins de Coyote</text:p>
            <text:p>610    $a Les dessous des voisins. Tome 1 / Coyote &amp; Nini Bombardier, DL 2006</text:p>
            <text:p>624    $a 740</text:p>
            <text:p>624    $a 800</text:p>
            <text:p>996    $o OPP $a 15517308 $d 20161017</text:p>
            <text:p>909    $a Notice modifiée automatiquement : injection de zone 043 et 06X</text:p>
          </table:table-cell>
        </table:table-row>
        <table:table-row table:style-name="ro4">
          <table:table-cell office:value-type="string" calcext:value-type="string">
            <text:p>ark:/12148/cb15521073k</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61c1 as2200027   45  </text:p>
            <text:p>001    FRBNF155210732</text:p>
            <text:p>003    http://catalogue.bnf.fr/ark:/12148/cb15521073k</text:p>
            <text:p>008    070328220802yyfre           1990      2004                   010 </text:p>
            <text:p>043    $o te</text:p>
            <text:p>100    $3 11913246 $1 ISNI0000000121034814 $w .0..b..... $a Loisel $m Régis $d 1951-....</text:p>
            <text:p>145 16 $w .0..b.eng. $a Peter Pan</text:p>
            <text:p>301 7  $3 13165424 $a Barrie $m James Matthew $d 1860-1937 $t Peter Pan</text:p>
            <text:p>600    $a Série de 6 bandes dessinées librement inspirée des personnages de sir James Matthew Barrie</text:p>
            <text:p>610    $a Dict. mondial de la bande dessinée / P. Gaumer, 2001 (sous : Loisel, Régis)</text:p>
            <text:p>624    $a 740</text:p>
          </table:table-cell>
          <table:table-cell office:value-type="string" calcext:value-type="string">
            <text:p>000    00461c1 as2200027   45  </text:p>
            <text:p>001    FRBNF155210732</text:p>
            <text:p>003    http://catalogue.bnf.fr/ark:/12148/cb15521073k</text:p>
            <text:p>008    070328220802yyfre           1990      2004                   010 </text:p>
            <text:p>043    $o te</text:p>
            <text:p>100    $3 11913246 $1 ISNI0000000121034814 $w .0..b..... $a Loisel $m Régis $d 1951-....</text:p>
            <text:p>145 16 $w .0..b.eng. $a Peter Pan</text:p>
            <text:p>301 7  $3 13165424 $a Barrie $m James Matthew $d 1860-1937 $t Peter Pan</text:p>
            <text:p>600    $a Série de 6 bandes dessinées librement inspirée des personnages de sir James Matthew Barrie</text:p>
            <text:p>610    $a Dict. mondial de la bande dessinée / P. Gaumer, 2001 (sous : Loisel, Régis)</text:p>
            <text:p>624    $a 740</text:p>
            <text:p>909    $a Notice modifiée automatiquement : injection de zone 043 et 06X</text:p>
          </table:table-cell>
        </table:table-row>
        <table:table-row table:style-name="ro3">
          <table:table-cell office:value-type="string" calcext:value-type="string">
            <text:p>ark:/12148/cb15029833m</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67c1 as2200027   45  </text:p>
            <text:p>001    FRBNF150298333</text:p>
            <text:p>003    http://catalogue.bnf.fr/ark:/12148/cb15029833m</text:p>
            <text:p>008    051229070703yyfre           2000                             010 </text:p>
            <text:p>043    $o te</text:p>
            <text:p>100    $3 12094637 $1 ISNI000000011963823X $w .0..b..... $a Croci $m Pascal $d 1961-....</text:p>
            <text:p>145 16 $w .0..b..... $a Auschwitz</text:p>
            <text:p>600    $a Bande dessinée réaliste sur le camp d'extermination d'Auschwitz</text:p>
            <text:p>612    $a Dessiner l'indicible / Sylvie Lesné, Patrick Clastres, 2005</text:p>
            <text:p>612    $a Dictionnaire de la bande dessinée / H. Filippini, 2005 $a Larousse de la BD / P. Gaumer, 2004</text:p>
            <text:p>624    $a 740</text:p>
            <text:p>624    $a 940</text:p>
          </table:table-cell>
          <table:table-cell office:value-type="string" calcext:value-type="string">
            <text:p>000    00467c1 as2200027   45  </text:p>
            <text:p>001    FRBNF150298333</text:p>
            <text:p>003    http://catalogue.bnf.fr/ark:/12148/cb15029833m</text:p>
            <text:p>008    051229070703yyfre           2000                             010 </text:p>
            <text:p>043    $o te</text:p>
            <text:p>100    $3 12094637 $1 ISNI000000011963823X $w .0..b..... $a Croci $m Pascal $d 1961-....</text:p>
            <text:p>145 16 $w .0..b..... $a Auschwitz</text:p>
            <text:p>600    $a Bande dessinée réaliste sur le camp d'extermination d'Auschwitz</text:p>
            <text:p>612    $a Dessiner l'indicible / Sylvie Lesné, Patrick Clastres, 2005</text:p>
            <text:p>612    $a Dictionnaire de la bande dessinée / H. Filippini, 2005 $a Larousse de la BD / P. Gaumer, 2004</text:p>
            <text:p>624    $a 740</text:p>
            <text:p>624    $a 940</text:p>
            <text:p>909    $a Notice modifiée automatiquement : injection de zone 043 et 06X</text:p>
          </table:table-cell>
        </table:table-row>
        <table:table-row table:style-name="ro12">
          <table:table-cell office:value-type="string" calcext:value-type="string">
            <text:p>ark:/12148/cb15528623c</text:p>
          </table:table-cell>
          <table:table-cell office:value-type="string" calcext:value-type="string">
            <text:p>TIC</text:p>
          </table:table-cell>
          <table:table-cell office:value-type="string" calcext:value-type="string">
            <text:p>Déjà renseigné : te - Proposition script : si 043 $o mi -&gt; 065 $a manga</text:p>
          </table:table-cell>
          <table:table-cell table:number-columns-repeated="5"/>
          <table:table-cell office:value-type="string" calcext:value-type="string">
            <text:p>000    00351c1 as22000272  45  </text:p>
            <text:p>001    FRBNF155286235</text:p>
            <text:p>003    http://catalogue.bnf.fr/ark:/12148/cb15528623c</text:p>
            <text:p>008    070502070503yyjpn           2000                             010 </text:p>
            <text:p>043    $o te</text:p>
            <text:p>100    $3 13774527 $1 ISNI0000000014655906 $w .0..bx.... $a Oku $m Hiroya $d 1968-....</text:p>
            <text:p>145 16 $w .0..b..... $a Gantz</text:p>
            <text:p>600    $a Série de mangas d'action prépubliée dans l'hebdomadaire "Young jump"</text:p>
            <text:p>610    $a Guide du manga / Fabrice Dunis, Florence Krecina, 2004</text:p>
            <text:p>624    $a 740</text:p>
          </table:table-cell>
          <table:table-cell office:value-type="string" calcext:value-type="string">
            <text:p>000    00351c1 as22000272  45  </text:p>
            <text:p>001    FRBNF155286235</text:p>
            <text:p>003    http://catalogue.bnf.fr/ark:/12148/cb15528623c</text:p>
            <text:p>008    070502070503yyjpn           2000                             010 </text:p>
            <text:p>043    $o te</text:p>
            <text:p>100    $3 13774527 $1 ISNI0000000014655906 $w .0..bx.... $a Oku $m Hiroya $d 1968-....</text:p>
            <text:p>145 16 $w .0..b..... $a Gantz</text:p>
            <text:p>600    $a Série de mangas d'action prépubliée dans l'hebdomadaire "Young jump"</text:p>
            <text:p>610    $a Guide du manga / Fabrice Dunis, Florence Krecina, 2004</text:p>
            <text:p>624    $a 740</text:p>
            <text:p>909    $a Notice modifiée automatiquement : injection de zone 043 et 06X</text:p>
          </table:table-cell>
        </table:table-row>
        <table:table-row table:style-name="ro5">
          <table:table-cell office:value-type="string" calcext:value-type="string">
            <text:p>ark:/12148/cb155287229</text:p>
          </table:table-cell>
          <table:table-cell office:value-type="string" calcext:value-type="string">
            <text:p>TIC</text:p>
          </table:table-cell>
          <table:table-cell office:value-type="string" calcext:value-type="string">
            <text:p>Déjà renseigné : te - Proposition script : si 043 $o mi -&gt; 065 $a manga</text:p>
          </table:table-cell>
          <table:table-cell table:number-columns-repeated="5"/>
          <table:table-cell office:value-type="string" calcext:value-type="string">
            <text:p>000    00623c0 as22000272  45  </text:p>
            <text:p>001    FRBNF155287223</text:p>
            <text:p>003    http://catalogue.bnf.fr/ark:/12148/cb155287229</text:p>
            <text:p>008    070502161011yyjpn           1998      2003                   010 </text:p>
            <text:p>043    $o te</text:p>
            <text:p>100    $3 14463588 $1 ISNI0000000055161830 $w .0..bx.... $a Hotta $m Yumi $d 1957-....</text:p>
            <text:p>100    $3 13324841 $1 ISNI0000000084135666 $w .0..bx.... $a Obata $m Takeshi $d 1969-....</text:p>
            <text:p>145 26 $w .0..bxjpn. $a Hikaru no go</text:p>
            <text:p>445 26 $w ....b.fre. $a Le go de Kikaru</text:p>
            <text:p>460    $w ....b..... $a Obata $m Takeshi $d 1996-.... $t Hikaru no go</text:p>
            <text:p>600    $a Série de 23 mangas traitant du jeu de go, prépubliée dans l'hebdomadaire "Shonen jump" $a Scénario de Yumi Hotta, dessins de Takeshi Obata</text:p>
            <text:p>610    $a Guide du manga / Fabrice Dunis, Florence Krecina, 2004 : forme retenue</text:p>
            <text:p>624    $a 740</text:p>
            <text:p>996    $o OPP $a 15528937 $d 20161011</text:p>
          </table:table-cell>
          <table:table-cell office:value-type="string" calcext:value-type="string">
            <text:p>000    00623c0 as22000272  45  </text:p>
            <text:p>001    FRBNF155287223</text:p>
            <text:p>003    http://catalogue.bnf.fr/ark:/12148/cb155287229</text:p>
            <text:p>008    070502161011yyjpn           1998      2003                   010 </text:p>
            <text:p>043    $o te</text:p>
            <text:p>100    $3 14463588 $1 ISNI0000000055161830 $w .0..bx.... $a Hotta $m Yumi $d 1957-....</text:p>
            <text:p>100    $3 13324841 $1 ISNI0000000084135666 $w .0..bx.... $a Obata $m Takeshi $d 1969-....</text:p>
            <text:p>145 26 $w .0..bxjpn. $a Hikaru no go</text:p>
            <text:p>445 26 $w ....b.fre. $a Le go de Kikaru</text:p>
            <text:p>460    $w ....b..... $a Obata $m Takeshi $d 1996-.... $t Hikaru no go</text:p>
            <text:p>600    $a Série de 23 mangas traitant du jeu de go, prépubliée dans l'hebdomadaire "Shonen jump" $a Scénario de Yumi Hotta, dessins de Takeshi Obata</text:p>
            <text:p>610    $a Guide du manga / Fabrice Dunis, Florence Krecina, 2004 : forme retenue</text:p>
            <text:p>624    $a 740</text:p>
            <text:p>996    $o OPP $a 15528937 $d 20161011</text:p>
            <text:p>909    $a Notice modifiée automatiquement : injection de zone 043 et 06X</text:p>
          </table:table-cell>
        </table:table-row>
        <table:table-row table:style-name="ro13">
          <table:table-cell office:value-type="string" calcext:value-type="string">
            <text:p>ark:/12148/cb150269513</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668c0 as22000272  45  </text:p>
            <text:p>001    FRBNF150269513</text:p>
            <text:p>003    http://catalogue.bnf.fr/ark:/12148/cb150269513</text:p>
            <text:p>008    051214161007yyfre           1977                             010 </text:p>
            <text:p>043    $o te</text:p>
            <text:p>100    $3 11922632 $1 ISNI0000000120314638 $w .0..b..... $a Rosinski $d 1941-....</text:p>
            <text:p>100    $3 11927594 $1 ISNI0000000121441030 $w .0..b..... $a Van Hamme $m Jean $d 1939-....</text:p>
            <text:p>145 26 $w .0..b..... $a Thorgal</text:p>
            <text:p>301 8  $3 16996390 $t Thorgal, la malédiction d'Odin (jeu vidéo)</text:p>
            <text:p>460    $w ....b..... $a Van Hamme $m Jean $d 1939-.... $t Thorgal</text:p>
            <text:p>600    $a Série de bandes dessinées $a Scénario de Jean Van Hamme, dessins de Grzegorz Rosinski</text:p>
            <text:p>610    $a Thorgal, entre les faux dieux [Multimédia multisupport] : basé sur l'histoire originale de Jean Van Hamme et Grzegorz Rosinski. Seven sept, 2005</text:p>
            <text:p>624    $a 740</text:p>
            <text:p>624    $a 800</text:p>
            <text:p>996    $o OPP $a 15026949 $d 20161007</text:p>
          </table:table-cell>
          <table:table-cell office:value-type="string" calcext:value-type="string">
            <text:p>000    00668c0 as22000272  45  </text:p>
            <text:p>001    FRBNF150269513</text:p>
            <text:p>003    http://catalogue.bnf.fr/ark:/12148/cb150269513</text:p>
            <text:p>008    051214161007yyfre           1977                             010 </text:p>
            <text:p>043    $o te</text:p>
            <text:p>100    $3 11922632 $1 ISNI0000000120314638 $w .0..b..... $a Rosinski $d 1941-....</text:p>
            <text:p>100    $3 11927594 $1 ISNI0000000121441030 $w .0..b..... $a Van Hamme $m Jean $d 1939-....</text:p>
            <text:p>145 26 $w .0..b..... $a Thorgal</text:p>
            <text:p>301 8  $3 16996390 $t Thorgal, la malédiction d'Odin (jeu vidéo)</text:p>
            <text:p>460    $w ....b..... $a Van Hamme $m Jean $d 1939-.... $t Thorgal</text:p>
            <text:p>600    $a Série de bandes dessinées $a Scénario de Jean Van Hamme, dessins de Grzegorz Rosinski</text:p>
            <text:p>610    $a Thorgal, entre les faux dieux [Multimédia multisupport] : basé sur l'histoire originale de Jean Van Hamme et Grzegorz Rosinski. Seven sept, 2005</text:p>
            <text:p>624    $a 740</text:p>
            <text:p>624    $a 800</text:p>
            <text:p>996    $o OPP $a 15026949 $d 20161007</text:p>
            <text:p>909    $a Notice modifiée automatiquement : injection de zone 043 et 06X</text:p>
          </table:table-cell>
        </table:table-row>
        <table:table-row table:style-name="ro5">
          <table:table-cell office:value-type="string" calcext:value-type="string">
            <text:p>ark:/12148/cb15535562g</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604c1 as2200027   45  </text:p>
            <text:p>001    FRBNF155355628</text:p>
            <text:p>003    http://catalogue.bnf.fr/ark:/12148/cb15535562g</text:p>
            <text:p>008    070529161006yyfre           2006                             010 </text:p>
            <text:p>043    $o te</text:p>
            <text:p>100    $3 13191869 $1 ISNI0000000000198994 $w .0..b..... $a Cazalé $m Catherine</text:p>
            <text:p>100    $3 11920757 $1 ISNI0000000000755500 $w .0..b..... $a Puchol $m Jeanne $d 1957-....</text:p>
            <text:p>145 26 $w .0..b.fre. $a Jean Monnet, bâtisseur d'Europe</text:p>
            <text:p>460    $w ....b..... $a Puchol $m Jeanne $d 1957-.... $t Jean Monnet, bâtisseur d'Europe</text:p>
            <text:p>600    $a Bande dessinée ayant pour scénariste Catherine Cazalé et pour dessinatrice Jeanne Puchol</text:p>
            <text:p>610    $a "Jean Monnet, bâtisseur d'Europe" : exploitation pédagogique / par Laurent Lessous, DL 2006</text:p>
            <text:p>624    $a 740</text:p>
            <text:p>624    $a 940</text:p>
            <text:p>996    $o OPP $a 15535567 $d 20161006</text:p>
          </table:table-cell>
          <table:table-cell office:value-type="string" calcext:value-type="string">
            <text:p>000    00604c1 as2200027   45  </text:p>
            <text:p>001    FRBNF155355628</text:p>
            <text:p>003    http://catalogue.bnf.fr/ark:/12148/cb15535562g</text:p>
            <text:p>008    070529161006yyfre           2006                             010 </text:p>
            <text:p>043    $o te</text:p>
            <text:p>100    $3 13191869 $1 ISNI0000000000198994 $w .0..b..... $a Cazalé $m Catherine</text:p>
            <text:p>100    $3 11920757 $1 ISNI0000000000755500 $w .0..b..... $a Puchol $m Jeanne $d 1957-....</text:p>
            <text:p>145 26 $w .0..b.fre. $a Jean Monnet, bâtisseur d'Europe</text:p>
            <text:p>460    $w ....b..... $a Puchol $m Jeanne $d 1957-.... $t Jean Monnet, bâtisseur d'Europe</text:p>
            <text:p>600    $a Bande dessinée ayant pour scénariste Catherine Cazalé et pour dessinatrice Jeanne Puchol</text:p>
            <text:p>610    $a "Jean Monnet, bâtisseur d'Europe" : exploitation pédagogique / par Laurent Lessous, DL 2006</text:p>
            <text:p>624    $a 740</text:p>
            <text:p>624    $a 940</text:p>
            <text:p>996    $o OPP $a 15535567 $d 20161006</text:p>
            <text:p>909    $a Notice modifiée automatiquement : injection de zone 043 et 06X</text:p>
          </table:table-cell>
        </table:table-row>
        <table:table-row table:style-name="ro4">
          <table:table-cell office:value-type="string" calcext:value-type="string">
            <text:p>ark:/12148/cb15607061s</text:p>
          </table:table-cell>
          <table:table-cell office:value-type="string" calcext:value-type="string">
            <text:p>TIC</text:p>
          </table:table-cell>
          <table:table-cell office:value-type="string" calcext:value-type="string">
            <text:p>Déjà renseigné : te - Proposition script : si 043 $o mi -&gt; 065 $a manga</text:p>
          </table:table-cell>
          <table:table-cell table:number-columns-repeated="5"/>
          <table:table-cell office:value-type="string" calcext:value-type="string">
            <text:p>000    00484c1 as22000272  45  </text:p>
            <text:p>001    FRBNF156070614</text:p>
            <text:p>003    http://catalogue.bnf.fr/ark:/12148/cb15607061s</text:p>
            <text:p>008    080225080728yyjpn           1998      2006                   010 </text:p>
            <text:p>043    $o te</text:p>
            <text:p>100    $3 14436177 $1 ISNI0000000121343895 $w .0..bx.... $a Takaya $m Natsuki $d 1973-....</text:p>
            <text:p>145 16 $w .0..b.jpn. $a Furūtsu basuketto</text:p>
            <text:p>445 16 $w ....b.jpn. $a Furuba</text:p>
            <text:p>445 16 $w ....b.eng. $a Fruits basket</text:p>
            <text:p>600    $a Série de 23 mangas pour jeunes filles prépubliée à l'origine dans le magazine "Hana to yume"</text:p>
            <text:p>610    $a Guide du manga / F. Dunis, F. Krecina, 2004 : forme retenue (en caractères japonais)</text:p>
            <text:p>624    $a 740</text:p>
          </table:table-cell>
          <table:table-cell office:value-type="string" calcext:value-type="string">
            <text:p>000    00484c1 as22000272  45  </text:p>
            <text:p>001    FRBNF156070614</text:p>
            <text:p>003    http://catalogue.bnf.fr/ark:/12148/cb15607061s</text:p>
            <text:p>008    080225080728yyjpn           1998      2006                   010 </text:p>
            <text:p>043    $o te</text:p>
            <text:p>100    $3 14436177 $1 ISNI0000000121343895 $w .0..bx.... $a Takaya $m Natsuki $d 1973-....</text:p>
            <text:p>145 16 $w .0..b.jpn. $a Furūtsu basuketto</text:p>
            <text:p>445 16 $w ....b.jpn. $a Furuba</text:p>
            <text:p>445 16 $w ....b.eng. $a Fruits basket</text:p>
            <text:p>600    $a Série de 23 mangas pour jeunes filles prépubliée à l'origine dans le magazine "Hana to yume"</text:p>
            <text:p>610    $a Guide du manga / F. Dunis, F. Krecina, 2004 : forme retenue (en caractères japonais)</text:p>
            <text:p>624    $a 740</text:p>
            <text:p>909    $a Notice modifiée automatiquement : injection de zone 043 et 06X</text:p>
          </table:table-cell>
        </table:table-row>
        <table:table-row table:style-name="ro2">
          <table:table-cell office:value-type="string" calcext:value-type="string">
            <text:p>ark:/12148/cb17006273b</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32c1 as2200027   45  </text:p>
            <text:p>001    FRBNF170062739</text:p>
            <text:p>003    http://catalogue.bnf.fr/ark:/12148/cb17006273b</text:p>
            <text:p>008    151119151119yyita           1967                             010 </text:p>
            <text:p>043    $o te</text:p>
            <text:p>100    $3 11920562 $1 ISNI0000000121426092 $w .0..b..... $a Pratt $m Hugo $d 1927-1995</text:p>
            <text:p>145 16 $w .0..b.fre. $a Corto Maltese</text:p>
            <text:p>302    $3 14444745 $a Pratt $m Hugo $d 1927-1995 $t Corto Sconta dette Arcana</text:p>
            <text:p>600    $a Série de bandes dessinées</text:p>
            <text:p>624    $a 740</text:p>
            <text:p>624    $a 800</text:p>
          </table:table-cell>
          <table:table-cell office:value-type="string" calcext:value-type="string">
            <text:p>000    00332c1 as2200027   45  </text:p>
            <text:p>001    FRBNF170062739</text:p>
            <text:p>003    http://catalogue.bnf.fr/ark:/12148/cb17006273b</text:p>
            <text:p>008    151119151119yyita           1967                             010 </text:p>
            <text:p>043    $o te</text:p>
            <text:p>100    $3 11920562 $1 ISNI0000000121426092 $w .0..b..... $a Pratt $m Hugo $d 1927-1995</text:p>
            <text:p>145 16 $w .0..b.fre. $a Corto Maltese</text:p>
            <text:p>302    $3 14444745 $a Pratt $m Hugo $d 1927-1995 $t Corto Sconta dette Arcana</text:p>
            <text:p>600    $a Série de bandes dessinées</text:p>
            <text:p>624    $a 740</text:p>
            <text:p>624    $a 800</text:p>
            <text:p>909    $a Notice modifiée automatiquement : injection de zone 043 et 06X</text:p>
          </table:table-cell>
        </table:table-row>
        <table:table-row table:style-name="ro9">
          <table:table-cell office:value-type="string" calcext:value-type="string">
            <text:p>ark:/12148/cb12452708b</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841c0 as22000272  45  </text:p>
            <text:p>001    FRBNF12452708X</text:p>
            <text:p>003    http://catalogue.bnf.fr/ark:/12148/cb12452708b</text:p>
            <text:p>008    950316080205yyeng           1986                             010 </text:p>
            <text:p>043    $o te</text:p>
            <text:p>100    $3 12093705 $1 ISNI0000000121445066 $w .0..b..... $a Spiegelman $m Art $d 1948-....</text:p>
            <text:p>145 16 $w .0..b.eng. $a Maus, a survivor's tale</text:p>
            <text:p>445 16 $w ....b.fre. $a Maus, un survivant raconte</text:p>
            <text:p>445 16 $w ....b.eng. $a Maus</text:p>
            <text:p>600    $a Bande dessinée dont les 6 premiers chapitres ont paru en feuilleton dans "Raw magazine" de 1980 à 1985 avant d'être publiés en un volume en 1986. Les 4 chapitres suivants ont paru dans la même revue de 1986 à 1991 avant d'être publiés en un second volume avec un cinquième chapitre inédit en 1992</text:p>
            <text:p>610    $a Dict. de la bande dessinée / H. Filippini, 1989 $a Libération, 1995-02-09</text:p>
            <text:p>610    $a "Maus" d'Art Spiegelman : bande dessinée et Shoah / Pierre Alban Delannoy, 2002</text:p>
            <text:p>624    $a 740</text:p>
            <text:p>624    $a 800</text:p>
            <text:p>624    $a 940</text:p>
            <text:p>907    $o GEA $a 005978625</text:p>
            <text:p>917    $o OPL $a 011051715</text:p>
          </table:table-cell>
          <table:table-cell office:value-type="string" calcext:value-type="string">
            <text:p>000    00841c0 as22000272  45  </text:p>
            <text:p>001    FRBNF12452708X</text:p>
            <text:p>003    http://catalogue.bnf.fr/ark:/12148/cb12452708b</text:p>
            <text:p>008    950316080205yyeng           1986                             010 </text:p>
            <text:p>043    $o te</text:p>
            <text:p>100    $3 12093705 $1 ISNI0000000121445066 $w .0..b..... $a Spiegelman $m Art $d 1948-....</text:p>
            <text:p>145 16 $w .0..b.eng. $a Maus, a survivor's tale</text:p>
            <text:p>445 16 $w ....b.fre. $a Maus, un survivant raconte</text:p>
            <text:p>445 16 $w ....b.eng. $a Maus</text:p>
            <text:p>600    $a Bande dessinée dont les 6 premiers chapitres ont paru en feuilleton dans "Raw magazine" de 1980 à 1985 avant d'être publiés en un volume en 1986. Les 4 chapitres suivants ont paru dans la même revue de 1986 à 1991 avant d'être publiés en un second volume avec un cinquième chapitre inédit en 1992</text:p>
            <text:p>610    $a Dict. de la bande dessinée / H. Filippini, 1989 $a Libération, 1995-02-09</text:p>
            <text:p>610    $a "Maus" d'Art Spiegelman : bande dessinée et Shoah / Pierre Alban Delannoy, 2002</text:p>
            <text:p>624    $a 740</text:p>
            <text:p>624    $a 800</text:p>
            <text:p>624    $a 940</text:p>
            <text:p>907    $o GEA $a 005978625</text:p>
            <text:p>917    $o OPL $a 011051715</text:p>
            <text:p>909    $a Notice modifiée automatiquement : injection de zone 043 et 06X</text:p>
          </table:table-cell>
        </table:table-row>
        <table:table-row table:style-name="ro2">
          <table:table-cell office:value-type="string" calcext:value-type="string">
            <text:p>ark:/12148/cb14569615p</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78c1 as22000272  45  </text:p>
            <text:p>001    FRBNF145696150</text:p>
            <text:p>003    http://catalogue.bnf.fr/ark:/12148/cb14569615p</text:p>
            <text:p>008    040923130315yyita           1969                             010 </text:p>
            <text:p>043    $o te</text:p>
            <text:p>100    $3 11894679 $1 ISNI0000000121251018 $w .0..b..... $a Buzzati $m Dino $d 1906-1972</text:p>
            <text:p>145 16 $w .0..b.ita. $a Poema a fumetti</text:p>
            <text:p>445 16 $w ....b.fre. $a Les poèmes-bulles</text:p>
            <text:p>600    $a Bande dessinée</text:p>
            <text:p>610    $a Encyl. de la litt., 2003 (sous : Buzzati, Dino) : les Poèmes-bulles ; Poema a fumetti</text:p>
            <text:p>624    $a 800</text:p>
          </table:table-cell>
          <table:table-cell office:value-type="string" calcext:value-type="string">
            <text:p>000    00378c1 as22000272  45  </text:p>
            <text:p>001    FRBNF145696150</text:p>
            <text:p>003    http://catalogue.bnf.fr/ark:/12148/cb14569615p</text:p>
            <text:p>008    040923130315yyita           1969                             010 </text:p>
            <text:p>043    $o te</text:p>
            <text:p>100    $3 11894679 $1 ISNI0000000121251018 $w .0..b..... $a Buzzati $m Dino $d 1906-1972</text:p>
            <text:p>145 16 $w .0..b.ita. $a Poema a fumetti</text:p>
            <text:p>445 16 $w ....b.fre. $a Les poèmes-bulles</text:p>
            <text:p>600    $a Bande dessinée</text:p>
            <text:p>610    $a Encyl. de la litt., 2003 (sous : Buzzati, Dino) : les Poèmes-bulles ; Poema a fumetti</text:p>
            <text:p>624    $a 800</text:p>
            <text:p>909    $a Notice modifiée automatiquement : injection de zone 043 et 06X</text:p>
          </table:table-cell>
        </table:table-row>
        <table:table-row table:style-name="ro20">
          <table:table-cell office:value-type="string" calcext:value-type="string">
            <text:p>ark:/12148/cb14538755b</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1256c0 as22000272  45  </text:p>
            <text:p>001    FRBNF145387556</text:p>
            <text:p>003    http://catalogue.bnf.fr/ark:/12148/cb14538755b</text:p>
            <text:p>008    040420040423yyfre           1946                             010 </text:p>
            <text:p>043    $o te</text:p>
            <text:p>100    $3 11908394 $1 ISNI0000000121258033 $w .0..b..... $a Jacobs $m Edgar P. $d 1904-1987</text:p>
            <text:p>145 16 $w .0..b.fre. $a Blake et Mortimer</text:p>
            <text:p>302    $3 18019399 $a Jacobs $m Edgar P. $d 1904-1987 $t Le secret de l'espadon</text:p>
            <text:p>302    $3 17875694 $a Jacobs $m Edgar P. $d 1904-1987 $t Le mystère de la grande pyramide</text:p>
            <text:p>302    $3 17825431 $a Jacobs $m Edgar P. $d 1904-1987 $t Le piège diabolique</text:p>
            <text:p>302    $3 17132904 $a Jacobs $m Edgar P. $d 1904-1987 $t SOS météores</text:p>
            <text:p>302    $3 16938957 $a Jacobs $m Edgar P. $d 1904-1987 $t L'affaire du collier</text:p>
            <text:p>302    $3 12530653 $a Jacobs $m Edgar P. $d 1904-1987 $t La marque jaune</text:p>
            <text:p>600    $a Série de bandes dessinées d'aventure écrite et dessinée par Edgar Pierre Jacobs $a Créée dans l'hebdomadaire "Tintin", la série paraît sous forme d'albums à partir de 1950. Le second volet de son ultime histoire est terminé, après le décès de Jacobs en 1987, par Bob de Moor en 1990. Enfin les personnages sont repris à partir de 1992 par Jean Van Hamme (scénario) et Ted Benoît (dessins)</text:p>
            <text:p>610    $a Dict. encycl. des héros et auteurs de BD / Henri Filippini, 2000</text:p>
            <text:p>610    $a Jacobs, la marque du fantastique : mythologie, politique et religion dans la bande dessinée "Blake et Mortimer" / René Nouailhat, 2004</text:p>
            <text:p>624    $a 740</text:p>
            <text:p>624    $a 800</text:p>
          </table:table-cell>
          <table:table-cell office:value-type="string" calcext:value-type="string">
            <text:p>000    01256c0 as22000272  45  </text:p>
            <text:p>001    FRBNF145387556</text:p>
            <text:p>003    http://catalogue.bnf.fr/ark:/12148/cb14538755b</text:p>
            <text:p>008    040420040423yyfre           1946                             010 </text:p>
            <text:p>043    $o te</text:p>
            <text:p>100    $3 11908394 $1 ISNI0000000121258033 $w .0..b..... $a Jacobs $m Edgar P. $d 1904-1987</text:p>
            <text:p>145 16 $w .0..b.fre. $a Blake et Mortimer</text:p>
            <text:p>302    $3 18019399 $a Jacobs $m Edgar P. $d 1904-1987 $t Le secret de l'espadon</text:p>
            <text:p>302    $3 17875694 $a Jacobs $m Edgar P. $d 1904-1987 $t Le mystère de la grande pyramide</text:p>
            <text:p>302    $3 17825431 $a Jacobs $m Edgar P. $d 1904-1987 $t Le piège diabolique</text:p>
            <text:p>302    $3 17132904 $a Jacobs $m Edgar P. $d 1904-1987 $t SOS météores</text:p>
            <text:p>302    $3 16938957 $a Jacobs $m Edgar P. $d 1904-1987 $t L'affaire du collier</text:p>
            <text:p>302    $3 12530653 $a Jacobs $m Edgar P. $d 1904-1987 $t La marque jaune</text:p>
            <text:p>600    $a Série de bandes dessinées d'aventure écrite et dessinée par Edgar Pierre Jacobs $a Créée dans l'hebdomadaire "Tintin", la série paraît sous forme d'albums à partir de 1950. Le second volet de son ultime histoire est terminé, après le décès de Jacobs en 1987, par Bob de Moor en 1990. Enfin les personnages sont repris à partir de 1992 par Jean Van Hamme (scénario) et Ted Benoît (dessins)</text:p>
            <text:p>610    $a Dict. encycl. des héros et auteurs de BD / Henri Filippini, 2000</text:p>
            <text:p>610    $a Jacobs, la marque du fantastique : mythologie, politique et religion dans la bande dessinée "Blake et Mortimer" / René Nouailhat, 2004</text:p>
            <text:p>624    $a 740</text:p>
            <text:p>624    $a 800</text:p>
            <text:p>909    $a Notice modifiée automatiquement : injection de zone 043 et 06X</text:p>
          </table:table-cell>
        </table:table-row>
        <table:table-row table:style-name="ro5">
          <table:table-cell office:value-type="string" calcext:value-type="string">
            <text:p>ark:/12148/cb12042905z</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607c0 as2200027   45  </text:p>
            <text:p>001    FRBNF120429054</text:p>
            <text:p>003    http://catalogue.bnf.fr/ark:/12148/cb12042905z</text:p>
            <text:p>008    870619161018yyfre           1987                             210 </text:p>
            <text:p>043    $o te</text:p>
            <text:p>100    $3 11897055 $1 ISNI0000000121421152 $w .0..b..... $a Clerc $m Serge $d 1957-....</text:p>
            <text:p>100    $3 11910916 $1 ISNI0000000081178521 $w .0..b..... $a Landon $m François</text:p>
            <text:p>145 26 $w .0..b.fre. $a Meurtre dans le phare</text:p>
            <text:p>460    $w ....b..... $a Landon $m François $t Meurtre dans le phare</text:p>
            <text:p>600    $a Bande dessinée, appartenant à la série "Phil Perfect", dont le scénario a été écrit par François Landon</text:p>
            <text:p>610    $a Dictionnaire de la bande dessinée / Henri Filipini, 2005 (sous : Phil Perfect)</text:p>
            <text:p>624    $a 760</text:p>
            <text:p>907    $o GEA $a 001657369</text:p>
            <text:p>917    $o OPL $a 003415514</text:p>
            <text:p>996    $o OPP $a 15739745 $d 20161018</text:p>
          </table:table-cell>
          <table:table-cell office:value-type="string" calcext:value-type="string">
            <text:p>000    00607c0 as2200027   45  </text:p>
            <text:p>001    FRBNF120429054</text:p>
            <text:p>003    http://catalogue.bnf.fr/ark:/12148/cb12042905z</text:p>
            <text:p>008    870619161018yyfre           1987                             210 </text:p>
            <text:p>043    $o te</text:p>
            <text:p>100    $3 11897055 $1 ISNI0000000121421152 $w .0..b..... $a Clerc $m Serge $d 1957-....</text:p>
            <text:p>100    $3 11910916 $1 ISNI0000000081178521 $w .0..b..... $a Landon $m François</text:p>
            <text:p>145 26 $w .0..b.fre. $a Meurtre dans le phare</text:p>
            <text:p>460    $w ....b..... $a Landon $m François $t Meurtre dans le phare</text:p>
            <text:p>600    $a Bande dessinée, appartenant à la série "Phil Perfect", dont le scénario a été écrit par François Landon</text:p>
            <text:p>610    $a Dictionnaire de la bande dessinée / Henri Filipini, 2005 (sous : Phil Perfect)</text:p>
            <text:p>624    $a 760</text:p>
            <text:p>907    $o GEA $a 001657369</text:p>
            <text:p>917    $o OPL $a 003415514</text:p>
            <text:p>996    $o OPP $a 15739745 $d 20161018</text:p>
            <text:p>909    $a Notice modifiée automatiquement : injection de zone 043 et 06X</text:p>
          </table:table-cell>
        </table:table-row>
        <table:table-row table:style-name="ro21">
          <table:table-cell office:value-type="string" calcext:value-type="string">
            <text:p>ark:/12148/cb14578636m</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office:value-type="string" calcext:value-type="string">
            <text:p>060</text:p>
          </table:table-cell>
          <table:table-cell office:value-type="string" calcext:value-type="string">
            <text:p>['$c conte']</text:p>
          </table:table-cell>
          <table:table-cell table:number-columns-repeated="3"/>
          <table:table-cell office:value-type="string" calcext:value-type="string">
            <text:p>000    02006n1 as22000272  45  </text:p>
            <text:p>001    FRBNF14578636X</text:p>
            <text:p>003    http://catalogue.bnf.fr/ark:/12148/cb14578636m</text:p>
            <text:p>008    041103      yyfre           1929                             010 </text:p>
            <text:p>043    $o te</text:p>
            <text:p>100    $3 11907331 $1 ISNI0000000122841036 $w  0 2b..... $a Hergé $d 1907-1983</text:p>
            <text:p>145 16 $w .0..b..... $a Tintin</text:p>
            <text:p>301 6  $3 14293264 $t Les aventures de Tintin (série télévisée)</text:p>
            <text:p>301 8  $3 16617368 $t Tintin et les oranges bleues (film)</text:p>
            <text:p>301 8  $3 16617353 $t Tintin et le mystère de la Toison d'or (film)</text:p>
            <text:p>302    $3 18095097 $a Hergé $d 1907-1983 $t L'étoile mystérieuse</text:p>
            <text:p>302    $3 18095096 $a Hergé $d 1907-1983 $t Tintin au pays de l'or noir</text:p>
            <text:p>302    $3 18095095 $a Hergé $d 1907-1983 $t L'affaire Tournesol</text:p>
            <text:p>302    $3 18095094 $a Hergé $d 1907-1983 $t Coke en stock</text:p>
            <text:p>302    $3 18095087 $a Hergé $d 1907-1983 $t Le sceptre d'Ottokar</text:p>
            <text:p>302    $3 18070309 $a Hergé $d 1907-1983 $t Tintin et l'Alph-art</text:p>
            <text:p>302    $3 17729315 $a Hergé $d 1907-1983 $t Tintin au pays des Soviets</text:p>
            <text:p>302    $3 17700133 $a Hergé $d 1907-1983 $t Le trésor de Rackham le Rouge</text:p>
            <text:p>302    $3 17700132 $a Hergé $d 1907-1983 $t Le secret de la Licorne</text:p>
            <text:p>302    $3 17006389 $a Hergé $d 1907-1983 $t Les bijoux de la Castafiore</text:p>
            <text:p>302    $3 16759719 $a Hergé $d 1907-1983 $t Les sept boules de cristal</text:p>
            <text:p>302    $3 16561698 $a Hergé $d 1907-1983 $t Le crabe aux pinces d'or</text:p>
            <text:p>302    $3 14293133 $a Hergé $d 1907-1983 $t Le Temple du Soleil</text:p>
            <text:p>302    $3 16143829 $a Hergé $d 1907-1983 $t Vol 714 pour Sydney</text:p>
            <text:p>302    $3 16135825 $a Hergé $d 1907-1983 $t Tintin au Congo</text:p>
            <text:p>302    $3 16135821 $a Hergé $d 1907-1983 $t Tintin en Amérique</text:p>
            <text:p>302    $3 16135820 $a Hergé $d 1907-1983 $t Les cigares du Pharaon</text:p>
            <text:p>302    $3 16135817 $a Hergé $d 1907-1983 $t Le lotus bleu</text:p>
            <text:p>302    $3 16135815 $a Hergé $d 1907-1983 $t L'oreille cassée</text:p>
            <text:p>302    $3 15064431 $a Hergé $d 1907-1983 $t L'île noire</text:p>
            <text:p>302    $3 12201472 $a Hergé $d 1907-1983 $t Tintin au Tibet</text:p>
            <text:p>302    $3 11976623 $a Hergé $d 1907-1983 $t On a marché sur la Lune</text:p>
            <text:p>302    $3 11976622 $a Hergé $d 1907-1983 $t Objectif Lune</text:p>
            <text:p>302    $3 12184172 $a Hergé $d 1907-1983 $t Tintin et les Picaros</text:p>
            <text:p>600    $a Série de bandes dessinées d'aventure $a Conte les aventures de Tintin, reporter au journal le "Petit vingtième", qui parcourt le monde accompagné de Milou, un fox-terrier</text:p>
            <text:p>610    $a Dict. encyclopédique des héros et auteurs de BD / Henri Filippini, 1999</text:p>
            <text:p>624    $a 740</text:p>
            <text:p>624    $a 800</text:p>
          </table:table-cell>
          <table:table-cell office:value-type="string" calcext:value-type="string">
            <text:p>000    02006n1 as22000272  45  </text:p>
            <text:p>001    FRBNF14578636X</text:p>
            <text:p>003    http://catalogue.bnf.fr/ark:/12148/cb14578636m</text:p>
            <text:p>008    041103      yyfre           1929                             010 </text:p>
            <text:p>043    $o te</text:p>
            <text:p>060    $c conte</text:p>
            <text:p>100    $3 11907331 $1 ISNI0000000122841036 $w  0 2b..... $a Hergé $d 1907-1983</text:p>
            <text:p>145 16 $w .0..b..... $a Tintin</text:p>
            <text:p>301 6  $3 14293264 $t Les aventures de Tintin (série télévisée)</text:p>
            <text:p>301 8  $3 16617368 $t Tintin et les oranges bleues (film)</text:p>
            <text:p>301 8  $3 16617353 $t Tintin et le mystère de la Toison d'or (film)</text:p>
            <text:p>302    $3 18095097 $a Hergé $d 1907-1983 $t L'étoile mystérieuse</text:p>
            <text:p>302    $3 18095096 $a Hergé $d 1907-1983 $t Tintin au pays de l'or noir</text:p>
            <text:p>302    $3 18095095 $a Hergé $d 1907-1983 $t L'affaire Tournesol</text:p>
            <text:p>302    $3 18095094 $a Hergé $d 1907-1983 $t Coke en stock</text:p>
            <text:p>302    $3 18095087 $a Hergé $d 1907-1983 $t Le sceptre d'Ottokar</text:p>
            <text:p>302    $3 18070309 $a Hergé $d 1907-1983 $t Tintin et l'Alph-art</text:p>
            <text:p>302    $3 17729315 $a Hergé $d 1907-1983 $t Tintin au pays des Soviets</text:p>
            <text:p>302    $3 17700133 $a Hergé $d 1907-1983 $t Le trésor de Rackham le Rouge</text:p>
            <text:p>302    $3 17700132 $a Hergé $d 1907-1983 $t Le secret de la Licorne</text:p>
            <text:p>302    $3 17006389 $a Hergé $d 1907-1983 $t Les bijoux de la Castafiore</text:p>
            <text:p>302    $3 16759719 $a Hergé $d 1907-1983 $t Les sept boules de cristal</text:p>
            <text:p>302    $3 16561698 $a Hergé $d 1907-1983 $t Le crabe aux pinces d'or</text:p>
            <text:p>302    $3 14293133 $a Hergé $d 1907-1983 $t Le Temple du Soleil</text:p>
            <text:p>302    $3 16143829 $a Hergé $d 1907-1983 $t Vol 714 pour Sydney</text:p>
            <text:p>302    $3 16135825 $a Hergé $d 1907-1983 $t Tintin au Congo</text:p>
            <text:p>302    $3 16135821 $a Hergé $d 1907-1983 $t Tintin en Amérique</text:p>
            <text:p>302    $3 16135820 $a Hergé $d 1907-1983 $t Les cigares du Pharaon</text:p>
            <text:p>302    $3 16135817 $a Hergé $d 1907-1983 $t Le lotus bleu</text:p>
            <text:p>302    $3 16135815 $a Hergé $d 1907-1983 $t L'oreille cassée</text:p>
            <text:p>302    $3 15064431 $a Hergé $d 1907-1983 $t L'île noire</text:p>
            <text:p>302    $3 12201472 $a Hergé $d 1907-1983 $t Tintin au Tibet</text:p>
            <text:p>302    $3 11976623 $a Hergé $d 1907-1983 $t On a marché sur la Lune</text:p>
            <text:p>302    $3 11976622 $a Hergé $d 1907-1983 $t Objectif Lune</text:p>
            <text:p>302    $3 12184172 $a Hergé $d 1907-1983 $t Tintin et les Picaros</text:p>
            <text:p>600    $a Série de bandes dessinées d'aventure $a Conte les aventures de Tintin, reporter au journal le "Petit vingtième", qui parcourt le monde accompagné de Milou, un fox-terrier</text:p>
            <text:p>610    $a Dict. encyclopédique des héros et auteurs de BD / Henri Filippini, 1999</text:p>
            <text:p>624    $a 740</text:p>
            <text:p>624    $a 800</text:p>
            <text:p>909    $a Notice modifiée automatiquement : injection de zone 043 et 06X</text:p>
          </table:table-cell>
        </table:table-row>
        <table:table-row table:style-name="ro5">
          <table:table-cell office:value-type="string" calcext:value-type="string">
            <text:p>ark:/12148/cb14534985v</text:p>
          </table:table-cell>
          <table:table-cell office:value-type="string" calcext:value-type="string">
            <text:p>TIC</text:p>
          </table:table-cell>
          <table:table-cell office:value-type="string" calcext:value-type="string">
            <text:p>Déjà renseigné : te - Proposition script : si 043 $o mi -&gt; 065 $a manga $a shone</text:p>
          </table:table-cell>
          <table:table-cell table:number-columns-repeated="5"/>
          <table:table-cell office:value-type="string" calcext:value-type="string">
            <text:p>000    00684c1 as22000272  45  </text:p>
            <text:p>001    FRBNF145349858</text:p>
            <text:p>003    http://catalogue.bnf.fr/ark:/12148/cb14534985v</text:p>
            <text:p>008    040330090505yyjpn           1994      1999                   010 </text:p>
            <text:p>043    $o te</text:p>
            <text:p>100    $3 13556616 $1 ISNI0000000109061422 $w .0.2bx.... $a Watsuki $m Nobuhiro $d 1970-....</text:p>
            <text:p>145 16 $w .0..b.jpn. $a Rurōni Kenshin</text:p>
            <text:p>301 6  $3 17857257 $t Rurōni kenshin, meiji kenkaku romantan, enjō ! Kyōto rinne (jeu vidéo)</text:p>
            <text:p>445 16 $w ....b.fre. $a Kenshin le vagabond</text:p>
            <text:p>600    $a Série de mangas prépubliée dès 1994 dans la revue "Shônen" et achevée fin 1999, en 28 volumes. Trad. française, 1er volume paru en 1998 aux éditions Glénat</text:p>
            <text:p>610    $a Dict. encycl. des héros et auteurs de BD / Henri Filippini, 2000 : forme retenue</text:p>
            <text:p>610    $a "Kenshin, le vagabond" : guide book, [2003]</text:p>
            <text:p>624    $a 740</text:p>
            <text:p>624    $a 800</text:p>
          </table:table-cell>
          <table:table-cell office:value-type="string" calcext:value-type="string">
            <text:p>000    00684c1 as22000272  45  </text:p>
            <text:p>001    FRBNF145349858</text:p>
            <text:p>003    http://catalogue.bnf.fr/ark:/12148/cb14534985v</text:p>
            <text:p>008    040330090505yyjpn           1994      1999                   010 </text:p>
            <text:p>043    $o te</text:p>
            <text:p>100    $3 13556616 $1 ISNI0000000109061422 $w .0.2bx.... $a Watsuki $m Nobuhiro $d 1970-....</text:p>
            <text:p>145 16 $w .0..b.jpn. $a Rurōni Kenshin</text:p>
            <text:p>301 6  $3 17857257 $t Rurōni kenshin, meiji kenkaku romantan, enjō ! Kyōto rinne (jeu vidéo)</text:p>
            <text:p>445 16 $w ....b.fre. $a Kenshin le vagabond</text:p>
            <text:p>600    $a Série de mangas prépubliée dès 1994 dans la revue "Shônen" et achevée fin 1999, en 28 volumes. Trad. française, 1er volume paru en 1998 aux éditions Glénat</text:p>
            <text:p>610    $a Dict. encycl. des héros et auteurs de BD / Henri Filippini, 2000 : forme retenue</text:p>
            <text:p>610    $a "Kenshin, le vagabond" : guide book, [2003]</text:p>
            <text:p>624    $a 740</text:p>
            <text:p>624    $a 800</text:p>
            <text:p>909    $a Notice modifiée automatiquement : injection de zone 043 et 06X</text:p>
          </table:table-cell>
        </table:table-row>
        <table:table-row table:style-name="ro17">
          <table:table-cell office:value-type="string" calcext:value-type="string">
            <text:p>ark:/12148/cb14541606c</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935c1 as2200027   45  </text:p>
            <text:p>001    FRBNF145416068</text:p>
            <text:p>003    http://catalogue.bnf.fr/ark:/12148/cb14541606c</text:p>
            <text:p>008    040504161012yyfre           1975                             010 </text:p>
            <text:p>043    $o te</text:p>
            <text:p>100    $3 12016836 $1 ISNI0000000121192978 $w .0..b..... $a Le Tendre $m Serge $d 1946-....</text:p>
            <text:p>100    $3 11913246 $1 ISNI0000000121034814 $w .0..b..... $a Loisel $m Régis $d 1951-....</text:p>
            <text:p>145 26 $w .0..b.fre. $a La quête de l'oiseau du temps</text:p>
            <text:p>460    $w ....b..... $a Loisel $m Régis $d 1951-.... $t La quête de l'oiseau du temps</text:p>
            <text:p>600    $a Série de bandes dessinées fantastiques écrite par Serge Le Tendre et dessinée par Régis Loisel $a Créée dans le magazine "Imagine", reprise  en 1982 dans "Charlie mensuel", la série paraît sous forme d'albums à partir de 1983 chez Dargaud. En 1998, un épisode écrit par Le Tendre et Loisel est illustré par Lidwine</text:p>
            <text:p>610    $a Dict. encycl. des héros et auteurs de BD / Henri Filippini, 2000</text:p>
            <text:p>610    $a En quête de l'oiseau du temps : Le Tendre, Loisel / une enquête menée par Christelle et Bertrand Pissavy-Yvernault, 2004</text:p>
            <text:p>624    $a 740</text:p>
            <text:p>624    $a 800</text:p>
            <text:p>996    $o OPP $a 14541602 $d 20161012</text:p>
          </table:table-cell>
          <table:table-cell office:value-type="string" calcext:value-type="string">
            <text:p>000    00935c1 as2200027   45  </text:p>
            <text:p>001    FRBNF145416068</text:p>
            <text:p>003    http://catalogue.bnf.fr/ark:/12148/cb14541606c</text:p>
            <text:p>008    040504161012yyfre           1975                             010 </text:p>
            <text:p>043    $o te</text:p>
            <text:p>100    $3 12016836 $1 ISNI0000000121192978 $w .0..b..... $a Le Tendre $m Serge $d 1946-....</text:p>
            <text:p>100    $3 11913246 $1 ISNI0000000121034814 $w .0..b..... $a Loisel $m Régis $d 1951-....</text:p>
            <text:p>145 26 $w .0..b.fre. $a La quête de l'oiseau du temps</text:p>
            <text:p>460    $w ....b..... $a Loisel $m Régis $d 1951-.... $t La quête de l'oiseau du temps</text:p>
            <text:p>600    $a Série de bandes dessinées fantastiques écrite par Serge Le Tendre et dessinée par Régis Loisel $a Créée dans le magazine "Imagine", reprise  en 1982 dans "Charlie mensuel", la série paraît sous forme d'albums à partir de 1983 chez Dargaud. En 1998, un épisode écrit par Le Tendre et Loisel est illustré par Lidwine</text:p>
            <text:p>610    $a Dict. encycl. des héros et auteurs de BD / Henri Filippini, 2000</text:p>
            <text:p>610    $a En quête de l'oiseau du temps : Le Tendre, Loisel / une enquête menée par Christelle et Bertrand Pissavy-Yvernault, 2004</text:p>
            <text:p>624    $a 740</text:p>
            <text:p>624    $a 800</text:p>
            <text:p>996    $o OPP $a 14541602 $d 20161012</text:p>
            <text:p>909    $a Notice modifiée automatiquement : injection de zone 043 et 06X</text:p>
          </table:table-cell>
        </table:table-row>
        <table:table-row table:style-name="ro16">
          <table:table-cell office:value-type="string" calcext:value-type="string">
            <text:p>ark:/12148/cb145063794</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753c1 as2200027   45  </text:p>
            <text:p>001    FRBNF145063796</text:p>
            <text:p>003    http://catalogue.bnf.fr/ark:/12148/cb145063794</text:p>
            <text:p>008    031112040103yyfre           2000                             010 </text:p>
            <text:p>043    $o te</text:p>
            <text:p>100    $3 11897574 $1 ISNI0000000121398597 $w .0..b..... $a Convard $m Didier $d 1950-....</text:p>
            <text:p>145 16 $w .0..b.fre. $a Triangle secret</text:p>
            <text:p>600    $a Série de bandes dessinées commencée en 2000. Scénario de Didier Convard, dessins de Gilles Chaillet, Denis Falque, Christian Gine... [et al.] $a Comprend (en 2003) : 1, "Le testament du fou" (2000) ; 2, "Le jeune homme au suaire" (2000) ; 3, "De cendre et d'or" (2001) ; 4, "L'évangile oublié" (2002) ; 5, "L'infâme mensonge" (2002) ; 6, "La parole perdue" (2003) ; 7, "L'imposteur" (2003)</text:p>
            <text:p>610    $a Dans le secret du triangle / Luc Révillon, 2000</text:p>
            <text:p>612    $a Dict. mondial de la bande dessinée / Patrick Gaumer, 2001</text:p>
            <text:p>624    $a 740</text:p>
            <text:p>624    $a 800</text:p>
          </table:table-cell>
          <table:table-cell office:value-type="string" calcext:value-type="string">
            <text:p>000    00753c1 as2200027   45  </text:p>
            <text:p>001    FRBNF145063796</text:p>
            <text:p>003    http://catalogue.bnf.fr/ark:/12148/cb145063794</text:p>
            <text:p>008    031112040103yyfre           2000                             010 </text:p>
            <text:p>043    $o te</text:p>
            <text:p>100    $3 11897574 $1 ISNI0000000121398597 $w .0..b..... $a Convard $m Didier $d 1950-....</text:p>
            <text:p>145 16 $w .0..b.fre. $a Triangle secret</text:p>
            <text:p>600    $a Série de bandes dessinées commencée en 2000. Scénario de Didier Convard, dessins de Gilles Chaillet, Denis Falque, Christian Gine... [et al.] $a Comprend (en 2003) : 1, "Le testament du fou" (2000) ; 2, "Le jeune homme au suaire" (2000) ; 3, "De cendre et d'or" (2001) ; 4, "L'évangile oublié" (2002) ; 5, "L'infâme mensonge" (2002) ; 6, "La parole perdue" (2003) ; 7, "L'imposteur" (2003)</text:p>
            <text:p>610    $a Dans le secret du triangle / Luc Révillon, 2000</text:p>
            <text:p>612    $a Dict. mondial de la bande dessinée / Patrick Gaumer, 2001</text:p>
            <text:p>624    $a 740</text:p>
            <text:p>624    $a 800</text:p>
            <text:p>909    $a Notice modifiée automatiquement : injection de zone 043 et 06X</text:p>
          </table:table-cell>
        </table:table-row>
        <table:table-row table:style-name="ro16">
          <table:table-cell office:value-type="string" calcext:value-type="string">
            <text:p>ark:/12148/cb14573436v</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643c1 as2200027   45  </text:p>
            <text:p>001    FRBNF145734366</text:p>
            <text:p>003    http://catalogue.bnf.fr/ark:/12148/cb14573436v</text:p>
            <text:p>008    041011041011yyfre           1983                             010 </text:p>
            <text:p>043    $o te</text:p>
            <text:p>100    $3 12712922 $1 ISNI0000000047553981 $w .0..b..... $a Berger $m Bernard $d 1957-....</text:p>
            <text:p>145 16 $w .0..b.fre. $a La brousse en folie</text:p>
            <text:p>600    $a Série de bandes dessinées humoristiques dont l'action se situe en Nouvelle-Calédonie $a "La brousse en folie" est également le nom de la maison d'édition qui publie la série</text:p>
            <text:p>610    $a La Brousse en folie $u http://www.brousse-en-folie.com/ $d 2004-10-11</text:p>
            <text:p>610    $a "La brousse en folie" : 1983-2003 : archives / Bernard Berger</text:p>
            <text:p>612    $a Dict. encyclopédique des héros et auteurs de BD / Henri Filippini, 1998</text:p>
            <text:p>624    $a 740</text:p>
            <text:p>624    $a 800</text:p>
          </table:table-cell>
          <table:table-cell office:value-type="string" calcext:value-type="string">
            <text:p>000    00643c1 as2200027   45  </text:p>
            <text:p>001    FRBNF145734366</text:p>
            <text:p>003    http://catalogue.bnf.fr/ark:/12148/cb14573436v</text:p>
            <text:p>008    041011041011yyfre           1983                             010 </text:p>
            <text:p>043    $o te</text:p>
            <text:p>100    $3 12712922 $1 ISNI0000000047553981 $w .0..b..... $a Berger $m Bernard $d 1957-....</text:p>
            <text:p>145 16 $w .0..b.fre. $a La brousse en folie</text:p>
            <text:p>600    $a Série de bandes dessinées humoristiques dont l'action se situe en Nouvelle-Calédonie $a "La brousse en folie" est également le nom de la maison d'édition qui publie la série</text:p>
            <text:p>610    $a La Brousse en folie $u http://www.brousse-en-folie.com/ $d 2004-10-11</text:p>
            <text:p>610    $a "La brousse en folie" : 1983-2003 : archives / Bernard Berger</text:p>
            <text:p>612    $a Dict. encyclopédique des héros et auteurs de BD / Henri Filippini, 1998</text:p>
            <text:p>624    $a 740</text:p>
            <text:p>624    $a 800</text:p>
            <text:p>909    $a Notice modifiée automatiquement : injection de zone 043 et 06X</text:p>
          </table:table-cell>
        </table:table-row>
        <table:table-row table:style-name="ro3">
          <table:table-cell office:value-type="string" calcext:value-type="string">
            <text:p>ark:/12148/cb123458397</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50c0 as22000272  45  </text:p>
            <text:p>001    FRBNF123458399</text:p>
            <text:p>003    http://catalogue.bnf.fr/ark:/12148/cb123458397</text:p>
            <text:p>008    931108070629yyfre           1991                             010 </text:p>
            <text:p>043    $o te</text:p>
            <text:p>100    $3 11899673 $1 ISNI0000000122818100 $w  0 2b..... $a Derib $d 1944-....</text:p>
            <text:p>145 16 $w .0..b..... $a Jo</text:p>
            <text:p>600    $a Bande dessinée</text:p>
            <text:p>610    $a Dictionnaire de la bande dessinéee : Henri Filipini, 2005 (sous : Derib)</text:p>
            <text:p>624    $a 760</text:p>
            <text:p>907    $o GEA $a 004715137</text:p>
            <text:p>917    $o OPL $a 00939394X</text:p>
          </table:table-cell>
          <table:table-cell office:value-type="string" calcext:value-type="string">
            <text:p>000    00350c0 as22000272  45  </text:p>
            <text:p>001    FRBNF123458399</text:p>
            <text:p>003    http://catalogue.bnf.fr/ark:/12148/cb123458397</text:p>
            <text:p>008    931108070629yyfre           1991                             010 </text:p>
            <text:p>043    $o te</text:p>
            <text:p>100    $3 11899673 $1 ISNI0000000122818100 $w  0 2b..... $a Derib $d 1944-....</text:p>
            <text:p>145 16 $w .0..b..... $a Jo</text:p>
            <text:p>600    $a Bande dessinée</text:p>
            <text:p>610    $a Dictionnaire de la bande dessinéee : Henri Filipini, 2005 (sous : Derib)</text:p>
            <text:p>624    $a 760</text:p>
            <text:p>907    $o GEA $a 004715137</text:p>
            <text:p>917    $o OPL $a 00939394X</text:p>
            <text:p>909    $a Notice modifiée automatiquement : injection de zone 043 et 06X</text:p>
          </table:table-cell>
        </table:table-row>
        <table:table-row table:style-name="ro6">
          <table:table-cell office:value-type="string" calcext:value-type="string">
            <text:p>ark:/12148/cb122357178</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50c0 as2200027   45  </text:p>
            <text:p>001    FRBNF12235717X</text:p>
            <text:p>003    http://catalogue.bnf.fr/ark:/12148/cb122357178</text:p>
            <text:p>008    860604070628yyfre           1984      1990                   010 </text:p>
            <text:p>043    $o te</text:p>
            <text:p>100    $3 11893456 $1 ISNI0000000120298164 $w .0..b..... $a Bourgeon $m François $d 1945-....</text:p>
            <text:p>145 16 $w .0..b.fre. $a Les compagnons du crépuscule</text:p>
            <text:p>600    $a Bande dessinée sur l'univers médiéval parue en série dans la revue "Géant" en 1980 puis dans le mensuel "À suivre" entre 1983 et 1981 et en vol. entre 1984 et 1990</text:p>
            <text:p>610    $a Dictionnaire mondial de la bande dessinée / Patrick Gaulmer, Claude Moliterni, 1994</text:p>
            <text:p>624    $a 760</text:p>
            <text:p>907    $o GEA $a 003400341</text:p>
            <text:p>917    $o OPL $a 007982106</text:p>
          </table:table-cell>
          <table:table-cell office:value-type="string" calcext:value-type="string">
            <text:p>000    00550c0 as2200027   45  </text:p>
            <text:p>001    FRBNF12235717X</text:p>
            <text:p>003    http://catalogue.bnf.fr/ark:/12148/cb122357178</text:p>
            <text:p>008    860604070628yyfre           1984      1990                   010 </text:p>
            <text:p>043    $o te</text:p>
            <text:p>100    $3 11893456 $1 ISNI0000000120298164 $w .0..b..... $a Bourgeon $m François $d 1945-....</text:p>
            <text:p>145 16 $w .0..b.fre. $a Les compagnons du crépuscule</text:p>
            <text:p>600    $a Bande dessinée sur l'univers médiéval parue en série dans la revue "Géant" en 1980 puis dans le mensuel "À suivre" entre 1983 et 1981 et en vol. entre 1984 et 1990</text:p>
            <text:p>610    $a Dictionnaire mondial de la bande dessinée / Patrick Gaulmer, Claude Moliterni, 1994</text:p>
            <text:p>624    $a 760</text:p>
            <text:p>907    $o GEA $a 003400341</text:p>
            <text:p>917    $o OPL $a 007982106</text:p>
            <text:p>909    $a Notice modifiée automatiquement : injection de zone 043 et 06X</text:p>
          </table:table-cell>
        </table:table-row>
        <table:table-row table:style-name="ro15">
          <table:table-cell office:value-type="string" calcext:value-type="string">
            <text:p>ark:/12148/cb146506980</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45c1 as2200027   45  </text:p>
            <text:p>001    FRBNF146506981</text:p>
            <text:p>003    http://catalogue.bnf.fr/ark:/12148/cb146506980</text:p>
            <text:p>008    050810050811yyfre                     1996                   010 </text:p>
            <text:p>043    $o te</text:p>
            <text:p>100    $3 12017638 $1 ISNI0000000120990927 $w .0..b..... $a Dodier $d 1955-....</text:p>
            <text:p>145 16 $w .0..b.fre. $a Le coeur à droite</text:p>
            <text:p>600    $a Bande dessinée $a Onzième volume de la série "Jérôme K. Jérôme Bloche"</text:p>
            <text:p>610    $a Dict. mondial de la bande dessinée/ P. Gaumer, 2001</text:p>
          </table:table-cell>
          <table:table-cell office:value-type="string" calcext:value-type="string">
            <text:p>000    00345c1 as2200027   45  </text:p>
            <text:p>001    FRBNF146506981</text:p>
            <text:p>003    http://catalogue.bnf.fr/ark:/12148/cb146506980</text:p>
            <text:p>008    050810050811yyfre                     1996                   010 </text:p>
            <text:p>043    $o te</text:p>
            <text:p>100    $3 12017638 $1 ISNI0000000120990927 $w .0..b..... $a Dodier $d 1955-....</text:p>
            <text:p>145 16 $w .0..b.fre. $a Le coeur à droite</text:p>
            <text:p>600    $a Bande dessinée $a Onzième volume de la série "Jérôme K. Jérôme Bloche"</text:p>
            <text:p>610    $a Dict. mondial de la bande dessinée/ P. Gaumer, 2001</text:p>
            <text:p>909    $a Notice modifiée automatiquement : injection de zone 043 et 06X</text:p>
          </table:table-cell>
        </table:table-row>
        <table:table-row table:style-name="ro22">
          <table:table-cell office:value-type="string" calcext:value-type="string">
            <text:p>ark:/12148/cb14519159w</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762c0 as22000272  45  </text:p>
            <text:p>001    FRBNF14519159X</text:p>
            <text:p>003    http://catalogue.bnf.fr/ark:/12148/cb14519159w</text:p>
            <text:p>008    040119161018yyfre           1985                             010 </text:p>
            <text:p>043    $o te</text:p>
            <text:p>100    $3 12086498 $1 ISNI000000012140976X $w  0 2b..... $a Yslaire $m Bernar $d 1957-....</text:p>
            <text:p>100    $3 12086504 $1 ISNI0000000114391194 $w  0 2b..... $a Balac $d 1954-....</text:p>
            <text:p>145 26 $w .0..b.fre. $a Sambre</text:p>
            <text:p>460    $w ....b..... $a Balac $d 1954-.... $t Sambre</text:p>
            <text:p>600    $a Série de bandes dessinées publiée dans 'Circus" puis dans "VSD" avant de paraître en recueils chez Glénat à partir de 1986 $a Dessins de Bernard Yslaire, scénario de Balac $a Grande fresque romantique centrée sur le personnage de Bernard Sambre</text:p>
            <text:p>610    $a La légende des "Sambre" / Yslaire ; entretiens avec Jean-Luc Cambier et Éric Verhoest, 2003</text:p>
            <text:p>610    $a Dict. mondial de la bande dessinée / Patrick Gaumer, 2001</text:p>
            <text:p>624    $a 740</text:p>
            <text:p>624    $a 800</text:p>
            <text:p>996    $o OPP $a 14519380 $d 20161018</text:p>
          </table:table-cell>
          <table:table-cell office:value-type="string" calcext:value-type="string">
            <text:p>000    00762c0 as22000272  45  </text:p>
            <text:p>001    FRBNF14519159X</text:p>
            <text:p>003    http://catalogue.bnf.fr/ark:/12148/cb14519159w</text:p>
            <text:p>008    040119161018yyfre           1985                             010 </text:p>
            <text:p>043    $o te</text:p>
            <text:p>100    $3 12086498 $1 ISNI000000012140976X $w  0 2b..... $a Yslaire $m Bernar $d 1957-....</text:p>
            <text:p>100    $3 12086504 $1 ISNI0000000114391194 $w  0 2b..... $a Balac $d 1954-....</text:p>
            <text:p>145 26 $w .0..b.fre. $a Sambre</text:p>
            <text:p>460    $w ....b..... $a Balac $d 1954-.... $t Sambre</text:p>
            <text:p>600    $a Série de bandes dessinées publiée dans 'Circus" puis dans "VSD" avant de paraître en recueils chez Glénat à partir de 1986 $a Dessins de Bernard Yslaire, scénario de Balac $a Grande fresque romantique centrée sur le personnage de Bernard Sambre</text:p>
            <text:p>610    $a La légende des "Sambre" / Yslaire ; entretiens avec Jean-Luc Cambier et Éric Verhoest, 2003</text:p>
            <text:p>610    $a Dict. mondial de la bande dessinée / Patrick Gaumer, 2001</text:p>
            <text:p>624    $a 740</text:p>
            <text:p>624    $a 800</text:p>
            <text:p>996    $o OPP $a 14519380 $d 20161018</text:p>
            <text:p>909    $a Notice modifiée automatiquement : injection de zone 043 et 06X</text:p>
          </table:table-cell>
        </table:table-row>
        <table:table-row table:style-name="ro4">
          <table:table-cell office:value-type="string" calcext:value-type="string">
            <text:p>ark:/12148/cb144447453</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28c0 as22000272  45  </text:p>
            <text:p>001    FRBNF144447452</text:p>
            <text:p>003    http://catalogue.bnf.fr/ark:/12148/cb144447453</text:p>
            <text:p>008    030102080421yyita           1974                             010 </text:p>
            <text:p>043    $o te</text:p>
            <text:p>100    $3 11920562 $1 ISNI0000000121426092 $w .0..b..... $a Pratt $m Hugo $d 1927-1995</text:p>
            <text:p>145 16 $w .0..b.ita. $a Corto Sconta dette Arcana</text:p>
            <text:p>301 6  $3 14444728 $t Corto Maltese, la cour secrète des Arcanes (film)</text:p>
            <text:p>445 16 $w ....b.fre. $a Corto Maltese en Sibérie</text:p>
            <text:p>502    $3 17006273 $a Pratt $m Hugo $d 1927-1995 $t Corto Maltese</text:p>
            <text:p>600    $a Bande dessinée</text:p>
            <text:p>610    $a Dictionnaire mondiale de la bande dessinée / Patrick Gaumer, Claude Moliterni, 1994 : forme retenue</text:p>
            <text:p>624    $a 740</text:p>
          </table:table-cell>
          <table:table-cell office:value-type="string" calcext:value-type="string">
            <text:p>000    00528c0 as22000272  45  </text:p>
            <text:p>001    FRBNF144447452</text:p>
            <text:p>003    http://catalogue.bnf.fr/ark:/12148/cb144447453</text:p>
            <text:p>008    030102080421yyita           1974                             010 </text:p>
            <text:p>043    $o te</text:p>
            <text:p>100    $3 11920562 $1 ISNI0000000121426092 $w .0..b..... $a Pratt $m Hugo $d 1927-1995</text:p>
            <text:p>145 16 $w .0..b.ita. $a Corto Sconta dette Arcana</text:p>
            <text:p>301 6  $3 14444728 $t Corto Maltese, la cour secrète des Arcanes (film)</text:p>
            <text:p>445 16 $w ....b.fre. $a Corto Maltese en Sibérie</text:p>
            <text:p>502    $3 17006273 $a Pratt $m Hugo $d 1927-1995 $t Corto Maltese</text:p>
            <text:p>600    $a Bande dessinée</text:p>
            <text:p>610    $a Dictionnaire mondiale de la bande dessinée / Patrick Gaumer, Claude Moliterni, 1994 : forme retenue</text:p>
            <text:p>624    $a 740</text:p>
            <text:p>909    $a Notice modifiée automatiquement : injection de zone 043 et 06X</text:p>
          </table:table-cell>
        </table:table-row>
        <table:table-row table:style-name="ro22">
          <table:table-cell office:value-type="string" calcext:value-type="string">
            <text:p>ark:/12148/cb14548849w</text:p>
          </table:table-cell>
          <table:table-cell office:value-type="string" calcext:value-type="string">
            <text:p>TIC</text:p>
          </table:table-cell>
          <table:table-cell office:value-type="string" calcext:value-type="string">
            <text:p>Déjà renseigné : te - Proposition script : si 043 $o mi -&gt; 065 $a bdwes $a bddes</text:p>
          </table:table-cell>
          <table:table-cell table:number-columns-repeated="5"/>
          <table:table-cell office:value-type="string" calcext:value-type="string">
            <text:p>000    00764c0 as22000272  45  </text:p>
            <text:p>001    FRBNF145488498</text:p>
            <text:p>003    http://catalogue.bnf.fr/ark:/12148/cb14548849w</text:p>
            <text:p>008    040608161013yyfre           1968                             010 </text:p>
            <text:p>043    $o te</text:p>
            <text:p>100    $3 11895623 $1 ISNI0000000121184505 $w .0..b..... $a Cauvin $m Raoul $d 1938-....</text:p>
            <text:p>100    $3 11910840 $1 ISNI0000000122778401 $w  0 2b..... $a Lambil $m Willy $d 1936-....</text:p>
            <text:p>145 26 $w .0..b.fre. $a Les Tuniques bleues</text:p>
            <text:p>460    $w ....b..... $a Lambil $m Willy $d 1936-.... $t Les Tuniques bleues</text:p>
            <text:p>600    $a Série de bandes dessinées de western humoristique $a Scénarios de Raoul Cauvin et dessins de Willy Lambil $a Les 3 premiers albums de la série ont été dessinés par Salvé, alias Louis Salvérius, décédé en 1972</text:p>
            <text:p>610    $a Dict. encyclopédique des héros et auteurs de BD / Henri Filippini, 1999</text:p>
            <text:p>610    $a "Les Nancy Hart" : l'album de l'album / Willy Lambil &amp; Raoul Cauvin, 2004</text:p>
            <text:p>624    $a 740</text:p>
            <text:p>624    $a 800</text:p>
            <text:p>996    $o OPP $a 14548848 $d 20161013</text:p>
          </table:table-cell>
          <table:table-cell office:value-type="string" calcext:value-type="string">
            <text:p>000    00764c0 as22000272  45  </text:p>
            <text:p>001    FRBNF145488498</text:p>
            <text:p>003    http://catalogue.bnf.fr/ark:/12148/cb14548849w</text:p>
            <text:p>008    040608161013yyfre           1968                             010 </text:p>
            <text:p>043    $o te</text:p>
            <text:p>100    $3 11895623 $1 ISNI0000000121184505 $w .0..b..... $a Cauvin $m Raoul $d 1938-....</text:p>
            <text:p>100    $3 11910840 $1 ISNI0000000122778401 $w  0 2b..... $a Lambil $m Willy $d 1936-....</text:p>
            <text:p>145 26 $w .0..b.fre. $a Les Tuniques bleues</text:p>
            <text:p>460    $w ....b..... $a Lambil $m Willy $d 1936-.... $t Les Tuniques bleues</text:p>
            <text:p>600    $a Série de bandes dessinées de western humoristique $a Scénarios de Raoul Cauvin et dessins de Willy Lambil $a Les 3 premiers albums de la série ont été dessinés par Salvé, alias Louis Salvérius, décédé en 1972</text:p>
            <text:p>610    $a Dict. encyclopédique des héros et auteurs de BD / Henri Filippini, 1999</text:p>
            <text:p>610    $a "Les Nancy Hart" : l'album de l'album / Willy Lambil &amp; Raoul Cauvin, 2004</text:p>
            <text:p>624    $a 740</text:p>
            <text:p>624    $a 800</text:p>
            <text:p>996    $o OPP $a 14548848 $d 20161013</text:p>
            <text:p>909    $a Notice modifiée automatiquement : injection de zone 043 et 06X</text:p>
          </table:table-cell>
        </table:table-row>
        <table:table-row table:style-name="ro5">
          <table:table-cell office:value-type="string" calcext:value-type="string">
            <text:p>ark:/12148/cb145923462</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633c1 as22000272  45  </text:p>
            <text:p>001    FRBNF14592346X</text:p>
            <text:p>003    http://catalogue.bnf.fr/ark:/12148/cb145923462</text:p>
            <text:p>008    041222161014yyfre           1994                             010 </text:p>
            <text:p>043    $o te</text:p>
            <text:p>100    $3 12012817 $1 ISNI0000000120963435 $w .0.2b..... $a Yann $d 1954-....</text:p>
            <text:p>100    $3 11891664 $1 ISNI0000000120994661 $w .0..b..... $a Berthet $m Philippe $d 1956-....</text:p>
            <text:p>145 26 $w .0..b.eng. $a Pin-up</text:p>
            <text:p>460    $w ....b..... $a Berthet $m Philippe $d 1956-.... $t Pin-up</text:p>
            <text:p>600    $a Série de bandes dessinées mettant en scène des personnages de femmes fatales aux États-Unis pendant et après la Seconde Guerre mondiale $a Dessins de Philippe Berthet, scénarios de Yann</text:p>
            <text:p>610    $a Dict. encyclopédique des héros et auteurs de BD / Henri Filippini, 1999</text:p>
            <text:p>624    $a 740</text:p>
            <text:p>624    $a 800</text:p>
            <text:p>996    $o OPP $a 14592345 $d 20161014</text:p>
          </table:table-cell>
          <table:table-cell office:value-type="string" calcext:value-type="string">
            <text:p>000    00633c1 as22000272  45  </text:p>
            <text:p>001    FRBNF14592346X</text:p>
            <text:p>003    http://catalogue.bnf.fr/ark:/12148/cb145923462</text:p>
            <text:p>008    041222161014yyfre           1994                             010 </text:p>
            <text:p>043    $o te</text:p>
            <text:p>100    $3 12012817 $1 ISNI0000000120963435 $w .0.2b..... $a Yann $d 1954-....</text:p>
            <text:p>100    $3 11891664 $1 ISNI0000000120994661 $w .0..b..... $a Berthet $m Philippe $d 1956-....</text:p>
            <text:p>145 26 $w .0..b.eng. $a Pin-up</text:p>
            <text:p>460    $w ....b..... $a Berthet $m Philippe $d 1956-.... $t Pin-up</text:p>
            <text:p>600    $a Série de bandes dessinées mettant en scène des personnages de femmes fatales aux États-Unis pendant et après la Seconde Guerre mondiale $a Dessins de Philippe Berthet, scénarios de Yann</text:p>
            <text:p>610    $a Dict. encyclopédique des héros et auteurs de BD / Henri Filippini, 1999</text:p>
            <text:p>624    $a 740</text:p>
            <text:p>624    $a 800</text:p>
            <text:p>996    $o OPP $a 14592345 $d 20161014</text:p>
            <text:p>909    $a Notice modifiée automatiquement : injection de zone 043 et 06X</text:p>
          </table:table-cell>
        </table:table-row>
        <table:table-row table:style-name="ro5">
          <table:table-cell office:value-type="string" calcext:value-type="string">
            <text:p>ark:/12148/cb145923164</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728c1 as2200027   45  </text:p>
            <text:p>001    FRBNF145923160</text:p>
            <text:p>003    http://catalogue.bnf.fr/ark:/12148/cb145923164</text:p>
            <text:p>008    041222041222yyfre           1993                             010 </text:p>
            <text:p>043    $o te</text:p>
            <text:p>100    $3 12247543 $1 ISNI0000000121410226 $w .0. b..... $a Meynet $m Félix $d 1961-....</text:p>
            <text:p>145 16 $w .0..b..... $a Fanfoué</text:p>
            <text:p>445 16 $w ....b.fre. $a Fanfoué des Pnottas</text:p>
            <text:p>600    $a Série de bandes dessinées parue dans le journal savoyard "Le Messager" à partir de 1993 puis sous forme d'albums à partir de 1944 $a Le personnage de Fanfoué est repris dans la série de bandes dessinées "Double M" à partir du 10e album de la série en 1995</text:p>
            <text:p>610    $a Dict. encylopédique des héros et auteurs de BD / Henri Filippini, 1998</text:p>
            <text:p>610    $a "Fanfoué des Pnottas", 10 ans de bonnes aventures ! / Félix Meynet ; conception et réalisation, Pascal Roman, 2002</text:p>
            <text:p>624    $a 740</text:p>
            <text:p>624    $a 800</text:p>
          </table:table-cell>
          <table:table-cell office:value-type="string" calcext:value-type="string">
            <text:p>000    00728c1 as2200027   45  </text:p>
            <text:p>001    FRBNF145923160</text:p>
            <text:p>003    http://catalogue.bnf.fr/ark:/12148/cb145923164</text:p>
            <text:p>008    041222041222yyfre           1993                             010 </text:p>
            <text:p>043    $o te</text:p>
            <text:p>100    $3 12247543 $1 ISNI0000000121410226 $w .0. b..... $a Meynet $m Félix $d 1961-....</text:p>
            <text:p>145 16 $w .0..b..... $a Fanfoué</text:p>
            <text:p>445 16 $w ....b.fre. $a Fanfoué des Pnottas</text:p>
            <text:p>600    $a Série de bandes dessinées parue dans le journal savoyard "Le Messager" à partir de 1993 puis sous forme d'albums à partir de 1944 $a Le personnage de Fanfoué est repris dans la série de bandes dessinées "Double M" à partir du 10e album de la série en 1995</text:p>
            <text:p>610    $a Dict. encylopédique des héros et auteurs de BD / Henri Filippini, 1998</text:p>
            <text:p>610    $a "Fanfoué des Pnottas", 10 ans de bonnes aventures ! / Félix Meynet ; conception et réalisation, Pascal Roman, 2002</text:p>
            <text:p>624    $a 740</text:p>
            <text:p>624    $a 800</text:p>
            <text:p>909    $a Notice modifiée automatiquement : injection de zone 043 et 06X</text:p>
          </table:table-cell>
        </table:table-row>
        <table:table-row table:style-name="ro17">
          <table:table-cell office:value-type="string" calcext:value-type="string">
            <text:p>ark:/12148/cb14592417r</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889c0 as2200027   45  </text:p>
            <text:p>001    FRBNF145924173</text:p>
            <text:p>003    http://catalogue.bnf.fr/ark:/12148/cb14592417r</text:p>
            <text:p>008    041222161013yyfre           1982      1991                   010 </text:p>
            <text:p>043    $o te</text:p>
            <text:p>100    $3 12013434 $1 ISNI0000000121201416 $w .0..b..... $a Cothias $m Patrick $d 1948-....</text:p>
            <text:p>100    $3 11909184 $1 ISNI000000012278182X $w .0..b..... $a Juillard $m André $d 1948-....</text:p>
            <text:p>145 26 $w .0..b.fre. $a Les 7 vies de l'épervier</text:p>
            <text:p>445 26 $w ....b.fre. $a Les sept vies de l'épervier</text:p>
            <text:p>460    $w ....b..... $a Juillard $m André $d 1948-.... $t Les 7 vies de l'épervier</text:p>
            <text:p>600    $a Série de bandes dessinées historiques en 7 volumes ayant pour cadre la cour d'Henri IV $a Scénarios de Patrick Gothias, dessins d'André Juillard $a Ayant pour origine la série "Masquerouge", "Les 7 vies de l'épervier" a donné naissance à plusieurs cycles : "Coeur brulé", "Ninon secrète", "Le fou du Roy", "Plume aux vents", "Le masque de fer", etc.</text:p>
            <text:p>610    $a Dict. encyclopédique des héros et auteurs de BD / Henri Filippini, 1999</text:p>
            <text:p>624    $a 740</text:p>
            <text:p>624    $a 800</text:p>
            <text:p>996    $o OPP $a 14592421 $d 20161013</text:p>
          </table:table-cell>
          <table:table-cell office:value-type="string" calcext:value-type="string">
            <text:p>000    00889c0 as2200027   45  </text:p>
            <text:p>001    FRBNF145924173</text:p>
            <text:p>003    http://catalogue.bnf.fr/ark:/12148/cb14592417r</text:p>
            <text:p>008    041222161013yyfre           1982      1991                   010 </text:p>
            <text:p>043    $o te</text:p>
            <text:p>100    $3 12013434 $1 ISNI0000000121201416 $w .0..b..... $a Cothias $m Patrick $d 1948-....</text:p>
            <text:p>100    $3 11909184 $1 ISNI000000012278182X $w .0..b..... $a Juillard $m André $d 1948-....</text:p>
            <text:p>145 26 $w .0..b.fre. $a Les 7 vies de l'épervier</text:p>
            <text:p>445 26 $w ....b.fre. $a Les sept vies de l'épervier</text:p>
            <text:p>460    $w ....b..... $a Juillard $m André $d 1948-.... $t Les 7 vies de l'épervier</text:p>
            <text:p>600    $a Série de bandes dessinées historiques en 7 volumes ayant pour cadre la cour d'Henri IV $a Scénarios de Patrick Gothias, dessins d'André Juillard $a Ayant pour origine la série "Masquerouge", "Les 7 vies de l'épervier" a donné naissance à plusieurs cycles : "Coeur brulé", "Ninon secrète", "Le fou du Roy", "Plume aux vents", "Le masque de fer", etc.</text:p>
            <text:p>610    $a Dict. encyclopédique des héros et auteurs de BD / Henri Filippini, 1999</text:p>
            <text:p>624    $a 740</text:p>
            <text:p>624    $a 800</text:p>
            <text:p>996    $o OPP $a 14592421 $d 20161013</text:p>
            <text:p>909    $a Notice modifiée automatiquement : injection de zone 043 et 06X</text:p>
          </table:table-cell>
        </table:table-row>
        <table:table-row table:style-name="ro3">
          <table:table-cell office:value-type="string" calcext:value-type="string">
            <text:p>ark:/12148/cb18095097j</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83n1 as22000272  45  </text:p>
            <text:p>001    FRBNF18095097X</text:p>
            <text:p>003    http://catalogue.bnf.fr/ark:/12148/cb18095097j</text:p>
            <text:p>008    230802      yyfre           1942                             010 </text:p>
            <text:p>043    $o te</text:p>
            <text:p>100    $3 11907331 $1 ISNI0000000122841036 $w  0 2b..... $a Hergé $d 1907-1983</text:p>
            <text:p>145 16 $w .0..b.fre. $a L'étoile mystérieuse</text:p>
            <text:p>502    $3 14578636 $a Hergé $d 1907-1983 $t Tintin</text:p>
            <text:p>600    $a Bande dessinée</text:p>
            <text:p>610    $a Dict. mondial de la bande dessinée / P. Gaumer, 2001 (sous : Tintin et Milou)</text:p>
            <text:p>624    $a 740</text:p>
            <text:p>624    $a 800</text:p>
          </table:table-cell>
          <table:table-cell office:value-type="string" calcext:value-type="string">
            <text:p>000    00383n1 as22000272  45  </text:p>
            <text:p>001    FRBNF18095097X</text:p>
            <text:p>003    http://catalogue.bnf.fr/ark:/12148/cb18095097j</text:p>
            <text:p>008    230802      yyfre           1942                             010 </text:p>
            <text:p>043    $o te</text:p>
            <text:p>100    $3 11907331 $1 ISNI0000000122841036 $w  0 2b..... $a Hergé $d 1907-1983</text:p>
            <text:p>145 16 $w .0..b.fre. $a L'étoile mystérieuse</text:p>
            <text:p>502    $3 14578636 $a Hergé $d 1907-1983 $t Tintin</text:p>
            <text:p>600    $a Bande dessinée</text:p>
            <text:p>610    $a Dict. mondial de la bande dessinée / P. Gaumer, 2001 (sous : Tintin et Milou)</text:p>
            <text:p>624    $a 740</text:p>
            <text:p>624    $a 800</text:p>
            <text:p>909    $a Notice modifiée automatiquement : injection de zone 043 et 06X</text:p>
          </table:table-cell>
        </table:table-row>
        <table:table-row table:style-name="ro3">
          <table:table-cell office:value-type="string" calcext:value-type="string">
            <text:p>ark:/12148/cb18095095v</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82n1 as22000272  45  </text:p>
            <text:p>001    FRBNF180950955</text:p>
            <text:p>003    http://catalogue.bnf.fr/ark:/12148/cb18095095v</text:p>
            <text:p>008    230802      yyfre           1956                             010 </text:p>
            <text:p>043    $o te</text:p>
            <text:p>100    $3 11907331 $1 ISNI0000000122841036 $w  0 2b..... $a Hergé $d 1907-1983</text:p>
            <text:p>145 16 $w .0..b.fre. $a L'affaire Tournesol</text:p>
            <text:p>502    $3 14578636 $a Hergé $d 1907-1983 $t Tintin</text:p>
            <text:p>600    $a Bande dessinée</text:p>
            <text:p>610    $a Dict. mondial de la bande dessinée / P. Gaumer, 2001 (sous : Tintin et Milou)</text:p>
            <text:p>624    $a 740</text:p>
            <text:p>624    $a 800</text:p>
          </table:table-cell>
          <table:table-cell office:value-type="string" calcext:value-type="string">
            <text:p>000    00382n1 as22000272  45  </text:p>
            <text:p>001    FRBNF180950955</text:p>
            <text:p>003    http://catalogue.bnf.fr/ark:/12148/cb18095095v</text:p>
            <text:p>008    230802      yyfre           1956                             010 </text:p>
            <text:p>043    $o te</text:p>
            <text:p>100    $3 11907331 $1 ISNI0000000122841036 $w  0 2b..... $a Hergé $d 1907-1983</text:p>
            <text:p>145 16 $w .0..b.fre. $a L'affaire Tournesol</text:p>
            <text:p>502    $3 14578636 $a Hergé $d 1907-1983 $t Tintin</text:p>
            <text:p>600    $a Bande dessinée</text:p>
            <text:p>610    $a Dict. mondial de la bande dessinée / P. Gaumer, 2001 (sous : Tintin et Milou)</text:p>
            <text:p>624    $a 740</text:p>
            <text:p>624    $a 800</text:p>
            <text:p>909    $a Notice modifiée automatiquement : injection de zone 043 et 06X</text:p>
          </table:table-cell>
        </table:table-row>
        <table:table-row table:style-name="ro3">
          <table:table-cell office:value-type="string" calcext:value-type="string">
            <text:p>ark:/12148/cb180950966</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89n1 as22000272  45  </text:p>
            <text:p>001    FRBNF180950962</text:p>
            <text:p>003    http://catalogue.bnf.fr/ark:/12148/cb180950966</text:p>
            <text:p>008    230802      yyfre           1950                             010 </text:p>
            <text:p>043    $o te</text:p>
            <text:p>100    $3 11907331 $1 ISNI0000000122841036 $w  0 2b..... $a Hergé $d 1907-1983</text:p>
            <text:p>145 16 $w .0..b.fre. $a Tintin au pays de l'or noir</text:p>
            <text:p>502    $3 14578636 $a Hergé $d 1907-1983 $t Tintin</text:p>
            <text:p>600    $a Bande dessinée</text:p>
            <text:p>610    $a Dict. mondial de la bande dessinée / P. Gaumer, 2001 (sous : Tintin et Milou)</text:p>
            <text:p>624    $a 740</text:p>
            <text:p>624    $a 800</text:p>
          </table:table-cell>
          <table:table-cell office:value-type="string" calcext:value-type="string">
            <text:p>000    00389n1 as22000272  45  </text:p>
            <text:p>001    FRBNF180950962</text:p>
            <text:p>003    http://catalogue.bnf.fr/ark:/12148/cb180950966</text:p>
            <text:p>008    230802      yyfre           1950                             010 </text:p>
            <text:p>043    $o te</text:p>
            <text:p>100    $3 11907331 $1 ISNI0000000122841036 $w  0 2b..... $a Hergé $d 1907-1983</text:p>
            <text:p>145 16 $w .0..b.fre. $a Tintin au pays de l'or noir</text:p>
            <text:p>502    $3 14578636 $a Hergé $d 1907-1983 $t Tintin</text:p>
            <text:p>600    $a Bande dessinée</text:p>
            <text:p>610    $a Dict. mondial de la bande dessinée / P. Gaumer, 2001 (sous : Tintin et Milou)</text:p>
            <text:p>624    $a 740</text:p>
            <text:p>624    $a 800</text:p>
            <text:p>909    $a Notice modifiée automatiquement : injection de zone 043 et 06X</text:p>
          </table:table-cell>
        </table:table-row>
        <table:table-row table:style-name="ro3">
          <table:table-cell office:value-type="string" calcext:value-type="string">
            <text:p>ark:/12148/cb180950877</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83n1 as22000272  45  </text:p>
            <text:p>001    FRBNF180950873</text:p>
            <text:p>003    http://catalogue.bnf.fr/ark:/12148/cb180950877</text:p>
            <text:p>008    230802      yyfre           1939                             010 </text:p>
            <text:p>043    $o te</text:p>
            <text:p>100    $3 11907331 $1 ISNI0000000122841036 $w  0 2b..... $a Hergé $d 1907-1983</text:p>
            <text:p>145 16 $w .0..b.fre. $a Le sceptre d'Ottokar</text:p>
            <text:p>502    $3 14578636 $a Hergé $d 1907-1983 $t Tintin</text:p>
            <text:p>600    $a Bande dessinée</text:p>
            <text:p>610    $a Dict. mondial de la bande dessinée / P. Gaumer, 2001 (sous : Tintin et Milou)</text:p>
            <text:p>624    $a 740</text:p>
            <text:p>624    $a 800</text:p>
          </table:table-cell>
          <table:table-cell office:value-type="string" calcext:value-type="string">
            <text:p>000    00383n1 as22000272  45  </text:p>
            <text:p>001    FRBNF180950873</text:p>
            <text:p>003    http://catalogue.bnf.fr/ark:/12148/cb180950877</text:p>
            <text:p>008    230802      yyfre           1939                             010 </text:p>
            <text:p>043    $o te</text:p>
            <text:p>100    $3 11907331 $1 ISNI0000000122841036 $w  0 2b..... $a Hergé $d 1907-1983</text:p>
            <text:p>145 16 $w .0..b.fre. $a Le sceptre d'Ottokar</text:p>
            <text:p>502    $3 14578636 $a Hergé $d 1907-1983 $t Tintin</text:p>
            <text:p>600    $a Bande dessinée</text:p>
            <text:p>610    $a Dict. mondial de la bande dessinée / P. Gaumer, 2001 (sous : Tintin et Milou)</text:p>
            <text:p>624    $a 740</text:p>
            <text:p>624    $a 800</text:p>
            <text:p>909    $a Notice modifiée automatiquement : injection de zone 043 et 06X</text:p>
          </table:table-cell>
        </table:table-row>
        <table:table-row table:style-name="ro20">
          <table:table-cell office:value-type="string" calcext:value-type="string">
            <text:p>ark:/12148/cb167345961</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1127c0 as2200027   45  </text:p>
            <text:p>001    FRBNF167345969</text:p>
            <text:p>003    http://catalogue.bnf.fr/ark:/12148/cb167345961</text:p>
            <text:p>008    140110160926yyfre           1982      1983                   010 </text:p>
            <text:p>043    $o te</text:p>
            <text:p>100    $3 11922326 $1 ISNI0000000027057868 $w .0..b..... $a Rochette $m Jean-Marc $d 1956-....</text:p>
            <text:p>100    $3 11912191 $1 ISNI0000000059488929 $w .0..b..... $a Legrand $m Benjamin $d 1950-....</text:p>
            <text:p>100    $3 11913183 $1 ISNI0000000073591818 $w  0 2b..... $a Lob $m Jacques $d 1932-1990</text:p>
            <text:p>145 26 $w .0..b.fre. $a Le Transperceneige</text:p>
            <text:p>301 6  $3 16915004 $t Snowpiercer (film)</text:p>
            <text:p>460    $w ....b..... $a Legrand $m Benjamin $d 1950-.... $t Le Transperceneige</text:p>
            <text:p>460    $w ....b..... $a Lob $m Jacques $d 1932-1990 $t Le Transperceneige</text:p>
            <text:p>600    $a Trilogie de bandes dessinées de science-fiction comprenant "Le Transperceneige", "L'arpenteur", "La traversée" $a Scénario du 1er album par Jacques Lob, des 2e et 3e albums par Benjamin Legrand ; dessins de Jean-Marc Rochette $a Publiée du 1er octobre 1982 au 1er juin 1983 dans le magazine "À suivre" puis éditée sous forme d'albums de 1984 à 2000 par Casterman</text:p>
            <text:p>610    $a Dict. mondial de la bande dessinée / P. Gaumer, 2001 (sous : Lob, Jacques)</text:p>
            <text:p>610    $a Bédéthèque $u http://www.bedetheque.com/serie-395-BD-Transperceneige.html $d 2014-01-09</text:p>
            <text:p>624    $a 740</text:p>
            <text:p>624    $a 800</text:p>
            <text:p>996    $o OPP $a 16734595 $d 20160926</text:p>
            <text:p>996    $o OPP $a 16734571 $d 20160926</text:p>
          </table:table-cell>
          <table:table-cell office:value-type="string" calcext:value-type="string">
            <text:p>000    01127c0 as2200027   45  </text:p>
            <text:p>001    FRBNF167345969</text:p>
            <text:p>003    http://catalogue.bnf.fr/ark:/12148/cb167345961</text:p>
            <text:p>008    140110160926yyfre           1982      1983                   010 </text:p>
            <text:p>043    $o te</text:p>
            <text:p>100    $3 11922326 $1 ISNI0000000027057868 $w .0..b..... $a Rochette $m Jean-Marc $d 1956-....</text:p>
            <text:p>100    $3 11912191 $1 ISNI0000000059488929 $w .0..b..... $a Legrand $m Benjamin $d 1950-....</text:p>
            <text:p>100    $3 11913183 $1 ISNI0000000073591818 $w  0 2b..... $a Lob $m Jacques $d 1932-1990</text:p>
            <text:p>145 26 $w .0..b.fre. $a Le Transperceneige</text:p>
            <text:p>301 6  $3 16915004 $t Snowpiercer (film)</text:p>
            <text:p>460    $w ....b..... $a Legrand $m Benjamin $d 1950-.... $t Le Transperceneige</text:p>
            <text:p>460    $w ....b..... $a Lob $m Jacques $d 1932-1990 $t Le Transperceneige</text:p>
            <text:p>600    $a Trilogie de bandes dessinées de science-fiction comprenant "Le Transperceneige", "L'arpenteur", "La traversée" $a Scénario du 1er album par Jacques Lob, des 2e et 3e albums par Benjamin Legrand ; dessins de Jean-Marc Rochette $a Publiée du 1er octobre 1982 au 1er juin 1983 dans le magazine "À suivre" puis éditée sous forme d'albums de 1984 à 2000 par Casterman</text:p>
            <text:p>610    $a Dict. mondial de la bande dessinée / P. Gaumer, 2001 (sous : Lob, Jacques)</text:p>
            <text:p>610    $a Bédéthèque $u http://www.bedetheque.com/serie-395-BD-Transperceneige.html $d 2014-01-09</text:p>
            <text:p>624    $a 740</text:p>
            <text:p>624    $a 800</text:p>
            <text:p>996    $o OPP $a 16734595 $d 20160926</text:p>
            <text:p>996    $o OPP $a 16734571 $d 20160926</text:p>
            <text:p>909    $a Notice modifiée automatiquement : injection de zone 043 et 06X</text:p>
          </table:table-cell>
        </table:table-row>
        <table:table-row table:style-name="ro11">
          <table:table-cell office:value-type="string" calcext:value-type="string">
            <text:p>ark:/12148/cb16536679v</text:p>
          </table:table-cell>
          <table:table-cell office:value-type="string" calcext:value-type="string">
            <text:p>TIC</text:p>
          </table:table-cell>
          <table:table-cell office:value-type="string" calcext:value-type="string">
            <text:p>Déjà renseigné : te - Proposition script : si 043 $o mi -&gt; 065 $a rogra</text:p>
          </table:table-cell>
          <table:table-cell office:value-type="string" calcext:value-type="string">
            <text:p>060</text:p>
          </table:table-cell>
          <table:table-cell office:value-type="string" calcext:value-type="string">
            <text:p>['$c roman']</text:p>
          </table:table-cell>
          <table:table-cell table:number-columns-repeated="3"/>
          <table:table-cell office:value-type="string" calcext:value-type="string">
            <text:p>000    00497c1 as22000272  45  </text:p>
            <text:p>001    FRBNF165366797</text:p>
            <text:p>003    http://catalogue.bnf.fr/ark:/12148/cb16536679v</text:p>
            <text:p>008    110914110915yyeng           2006                             010 </text:p>
            <text:p>043    $o te</text:p>
            <text:p>100    $3 14491895 $1 ISNI000000012098552X $w .0..b..... $a Tan $m Shaun $d 1974-....</text:p>
            <text:p>145 16 $w .0..b.eng. $a The arrival</text:p>
            <text:p>445 16 $w ....b.fre. $a Là où vont nos pères</text:p>
            <text:p>600    $a Roman graphique poético-fantastique inspiré par le thème des migrants $a Scénario, dessins et couleurs de Shaun Tan</text:p>
            <text:p>610    $a Bédéthèque : forme retenue $u http://www.bedetheque.com/album-133792-BD-The-arrival.html $d 2011-09-14</text:p>
            <text:p>624    $a 740</text:p>
            <text:p>624    $a 800</text:p>
          </table:table-cell>
          <table:table-cell office:value-type="string" calcext:value-type="string">
            <text:p>000    00497c1 as22000272  45  </text:p>
            <text:p>001    FRBNF165366797</text:p>
            <text:p>003    http://catalogue.bnf.fr/ark:/12148/cb16536679v</text:p>
            <text:p>008    110914110915yyeng           2006                             010 </text:p>
            <text:p>043    $o te</text:p>
            <text:p>060    $c roman</text:p>
            <text:p>100    $3 14491895 $1 ISNI000000012098552X $w .0..b..... $a Tan $m Shaun $d 1974-....</text:p>
            <text:p>145 16 $w .0..b.eng. $a The arrival</text:p>
            <text:p>445 16 $w ....b.fre. $a Là où vont nos pères</text:p>
            <text:p>600    $a Roman graphique poético-fantastique inspiré par le thème des migrants $a Scénario, dessins et couleurs de Shaun Tan</text:p>
            <text:p>610    $a Bédéthèque : forme retenue $u http://www.bedetheque.com/album-133792-BD-The-arrival.html $d 2011-09-14</text:p>
            <text:p>624    $a 740</text:p>
            <text:p>624    $a 800</text:p>
            <text:p>909    $a Notice modifiée automatiquement : injection de zone 043 et 06X</text:p>
          </table:table-cell>
        </table:table-row>
        <table:table-row table:style-name="ro12">
          <table:table-cell office:value-type="string" calcext:value-type="string">
            <text:p>ark:/12148/cb16937799p</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44n1 as2200027   45  </text:p>
            <text:p>001    FRBNF169377990</text:p>
            <text:p>003    http://catalogue.bnf.fr/ark:/12148/cb16937799p</text:p>
            <text:p>008    150114      yyfre           2012      2013                   010 </text:p>
            <text:p>043    $o te</text:p>
            <text:p>100    $3 11908847 $1 ISNI000000012020675X $w .0.2b..... $a Jim $d 1966-....</text:p>
            <text:p>145 16 $w .0..b.fre. $a Une nuit à Rome</text:p>
            <text:p>600    $a Bande dessinée en 2 tomes</text:p>
            <text:p>610    $a Bédéthèque $u http://www.bedetheque.com/BD-Une-nuit-a-Rome-Tome-1-161655.html $d 2015-01-14</text:p>
            <text:p>624    $a 740</text:p>
          </table:table-cell>
          <table:table-cell office:value-type="string" calcext:value-type="string">
            <text:p>000    00344n1 as2200027   45  </text:p>
            <text:p>001    FRBNF169377990</text:p>
            <text:p>003    http://catalogue.bnf.fr/ark:/12148/cb16937799p</text:p>
            <text:p>008    150114      yyfre           2012      2013                   010 </text:p>
            <text:p>043    $o te</text:p>
            <text:p>100    $3 11908847 $1 ISNI000000012020675X $w .0.2b..... $a Jim $d 1966-....</text:p>
            <text:p>145 16 $w .0..b.fre. $a Une nuit à Rome</text:p>
            <text:p>600    $a Bande dessinée en 2 tomes</text:p>
            <text:p>610    $a Bédéthèque $u http://www.bedetheque.com/BD-Une-nuit-a-Rome-Tome-1-161655.html $d 2015-01-14</text:p>
            <text:p>624    $a 740</text:p>
            <text:p>909    $a Notice modifiée automatiquement : injection de zone 043 et 06X</text:p>
          </table:table-cell>
        </table:table-row>
        <table:table-row table:style-name="ro2">
          <table:table-cell office:value-type="string" calcext:value-type="string">
            <text:p>ark:/12148/cb16988106g</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96c1 as22000272  45  </text:p>
            <text:p>001    FRBNF169881061</text:p>
            <text:p>003    http://catalogue.bnf.fr/ark:/12148/cb16988106g</text:p>
            <text:p>008    150903150904yyfre           1952                             010 </text:p>
            <text:p>043    $o te</text:p>
            <text:p>100    $3 11907331 $1 ISNI0000000122841036 $w  0 2b..... $a Hergé $d 1907-1983</text:p>
            <text:p>145 16 $w .0..b.fre. $a L'éruption du Karamako</text:p>
            <text:p>502    $3 16947310 $a Hergé $d 1907-1983 $t Les aventures de Jo, Zette et Jocko</text:p>
            <text:p>600    $a Bande dessinée</text:p>
            <text:p>610    $a Dict. mondial de la bande dessinée / P. Gaumer, 2001 (sous : Jo, Zette et Jocko)</text:p>
          </table:table-cell>
          <table:table-cell office:value-type="string" calcext:value-type="string">
            <text:p>000    00396c1 as22000272  45  </text:p>
            <text:p>001    FRBNF169881061</text:p>
            <text:p>003    http://catalogue.bnf.fr/ark:/12148/cb16988106g</text:p>
            <text:p>008    150903150904yyfre           1952                             010 </text:p>
            <text:p>043    $o te</text:p>
            <text:p>100    $3 11907331 $1 ISNI0000000122841036 $w  0 2b..... $a Hergé $d 1907-1983</text:p>
            <text:p>145 16 $w .0..b.fre. $a L'éruption du Karamako</text:p>
            <text:p>502    $3 16947310 $a Hergé $d 1907-1983 $t Les aventures de Jo, Zette et Jocko</text:p>
            <text:p>600    $a Bande dessinée</text:p>
            <text:p>610    $a Dict. mondial de la bande dessinée / P. Gaumer, 2001 (sous : Jo, Zette et Jocko)</text:p>
            <text:p>909    $a Notice modifiée automatiquement : injection de zone 043 et 06X</text:p>
          </table:table-cell>
        </table:table-row>
        <table:table-row table:style-name="ro2">
          <table:table-cell office:value-type="string" calcext:value-type="string">
            <text:p>ark:/12148/cb16210219h</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42n1 as2200027   45  </text:p>
            <text:p>001    FRBNF162102194</text:p>
            <text:p>003    http://catalogue.bnf.fr/ark:/12148/cb16210219h</text:p>
            <text:p>008    100617      yyfre           1986                             010 </text:p>
            <text:p>043    $o te</text:p>
            <text:p>100    $3 11902605 $1 ISNI0000000123144662 $w .0..b..... $a Ferrandez $m Jacques $d 1955-....</text:p>
            <text:p>145 16 $w .0..b.fre. $a Carnets d'Orient</text:p>
            <text:p>600    $a Série de bandes dessinées</text:p>
            <text:p>610    $a Dict. mondial de la bande dessinée / P. Gaumer, 2001 (sous : Ferrandez, Jacques) $a Encycl. universalis (sous : Bande dessinée) $u http://www.universalis-edu.com/ $d 2010-06-17</text:p>
            <text:p>624    $a 740</text:p>
          </table:table-cell>
          <table:table-cell office:value-type="string" calcext:value-type="string">
            <text:p>000    00442n1 as2200027   45  </text:p>
            <text:p>001    FRBNF162102194</text:p>
            <text:p>003    http://catalogue.bnf.fr/ark:/12148/cb16210219h</text:p>
            <text:p>008    100617      yyfre           1986                             010 </text:p>
            <text:p>043    $o te</text:p>
            <text:p>100    $3 11902605 $1 ISNI0000000123144662 $w .0..b..... $a Ferrandez $m Jacques $d 1955-....</text:p>
            <text:p>145 16 $w .0..b.fre. $a Carnets d'Orient</text:p>
            <text:p>600    $a Série de bandes dessinées</text:p>
            <text:p>610    $a Dict. mondial de la bande dessinée / P. Gaumer, 2001 (sous : Ferrandez, Jacques) $a Encycl. universalis (sous : Bande dessinée) $u http://www.universalis-edu.com/ $d 2010-06-17</text:p>
            <text:p>624    $a 740</text:p>
            <text:p>909    $a Notice modifiée automatiquement : injection de zone 043 et 06X</text:p>
          </table:table-cell>
        </table:table-row>
        <table:table-row table:style-name="ro19">
          <table:table-cell office:value-type="string" calcext:value-type="string">
            <text:p>ark:/12148/cb16729657d</text:p>
          </table:table-cell>
          <table:table-cell office:value-type="string" calcext:value-type="string">
            <text:p>TIC</text:p>
          </table:table-cell>
          <table:table-cell office:value-type="string" calcext:value-type="string">
            <text:p>Déjà renseigné : te - Proposition script : si 043 $o mi -&gt; 065 $a manga</text:p>
          </table:table-cell>
          <table:table-cell table:number-columns-repeated="5"/>
          <table:table-cell office:value-type="string" calcext:value-type="string">
            <text:p>000    00594c1 as22000272  452 </text:p>
            <text:p>001    FRBNF167296575</text:p>
            <text:p>003    http://catalogue.bnf.fr/ark:/12148/cb16729657d</text:p>
            <text:p>008    131212140108yyjpn           2004      2013                   010 </text:p>
            <text:p>043    $o te</text:p>
            <text:p>100    $3 16030363 $1 ISNI0000000109226709 $w .0..bx.... $a Ōkubo $m Atsushi $d 1979-....</text:p>
            <text:p>145 16 $w .0..bxjpn. $a Sōru ītā</text:p>
            <text:p>145 16 $w .0..5.jpn. $a ソウルイーター</text:p>
            <text:p>445 16 $w ....b.eng. $a Soul eater</text:p>
            <text:p>600    $a Série de 25 mangas</text:p>
            <text:p>610    $a Web NDL, 2014 $a Manga sanctuary : Sōru Ītā (en caractères japonais) $u http://www.manga-sanctuary.com/bdd/manga/3384-soul-eater/ $d 2013-12-12</text:p>
            <text:p>610    $a BnF Service japonais, 2014-01-03</text:p>
            <text:p>612    $a Guide du manga / F. Dunis, F. Krecina, 2004</text:p>
            <text:p>624    $a 740</text:p>
          </table:table-cell>
          <table:table-cell office:value-type="string" calcext:value-type="string">
            <text:p>000    00594c1 as22000272  452 </text:p>
            <text:p>001    FRBNF167296575</text:p>
            <text:p>003    http://catalogue.bnf.fr/ark:/12148/cb16729657d</text:p>
            <text:p>008    131212140108yyjpn           2004      2013                   010 </text:p>
            <text:p>043    $o te</text:p>
            <text:p>100    $3 16030363 $1 ISNI0000000109226709 $w .0..bx.... $a Ōkubo $m Atsushi $d 1979-....</text:p>
            <text:p>145 16 $w .0..bxjpn. $a Sōru ītā</text:p>
            <text:p>145 16 $w .0..5.jpn. $a ソウルイーター</text:p>
            <text:p>445 16 $w ....b.eng. $a Soul eater</text:p>
            <text:p>600    $a Série de 25 mangas</text:p>
            <text:p>610    $a Web NDL, 2014 $a Manga sanctuary : Sōru Ītā (en caractères japonais) $u http://www.manga-sanctuary.com/bdd/manga/3384-soul-eater/ $d 2013-12-12</text:p>
            <text:p>610    $a BnF Service japonais, 2014-01-03</text:p>
            <text:p>612    $a Guide du manga / F. Dunis, F. Krecina, 2004</text:p>
            <text:p>624    $a 740</text:p>
            <text:p>909    $a Notice modifiée automatiquement : injection de zone 043 et 06X</text:p>
          </table:table-cell>
        </table:table-row>
        <table:table-row table:style-name="ro3">
          <table:table-cell office:value-type="string" calcext:value-type="string">
            <text:p>ark:/12148/cb16135825j</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77c1 as22000272  45  </text:p>
            <text:p>001    FRBNF161358251</text:p>
            <text:p>003    http://catalogue.bnf.fr/ark:/12148/cb16135825j</text:p>
            <text:p>008    090921120625yyfre           1931                             010 </text:p>
            <text:p>043    $o te</text:p>
            <text:p>100    $3 11907331 $1 ISNI0000000122841036 $w  0 2b..... $a Hergé $d 1907-1983</text:p>
            <text:p>145 16 $w .0..b.fre. $a Tintin au Congo</text:p>
            <text:p>502    $3 14578636 $a Hergé $d 1907-1983 $t Tintin</text:p>
            <text:p>600    $a Bande dessinée</text:p>
            <text:p>610    $a Dict. mondial de la bande dessinée / P. Gaumer, 2001 (sous : Tintin et Milou)</text:p>
            <text:p>624    $a 740</text:p>
            <text:p>624    $a 800</text:p>
          </table:table-cell>
          <table:table-cell office:value-type="string" calcext:value-type="string">
            <text:p>000    00377c1 as22000272  45  </text:p>
            <text:p>001    FRBNF161358251</text:p>
            <text:p>003    http://catalogue.bnf.fr/ark:/12148/cb16135825j</text:p>
            <text:p>008    090921120625yyfre           1931                             010 </text:p>
            <text:p>043    $o te</text:p>
            <text:p>100    $3 11907331 $1 ISNI0000000122841036 $w  0 2b..... $a Hergé $d 1907-1983</text:p>
            <text:p>145 16 $w .0..b.fre. $a Tintin au Congo</text:p>
            <text:p>502    $3 14578636 $a Hergé $d 1907-1983 $t Tintin</text:p>
            <text:p>600    $a Bande dessinée</text:p>
            <text:p>610    $a Dict. mondial de la bande dessinée / P. Gaumer, 2001 (sous : Tintin et Milou)</text:p>
            <text:p>624    $a 740</text:p>
            <text:p>624    $a 800</text:p>
            <text:p>909    $a Notice modifiée automatiquement : injection de zone 043 et 06X</text:p>
          </table:table-cell>
        </table:table-row>
        <table:table-row table:style-name="ro3">
          <table:table-cell office:value-type="string" calcext:value-type="string">
            <text:p>ark:/12148/cb161358157</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79c1 as22000272  45  </text:p>
            <text:p>001    FRBNF161358155</text:p>
            <text:p>003    http://catalogue.bnf.fr/ark:/12148/cb161358157</text:p>
            <text:p>008    090921120625yyfre           1937                             010 </text:p>
            <text:p>043    $o te</text:p>
            <text:p>100    $3 11907331 $1 ISNI0000000122841036 $w  0 2b..... $a Hergé $d 1907-1983</text:p>
            <text:p>145 16 $w .0..b.fre. $a L'oreille cassée</text:p>
            <text:p>502    $3 14578636 $a Hergé $d 1907-1983 $t Tintin</text:p>
            <text:p>600    $a Bande dessinée</text:p>
            <text:p>610    $a Dict. mondial de la bande dessinée / P. Gaumer, 2001 (sous : Tintin et Milou)</text:p>
            <text:p>624    $a 740</text:p>
            <text:p>624    $a 800</text:p>
          </table:table-cell>
          <table:table-cell office:value-type="string" calcext:value-type="string">
            <text:p>000    00379c1 as22000272  45  </text:p>
            <text:p>001    FRBNF161358155</text:p>
            <text:p>003    http://catalogue.bnf.fr/ark:/12148/cb161358157</text:p>
            <text:p>008    090921120625yyfre           1937                             010 </text:p>
            <text:p>043    $o te</text:p>
            <text:p>100    $3 11907331 $1 ISNI0000000122841036 $w  0 2b..... $a Hergé $d 1907-1983</text:p>
            <text:p>145 16 $w .0..b.fre. $a L'oreille cassée</text:p>
            <text:p>502    $3 14578636 $a Hergé $d 1907-1983 $t Tintin</text:p>
            <text:p>600    $a Bande dessinée</text:p>
            <text:p>610    $a Dict. mondial de la bande dessinée / P. Gaumer, 2001 (sous : Tintin et Milou)</text:p>
            <text:p>624    $a 740</text:p>
            <text:p>624    $a 800</text:p>
            <text:p>909    $a Notice modifiée automatiquement : injection de zone 043 et 06X</text:p>
          </table:table-cell>
        </table:table-row>
        <table:table-row table:style-name="ro23">
          <table:table-cell office:value-type="string" calcext:value-type="string">
            <text:p>ark:/12148/cb16135817x</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94c1 as22000272  45  </text:p>
            <text:p>001    FRBNF16135817X</text:p>
            <text:p>003    http://catalogue.bnf.fr/ark:/12148/cb16135817x</text:p>
            <text:p>008    090921120625yyfre           1936                             010 </text:p>
            <text:p>043    $o te</text:p>
            <text:p>100    $3 11907331 $1 ISNI0000000122841036 $w  0 2b..... $a Hergé $d 1907-1983</text:p>
            <text:p>145 16 $w .0..b.fre. $a Le lotus bleu</text:p>
            <text:p>445 16 $w ....bachi. $a Lan lian hua</text:p>
            <text:p>445 16 $w ....1.chi. $a 蓝莲花</text:p>
            <text:p>445 16 $w ....bachi. $a Lan lianhua</text:p>
            <text:p>502    $3 14578636 $a Hergé $d 1907-1983 $t Tintin</text:p>
            <text:p>600    $a Bande dessinée $a Sur l'ancien Shanghai des années 1930</text:p>
            <text:p>610    $a Dict. mondial de la bande dessinée / P. Gaumer, 2001 (sous : Tintin et Milou) : forme retenue</text:p>
            <text:p>610    $a Le Lotus bleu décrypté / Li Xiaohan, Patrick Mérand, 2009</text:p>
            <text:p>624    $a 740</text:p>
            <text:p>624    $a 800</text:p>
          </table:table-cell>
          <table:table-cell office:value-type="string" calcext:value-type="string">
            <text:p>000    00594c1 as22000272  45  </text:p>
            <text:p>001    FRBNF16135817X</text:p>
            <text:p>003    http://catalogue.bnf.fr/ark:/12148/cb16135817x</text:p>
            <text:p>008    090921120625yyfre           1936                             010 </text:p>
            <text:p>043    $o te</text:p>
            <text:p>100    $3 11907331 $1 ISNI0000000122841036 $w  0 2b..... $a Hergé $d 1907-1983</text:p>
            <text:p>145 16 $w .0..b.fre. $a Le lotus bleu</text:p>
            <text:p>445 16 $w ....bachi. $a Lan lian hua</text:p>
            <text:p>445 16 $w ....1.chi. $a 蓝莲花</text:p>
            <text:p>445 16 $w ....bachi. $a Lan lianhua</text:p>
            <text:p>502    $3 14578636 $a Hergé $d 1907-1983 $t Tintin</text:p>
            <text:p>600    $a Bande dessinée $a Sur l'ancien Shanghai des années 1930</text:p>
            <text:p>610    $a Dict. mondial de la bande dessinée / P. Gaumer, 2001 (sous : Tintin et Milou) : forme retenue</text:p>
            <text:p>610    $a Le Lotus bleu décrypté / Li Xiaohan, Patrick Mérand, 2009</text:p>
            <text:p>624    $a 740</text:p>
            <text:p>624    $a 800</text:p>
            <text:p>909    $a Notice modifiée automatiquement : injection de zone 043 et 06X</text:p>
          </table:table-cell>
        </table:table-row>
        <table:table-row table:style-name="ro12">
          <table:table-cell office:value-type="string" calcext:value-type="string">
            <text:p>ark:/12148/cb16618028j</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53c1 as2200027   45  </text:p>
            <text:p>001    FRBNF16618028X</text:p>
            <text:p>003    http://catalogue.bnf.fr/ark:/12148/cb16618028j</text:p>
            <text:p>008    120807120808yyfre           1988                             010 </text:p>
            <text:p>043    $o te</text:p>
            <text:p>100    $3 12085194 $1 ISNI0000000120182655 $w .0..b..... $a Cailleteau $m Thierry $d 1959-....</text:p>
            <text:p>145 16 $w .0..b..... $a Aquablue</text:p>
            <text:p>600    $a Série de bandes dessinées de science fiction</text:p>
            <text:p>610    $a Dict. mondial de la BD / P. Gaumer, 2001 (sous : Cailleteau, Thierry)</text:p>
            <text:p>624    $a 800</text:p>
          </table:table-cell>
          <table:table-cell office:value-type="string" calcext:value-type="string">
            <text:p>000    00353c1 as2200027   45  </text:p>
            <text:p>001    FRBNF16618028X</text:p>
            <text:p>003    http://catalogue.bnf.fr/ark:/12148/cb16618028j</text:p>
            <text:p>008    120807120808yyfre           1988                             010 </text:p>
            <text:p>043    $o te</text:p>
            <text:p>100    $3 12085194 $1 ISNI0000000120182655 $w .0..b..... $a Cailleteau $m Thierry $d 1959-....</text:p>
            <text:p>145 16 $w .0..b..... $a Aquablue</text:p>
            <text:p>600    $a Série de bandes dessinées de science fiction</text:p>
            <text:p>610    $a Dict. mondial de la BD / P. Gaumer, 2001 (sous : Cailleteau, Thierry)</text:p>
            <text:p>624    $a 800</text:p>
            <text:p>909    $a Notice modifiée automatiquement : injection de zone 043 et 06X</text:p>
          </table:table-cell>
        </table:table-row>
        <table:table-row table:style-name="ro3">
          <table:table-cell office:value-type="string" calcext:value-type="string">
            <text:p>ark:/12148/cb16143829n</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81c1 as22000272  45  </text:p>
            <text:p>001    FRBNF161438295</text:p>
            <text:p>003    http://catalogue.bnf.fr/ark:/12148/cb16143829n</text:p>
            <text:p>008    091009120625yyfre           1966                             010 </text:p>
            <text:p>043    $o te</text:p>
            <text:p>100    $3 11907331 $1 ISNI0000000122841036 $w  0 2b..... $a Hergé $d 1907-1983</text:p>
            <text:p>145 16 $w .0..b.fre. $a Vol 714 pour Sydney</text:p>
            <text:p>502    $3 14578636 $a Hergé $d 1907-1983 $t Tintin</text:p>
            <text:p>600    $a Bande dessinée</text:p>
            <text:p>610    $a Dict. mondial de la bande dessinée / P. Gaumer, 2001 (sous : Tintin et Milou)</text:p>
            <text:p>624    $a 740</text:p>
            <text:p>624    $a 800</text:p>
          </table:table-cell>
          <table:table-cell office:value-type="string" calcext:value-type="string">
            <text:p>000    00381c1 as22000272  45  </text:p>
            <text:p>001    FRBNF161438295</text:p>
            <text:p>003    http://catalogue.bnf.fr/ark:/12148/cb16143829n</text:p>
            <text:p>008    091009120625yyfre           1966                             010 </text:p>
            <text:p>043    $o te</text:p>
            <text:p>100    $3 11907331 $1 ISNI0000000122841036 $w  0 2b..... $a Hergé $d 1907-1983</text:p>
            <text:p>145 16 $w .0..b.fre. $a Vol 714 pour Sydney</text:p>
            <text:p>502    $3 14578636 $a Hergé $d 1907-1983 $t Tintin</text:p>
            <text:p>600    $a Bande dessinée</text:p>
            <text:p>610    $a Dict. mondial de la bande dessinée / P. Gaumer, 2001 (sous : Tintin et Milou)</text:p>
            <text:p>624    $a 740</text:p>
            <text:p>624    $a 800</text:p>
            <text:p>909    $a Notice modifiée automatiquement : injection de zone 043 et 06X</text:p>
          </table:table-cell>
        </table:table-row>
        <table:table-row table:style-name="ro7">
          <table:table-cell office:value-type="string" calcext:value-type="string">
            <text:p>ark:/12148/cb13517478c</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853c1 as22000272  45  </text:p>
            <text:p>001    FRBNF135174780</text:p>
            <text:p>003    http://catalogue.bnf.fr/ark:/12148/cb13517478c</text:p>
            <text:p>008    981012050228yyeng           1959      1972                   010 </text:p>
            <text:p>043    $o te</text:p>
            <text:p>100    $3 11898249 $1 ISNI0000000118387213 $w .0..b..... $a Crumb $m Robert $d 1943-....</text:p>
            <text:p>145 16 $w .0..b.eng. $a Fritz the cat</text:p>
            <text:p>301 6  $3 16460628 $t The nine lives of Fritz the Cat (film)</text:p>
            <text:p>301 6  $3 16460359 $t Fritz the cat (film)</text:p>
            <text:p>445 16 $w ....b.fre. $a Fritz le chat</text:p>
            <text:p>600    $a Bande dessinée racontant les aventures du personnage Fritz the cat, créée en 1959 dans "Crumb brothers almanach" puis parue par épisodes dans "Help" (1963), "Crumb's comics and stories" (1969) et dans "People's comics" (1972)</text:p>
            <text:p>610    $a Dictionnaire mondial de la bande dessinée / Patrick Gaumer et Claude Moliterni, 1994 (sous : Fritz the cat)</text:p>
            <text:p>610    $a Encycl. universalis (sous : Crumb, Robert) : Fritz le chat $u http://www.universalis-edu.com $d 2005-02-08</text:p>
            <text:p>624    $a 760</text:p>
            <text:p>907    $o GEA $a 008776600</text:p>
            <text:p>917    $o OPL $a 014082139</text:p>
          </table:table-cell>
          <table:table-cell office:value-type="string" calcext:value-type="string">
            <text:p>000    00853c1 as22000272  45  </text:p>
            <text:p>001    FRBNF135174780</text:p>
            <text:p>003    http://catalogue.bnf.fr/ark:/12148/cb13517478c</text:p>
            <text:p>008    981012050228yyeng           1959      1972                   010 </text:p>
            <text:p>043    $o te</text:p>
            <text:p>100    $3 11898249 $1 ISNI0000000118387213 $w .0..b..... $a Crumb $m Robert $d 1943-....</text:p>
            <text:p>145 16 $w .0..b.eng. $a Fritz the cat</text:p>
            <text:p>301 6  $3 16460628 $t The nine lives of Fritz the Cat (film)</text:p>
            <text:p>301 6  $3 16460359 $t Fritz the cat (film)</text:p>
            <text:p>445 16 $w ....b.fre. $a Fritz le chat</text:p>
            <text:p>600    $a Bande dessinée racontant les aventures du personnage Fritz the cat, créée en 1959 dans "Crumb brothers almanach" puis parue par épisodes dans "Help" (1963), "Crumb's comics and stories" (1969) et dans "People's comics" (1972)</text:p>
            <text:p>610    $a Dictionnaire mondial de la bande dessinée / Patrick Gaumer et Claude Moliterni, 1994 (sous : Fritz the cat)</text:p>
            <text:p>610    $a Encycl. universalis (sous : Crumb, Robert) : Fritz le chat $u http://www.universalis-edu.com $d 2005-02-08</text:p>
            <text:p>624    $a 760</text:p>
            <text:p>907    $o GEA $a 008776600</text:p>
            <text:p>917    $o OPL $a 014082139</text:p>
            <text:p>909    $a Notice modifiée automatiquement : injection de zone 043 et 06X</text:p>
          </table:table-cell>
        </table:table-row>
        <table:table-row table:style-name="ro11">
          <table:table-cell office:value-type="string" calcext:value-type="string">
            <text:p>ark:/12148/cb13517479q</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609c1 as22000272  45  </text:p>
            <text:p>001    FRBNF135174798</text:p>
            <text:p>003    http://catalogue.bnf.fr/ark:/12148/cb13517479q</text:p>
            <text:p>008    981012050228yyeng           1967      1977                   010 </text:p>
            <text:p>043    $o te</text:p>
            <text:p>100    $3 11898249 $1 ISNI0000000118387213 $w .0..b..... $a Crumb $m Robert $d 1943-....</text:p>
            <text:p>145 16 $w .0..b.eng. $a Mister Natural</text:p>
            <text:p>600    $a Bande dessinée éponyme racontant les aventures de ce personnage $a D'abord paru par épisodes dans diverses revues : "Yarrowstalks", "East village other", "Zap" avant de faire l'objet  de recueils intitulés "Mister Natural" (1970, 1971 et 1977)</text:p>
            <text:p>610    $a Dictionnaire mondial de la bande dessinée / Patrick Gaumer et Claude Moliterni, 1994</text:p>
            <text:p>624    $a 760</text:p>
            <text:p>907    $o GEA $a 008786968</text:p>
            <text:p>917    $o OPL $a 014082153</text:p>
          </table:table-cell>
          <table:table-cell office:value-type="string" calcext:value-type="string">
            <text:p>000    00609c1 as22000272  45  </text:p>
            <text:p>001    FRBNF135174798</text:p>
            <text:p>003    http://catalogue.bnf.fr/ark:/12148/cb13517479q</text:p>
            <text:p>008    981012050228yyeng           1967      1977                   010 </text:p>
            <text:p>043    $o te</text:p>
            <text:p>100    $3 11898249 $1 ISNI0000000118387213 $w .0..b..... $a Crumb $m Robert $d 1943-....</text:p>
            <text:p>145 16 $w .0..b.eng. $a Mister Natural</text:p>
            <text:p>600    $a Bande dessinée éponyme racontant les aventures de ce personnage $a D'abord paru par épisodes dans diverses revues : "Yarrowstalks", "East village other", "Zap" avant de faire l'objet  de recueils intitulés "Mister Natural" (1970, 1971 et 1977)</text:p>
            <text:p>610    $a Dictionnaire mondial de la bande dessinée / Patrick Gaumer et Claude Moliterni, 1994</text:p>
            <text:p>624    $a 760</text:p>
            <text:p>907    $o GEA $a 008786968</text:p>
            <text:p>917    $o OPL $a 014082153</text:p>
            <text:p>909    $a Notice modifiée automatiquement : injection de zone 043 et 06X</text:p>
          </table:table-cell>
        </table:table-row>
        <table:table-row table:style-name="ro17">
          <table:table-cell office:value-type="string" calcext:value-type="string">
            <text:p>ark:/12148/cb13566276x</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797c0 as2200027   45  </text:p>
            <text:p>001    FRBNF135662769</text:p>
            <text:p>003    http://catalogue.bnf.fr/ark:/12148/cb13566276x</text:p>
            <text:p>008    000816161011yyfre                                            010 </text:p>
            <text:p>043    $o te</text:p>
            <text:p>100    $3 12864499 $1 ISNI0000000120239850 $w .0 .b..... $a Debarre $m Christian $d 1960-....</text:p>
            <text:p>100    $3 12421423 $1 ISNI0000000120931820 $w .0.2b..... $a 'Fane $d 1967-....</text:p>
            <text:p>145 26 $w .0..b.fre. $a Joe Bar Team</text:p>
            <text:p>460    $w ....b..... $a 'Fane $d 1967-.... $t Joe Bar Team</text:p>
            <text:p>600    $a Bande dessinée sur le monde motard dans les années 70, créée par Christian Debarre (Bar2), auteur des premières planches pour "Moto-Journal" en 1989, du 1er vol, en 1990 et également du vol. 5 $a Série continuée par Stéphane Deteindre (Fane) qui la transpose dans les années 1990</text:p>
            <text:p>610    $a Dictionnaire mondial de la bande-dessinée / Patrick Gaumer et Claude Moliterni, 1998</text:p>
            <text:p>624    $a 760</text:p>
            <text:p>907    $o GEA $a 009103133</text:p>
            <text:p>917    $o OPL $a 015067745</text:p>
            <text:p>917    $o OPL $a 01506776X</text:p>
            <text:p>996    $o OPP $a 13566278 $d 20161011</text:p>
          </table:table-cell>
          <table:table-cell office:value-type="string" calcext:value-type="string">
            <text:p>000    00797c0 as2200027   45  </text:p>
            <text:p>001    FRBNF135662769</text:p>
            <text:p>003    http://catalogue.bnf.fr/ark:/12148/cb13566276x</text:p>
            <text:p>008    000816161011yyfre                                            010 </text:p>
            <text:p>043    $o te</text:p>
            <text:p>100    $3 12864499 $1 ISNI0000000120239850 $w .0 .b..... $a Debarre $m Christian $d 1960-....</text:p>
            <text:p>100    $3 12421423 $1 ISNI0000000120931820 $w .0.2b..... $a 'Fane $d 1967-....</text:p>
            <text:p>145 26 $w .0..b.fre. $a Joe Bar Team</text:p>
            <text:p>460    $w ....b..... $a 'Fane $d 1967-.... $t Joe Bar Team</text:p>
            <text:p>600    $a Bande dessinée sur le monde motard dans les années 70, créée par Christian Debarre (Bar2), auteur des premières planches pour "Moto-Journal" en 1989, du 1er vol, en 1990 et également du vol. 5 $a Série continuée par Stéphane Deteindre (Fane) qui la transpose dans les années 1990</text:p>
            <text:p>610    $a Dictionnaire mondial de la bande-dessinée / Patrick Gaumer et Claude Moliterni, 1998</text:p>
            <text:p>624    $a 760</text:p>
            <text:p>907    $o GEA $a 009103133</text:p>
            <text:p>917    $o OPL $a 015067745</text:p>
            <text:p>917    $o OPL $a 01506776X</text:p>
            <text:p>996    $o OPP $a 13566278 $d 20161011</text:p>
            <text:p>909    $a Notice modifiée automatiquement : injection de zone 043 et 06X</text:p>
          </table:table-cell>
        </table:table-row>
        <table:table-row table:style-name="ro11">
          <table:table-cell office:value-type="string" calcext:value-type="string">
            <text:p>ark:/12148/cb13577517p</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74c1 as22000272  45  </text:p>
            <text:p>001    FRBNF135775172</text:p>
            <text:p>003    http://catalogue.bnf.fr/ark:/12148/cb13577517p</text:p>
            <text:p>008    001213060630yyger           19..                             210 </text:p>
            <text:p>043    $o te</text:p>
            <text:p>100    $3 12638368 $1 ISNI0000000122773862 $w .0..b..... $a Schroeder $m Binette $d 1939-....</text:p>
            <text:p>145 16 $w .0..b.ger. $a Der Froschkönig oder der eiserne Heinrich</text:p>
            <text:p>445 16 $w ....b.ger. $a Der eiserne Heinrich</text:p>
            <text:p>600    $a Bande dessinée pour enfants reprenant le conte des frères Grimm "Der Froschkönig"</text:p>
            <text:p>610    $a Illustratorin als Märchenerzählerin : Binette Schröder erzählt den "Froschkönig" neu / Jens Thiele, 1992</text:p>
            <text:p>612    $a Normdaten (CD), 2005-01</text:p>
            <text:p>624    $a 800</text:p>
            <text:p>907    $o GEA $a 009236062</text:p>
            <text:p>917    $o OPL $a 015241797</text:p>
          </table:table-cell>
          <table:table-cell office:value-type="string" calcext:value-type="string">
            <text:p>000    00574c1 as22000272  45  </text:p>
            <text:p>001    FRBNF135775172</text:p>
            <text:p>003    http://catalogue.bnf.fr/ark:/12148/cb13577517p</text:p>
            <text:p>008    001213060630yyger           19..                             210 </text:p>
            <text:p>043    $o te</text:p>
            <text:p>100    $3 12638368 $1 ISNI0000000122773862 $w .0..b..... $a Schroeder $m Binette $d 1939-....</text:p>
            <text:p>145 16 $w .0..b.ger. $a Der Froschkönig oder der eiserne Heinrich</text:p>
            <text:p>445 16 $w ....b.ger. $a Der eiserne Heinrich</text:p>
            <text:p>600    $a Bande dessinée pour enfants reprenant le conte des frères Grimm "Der Froschkönig"</text:p>
            <text:p>610    $a Illustratorin als Märchenerzählerin : Binette Schröder erzählt den "Froschkönig" neu / Jens Thiele, 1992</text:p>
            <text:p>612    $a Normdaten (CD), 2005-01</text:p>
            <text:p>624    $a 800</text:p>
            <text:p>907    $o GEA $a 009236062</text:p>
            <text:p>917    $o OPL $a 015241797</text:p>
            <text:p>909    $a Notice modifiée automatiquement : injection de zone 043 et 06X</text:p>
          </table:table-cell>
        </table:table-row>
        <table:table-row table:style-name="ro3">
          <table:table-cell office:value-type="string" calcext:value-type="string">
            <text:p>ark:/12148/cb16552559d</text:p>
          </table:table-cell>
          <table:table-cell office:value-type="string" calcext:value-type="string">
            <text:p>TIC</text:p>
          </table:table-cell>
          <table:table-cell office:value-type="string" calcext:value-type="string">
            <text:p>Déjà renseigné : te - Proposition script : si 043 $o mi -&gt; 065 $a rogra</text:p>
          </table:table-cell>
          <table:table-cell office:value-type="string" calcext:value-type="string">
            <text:p>060</text:p>
          </table:table-cell>
          <table:table-cell office:value-type="string" calcext:value-type="string">
            <text:p>['$c roman']</text:p>
          </table:table-cell>
          <table:table-cell table:number-columns-repeated="3"/>
          <table:table-cell office:value-type="string" calcext:value-type="string">
            <text:p>000    00468c1 as2200027   45  </text:p>
            <text:p>001    FRBNF165525598</text:p>
            <text:p>003    http://catalogue.bnf.fr/ark:/12148/cb16552559d</text:p>
            <text:p>008    111123111124yyfre           2009                             010 </text:p>
            <text:p>043    $o te</text:p>
            <text:p>100    $3 11900312 $1 ISNI0000000032868999 $w .0..b..... $a Dohollau $m Tanguy $d 1958-....</text:p>
            <text:p>145 16 $w .0..b.fre. $a Pas à pas, à l'écoute du silence</text:p>
            <text:p>600    $a Roman graphique</text:p>
            <text:p>610    $a Intimes cheminements et mémoire du monde : présentation de "Pas à pas", à l'écoute du silence", roman graphique de Tanguy Dohollau = Intimi percorsi e memoria del mondo / Brigitte Battel, 2011</text:p>
            <text:p>624    $a 800</text:p>
          </table:table-cell>
          <table:table-cell office:value-type="string" calcext:value-type="string">
            <text:p>000    00468c1 as2200027   45  </text:p>
            <text:p>001    FRBNF165525598</text:p>
            <text:p>003    http://catalogue.bnf.fr/ark:/12148/cb16552559d</text:p>
            <text:p>008    111123111124yyfre           2009                             010 </text:p>
            <text:p>043    $o te</text:p>
            <text:p>060    $c roman</text:p>
            <text:p>100    $3 11900312 $1 ISNI0000000032868999 $w .0..b..... $a Dohollau $m Tanguy $d 1958-....</text:p>
            <text:p>145 16 $w .0..b.fre. $a Pas à pas, à l'écoute du silence</text:p>
            <text:p>600    $a Roman graphique</text:p>
            <text:p>610    $a Intimes cheminements et mémoire du monde : présentation de "Pas à pas", à l'écoute du silence", roman graphique de Tanguy Dohollau = Intimi percorsi e memoria del mondo / Brigitte Battel, 2011</text:p>
            <text:p>624    $a 800</text:p>
            <text:p>909    $a Notice modifiée automatiquement : injection de zone 043 et 06X</text:p>
          </table:table-cell>
        </table:table-row>
        <table:table-row table:style-name="ro13">
          <table:table-cell office:value-type="string" calcext:value-type="string">
            <text:p>ark:/12148/cb167481994</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809c1 as22000272  45  </text:p>
            <text:p>001    FRBNF167481990</text:p>
            <text:p>003    http://catalogue.bnf.fr/ark:/12148/cb167481994</text:p>
            <text:p>008    140310160421yyfre           1930                             010 </text:p>
            <text:p>043    $o te</text:p>
            <text:p>100    $3 13955681 $1 ISNI0000000121482588 $w .0.2b..... $a Samivel $d 1907-1992</text:p>
            <text:p>145 16 $w .0..b..... $a Samovar et Baculot</text:p>
            <text:p>302    $3 16748202 $a Samivel $d 1907-1992 $t Bonhommes de neige</text:p>
            <text:p>302    $3 16748201 $a Samivel $d 1907-1992 $t Les blagueurs de Bagdad</text:p>
            <text:p>302    $3 16748200 $a Samivel $d 1907-1992 $t Parade des diplodocus</text:p>
            <text:p>600    $a Série de bandes dessinées destinée à la jeunesse $a Conte les aventures de Samovar et Baculot, alpinistes</text:p>
            <text:p>610    $a Samivel et les albums de la série "Samovar et Baculot"  [Enregistrement sonore] :  la démarche d'un créateur à la lumière des archives / Marie-Pierre Litaudon, aut., participante $a Trésors de la bande dessinée : BDM : catalogue encyclopédique, 2013-2014 / Béra, Denni, Mellot, 2012</text:p>
            <text:p>624    $a 740</text:p>
            <text:p>624    $a 800</text:p>
          </table:table-cell>
          <table:table-cell office:value-type="string" calcext:value-type="string">
            <text:p>000    00809c1 as22000272  45  </text:p>
            <text:p>001    FRBNF167481990</text:p>
            <text:p>003    http://catalogue.bnf.fr/ark:/12148/cb167481994</text:p>
            <text:p>008    140310160421yyfre           1930                             010 </text:p>
            <text:p>043    $o te</text:p>
            <text:p>100    $3 13955681 $1 ISNI0000000121482588 $w .0.2b..... $a Samivel $d 1907-1992</text:p>
            <text:p>145 16 $w .0..b..... $a Samovar et Baculot</text:p>
            <text:p>302    $3 16748202 $a Samivel $d 1907-1992 $t Bonhommes de neige</text:p>
            <text:p>302    $3 16748201 $a Samivel $d 1907-1992 $t Les blagueurs de Bagdad</text:p>
            <text:p>302    $3 16748200 $a Samivel $d 1907-1992 $t Parade des diplodocus</text:p>
            <text:p>600    $a Série de bandes dessinées destinée à la jeunesse $a Conte les aventures de Samovar et Baculot, alpinistes</text:p>
            <text:p>610    $a Samivel et les albums de la série "Samovar et Baculot"  [Enregistrement sonore] :  la démarche d'un créateur à la lumière des archives / Marie-Pierre Litaudon, aut., participante $a Trésors de la bande dessinée : BDM : catalogue encyclopédique, 2013-2014 / Béra, Denni, Mellot, 2012</text:p>
            <text:p>624    $a 740</text:p>
            <text:p>624    $a 800</text:p>
            <text:p>909    $a Notice modifiée automatiquement : injection de zone 043 et 06X</text:p>
          </table:table-cell>
        </table:table-row>
        <table:table-row table:style-name="ro16">
          <table:table-cell office:value-type="string" calcext:value-type="string">
            <text:p>ark:/12148/cb16705145n</text:p>
          </table:table-cell>
          <table:table-cell office:value-type="string" calcext:value-type="string">
            <text:p>TIC</text:p>
          </table:table-cell>
          <table:table-cell office:value-type="string" calcext:value-type="string">
            <text:p>Déjà renseigné : te - Proposition script : si 043 $o mi -&gt; 065 $a bdhis $a bddes</text:p>
          </table:table-cell>
          <table:table-cell table:number-columns-repeated="5"/>
          <table:table-cell office:value-type="string" calcext:value-type="string">
            <text:p>000    00546c0 as2200027   45  </text:p>
            <text:p>001    FRBNF167051451</text:p>
            <text:p>003    http://catalogue.bnf.fr/ark:/12148/cb16705145n</text:p>
            <text:p>008    130819161018yyfre           2011                             010 </text:p>
            <text:p>043    $o te</text:p>
            <text:p>100    $3 12012817 $1 ISNI0000000120963435 $w .0.2b..... $a Yann $d 1954-....</text:p>
            <text:p>100    $3 11909184 $1 ISNI000000012278182X $w .0..b..... $a Juillard $m André $d 1948-....</text:p>
            <text:p>145 26 $w .0..b.cze  $a Mezek</text:p>
            <text:p>460    $w ....b..... $a Juillard $m André $d 1948-.... $t Mezek</text:p>
            <text:p>600    $a Bande dessinée historique sur la guerre israélo-arabe de 1948 $a Scénario de Yann, dessins d'André Juillard</text:p>
            <text:p>610    $a Mezek : naissance d'une bande dessinée / Juillard &amp; Yann..., DL 2011</text:p>
            <text:p>624    $a 800</text:p>
            <text:p>624    $a 740</text:p>
            <text:p>996    $o OPP $a 16705315 $d 20161018</text:p>
          </table:table-cell>
          <table:table-cell office:value-type="string" calcext:value-type="string">
            <text:p>000    00546c0 as2200027   45  </text:p>
            <text:p>001    FRBNF167051451</text:p>
            <text:p>003    http://catalogue.bnf.fr/ark:/12148/cb16705145n</text:p>
            <text:p>008    130819161018yyfre           2011                             010 </text:p>
            <text:p>043    $o te</text:p>
            <text:p>100    $3 12012817 $1 ISNI0000000120963435 $w .0.2b..... $a Yann $d 1954-....</text:p>
            <text:p>100    $3 11909184 $1 ISNI000000012278182X $w .0..b..... $a Juillard $m André $d 1948-....</text:p>
            <text:p>145 26 $w .0..b.cze  $a Mezek</text:p>
            <text:p>460    $w ....b..... $a Juillard $m André $d 1948-.... $t Mezek</text:p>
            <text:p>600    $a Bande dessinée historique sur la guerre israélo-arabe de 1948 $a Scénario de Yann, dessins d'André Juillard</text:p>
            <text:p>610    $a Mezek : naissance d'une bande dessinée / Juillard &amp; Yann..., DL 2011</text:p>
            <text:p>624    $a 800</text:p>
            <text:p>624    $a 740</text:p>
            <text:p>996    $o OPP $a 16705315 $d 20161018</text:p>
            <text:p>909    $a Notice modifiée automatiquement : injection de zone 043 et 06X</text:p>
          </table:table-cell>
        </table:table-row>
        <table:table-row table:style-name="ro11">
          <table:table-cell office:value-type="string" calcext:value-type="string">
            <text:p>ark:/12148/cb165177987</text:p>
          </table:table-cell>
          <table:table-cell office:value-type="string" calcext:value-type="string">
            <text:p>TIC</text:p>
          </table:table-cell>
          <table:table-cell office:value-type="string" calcext:value-type="string">
            <text:p>Déjà renseigné : te - Proposition script : si 043 $o mi -&gt; 065 $a comic</text:p>
          </table:table-cell>
          <table:table-cell office:value-type="string" calcext:value-type="string">
            <text:p>060</text:p>
          </table:table-cell>
          <table:table-cell office:value-type="string" calcext:value-type="string">
            <text:p>['$b livre']</text:p>
          </table:table-cell>
          <table:table-cell table:number-columns-repeated="3"/>
          <table:table-cell office:value-type="string" calcext:value-type="string">
            <text:p>000    00526n1 as22000272  45  </text:p>
            <text:p>001    FRBNF165177985</text:p>
            <text:p>003    http://catalogue.bnf.fr/ark:/12148/cb165177987</text:p>
            <text:p>008    110617      yyita           1782                             010 </text:p>
            <text:p>043    $o te</text:p>
            <text:p>100    $3 14843730 $1 ISNI0000000061583335 $w  0  b      $a Porta $m Nunziato</text:p>
            <text:p>145 16 $w .0..b.ita. $a Orlando paladino</text:p>
            <text:p>320    $3 13962659 $9 144 $a Haydn $m Joseph $d 1732-1809 $t [Orlando paladino. Hob XXVIII 11]</text:p>
            <text:p>445 16 $w ....b.ger. $a Der Ritter Roland</text:p>
            <text:p>600    $a Livret du dramma eroicomico en 3 actes</text:p>
            <text:p>610    $a Nunziato Porta : il fantasma dell'opera / Luciano Paesani, 2007</text:p>
            <text:p>610    $a Grove music online $u http://www.oxfordmusiconline.com $d 2011-06-17</text:p>
            <text:p>624    $a 780</text:p>
          </table:table-cell>
          <table:table-cell office:value-type="string" calcext:value-type="string">
            <text:p>000    00526n1 as22000272  45  </text:p>
            <text:p>001    FRBNF165177985</text:p>
            <text:p>003    http://catalogue.bnf.fr/ark:/12148/cb165177987</text:p>
            <text:p>008    110617      yyita           1782                             010 </text:p>
            <text:p>043    $o te</text:p>
            <text:p>060    $b livre</text:p>
            <text:p>100    $3 14843730 $1 ISNI0000000061583335 $w  0  b      $a Porta $m Nunziato</text:p>
            <text:p>145 16 $w .0..b.ita. $a Orlando paladino</text:p>
            <text:p>320    $3 13962659 $9 144 $a Haydn $m Joseph $d 1732-1809 $t [Orlando paladino. Hob XXVIII 11]</text:p>
            <text:p>445 16 $w ....b.ger. $a Der Ritter Roland</text:p>
            <text:p>600    $a Livret du dramma eroicomico en 3 actes</text:p>
            <text:p>610    $a Nunziato Porta : il fantasma dell'opera / Luciano Paesani, 2007</text:p>
            <text:p>610    $a Grove music online $u http://www.oxfordmusiconline.com $d 2011-06-17</text:p>
            <text:p>624    $a 780</text:p>
            <text:p>909    $a Notice modifiée automatiquement : injection de zone 043 et 06X</text:p>
          </table:table-cell>
        </table:table-row>
        <table:table-row table:style-name="ro2">
          <table:table-cell office:value-type="string" calcext:value-type="string">
            <text:p>ark:/12148/cb16207648p</text:p>
          </table:table-cell>
          <table:table-cell office:value-type="string" calcext:value-type="string">
            <text:p>TIC</text:p>
          </table:table-cell>
          <table:table-cell office:value-type="string" calcext:value-type="string">
            <text:p>Déjà renseigné : te - Proposition script : si 043 $o mi -&gt; 065 $a manga</text:p>
          </table:table-cell>
          <table:table-cell table:number-columns-repeated="5"/>
          <table:table-cell office:value-type="string" calcext:value-type="string">
            <text:p>000    00370c1 as22000272  45  </text:p>
            <text:p>001    FRBNF162076486</text:p>
            <text:p>003    http://catalogue.bnf.fr/ark:/12148/cb16207648p</text:p>
            <text:p>008    100607100614yyjpn                                            010 </text:p>
            <text:p>043    $o te</text:p>
            <text:p>100    $3 15039323 $1 ISNI0000000119253735 $w .0.2bx.... $a Hino $m Matsuri</text:p>
            <text:p>145 16 $w .0..b.eng. $a Vampire knight</text:p>
            <text:p>600    $a Série de mangas</text:p>
            <text:p>610    $a "Vampire knight" fanbook X / [scénario et dessins de] Matsuri Hino, DL 2010</text:p>
            <text:p>612    $a Guide du manga / F. Dunis, F. Krecina, 2004</text:p>
            <text:p>624    $a 740</text:p>
          </table:table-cell>
          <table:table-cell office:value-type="string" calcext:value-type="string">
            <text:p>000    00370c1 as22000272  45  </text:p>
            <text:p>001    FRBNF162076486</text:p>
            <text:p>003    http://catalogue.bnf.fr/ark:/12148/cb16207648p</text:p>
            <text:p>008    100607100614yyjpn                                            010 </text:p>
            <text:p>043    $o te</text:p>
            <text:p>100    $3 15039323 $1 ISNI0000000119253735 $w .0.2bx.... $a Hino $m Matsuri</text:p>
            <text:p>145 16 $w .0..b.eng. $a Vampire knight</text:p>
            <text:p>600    $a Série de mangas</text:p>
            <text:p>610    $a "Vampire knight" fanbook X / [scénario et dessins de] Matsuri Hino, DL 2010</text:p>
            <text:p>612    $a Guide du manga / F. Dunis, F. Krecina, 2004</text:p>
            <text:p>624    $a 740</text:p>
            <text:p>909    $a Notice modifiée automatiquement : injection de zone 043 et 06X</text:p>
          </table:table-cell>
        </table:table-row>
        <table:table-row table:style-name="ro3">
          <table:table-cell office:value-type="string" calcext:value-type="string">
            <text:p>ark:/12148/cb16523246v</text:p>
          </table:table-cell>
          <table:table-cell office:value-type="string" calcext:value-type="string">
            <text:p>TIC</text:p>
          </table:table-cell>
          <table:table-cell office:value-type="string" calcext:value-type="string">
            <text:p>Déjà renseigné : te - Proposition script : si 043 $o mi -&gt; 065 $a manga</text:p>
          </table:table-cell>
          <table:table-cell table:number-columns-repeated="5"/>
          <table:table-cell office:value-type="string" calcext:value-type="string">
            <text:p>000    00459n1 as2200027   45  </text:p>
            <text:p>001    FRBNF165232467</text:p>
            <text:p>003    http://catalogue.bnf.fr/ark:/12148/cb16523246v</text:p>
            <text:p>008    110711      yyjpn           2004                             010 </text:p>
            <text:p>043    $o te</text:p>
            <text:p>100    $3 15103189 $1 ISNI0000000055236986 $w .0.2bx.... $a Hoshino $m Katsura $d 1980-....</text:p>
            <text:p>145 16 $w .0..b..... $a D. Gray-man</text:p>
            <text:p>600    $a Série de mangas en cours de parution dans le "Weekly shonen jump", magazine de mangas</text:p>
            <text:p>610    $a D-Gray-man Gray ark : fanbook officiel / [Katsura Hoshino], impr. 2011</text:p>
            <text:p>610    $a Site de la série $u http://www.dgrayman-fr.com $d 2011-07-11</text:p>
            <text:p>624    $a 740</text:p>
          </table:table-cell>
          <table:table-cell office:value-type="string" calcext:value-type="string">
            <text:p>000    00459n1 as2200027   45  </text:p>
            <text:p>001    FRBNF165232467</text:p>
            <text:p>003    http://catalogue.bnf.fr/ark:/12148/cb16523246v</text:p>
            <text:p>008    110711      yyjpn           2004                             010 </text:p>
            <text:p>043    $o te</text:p>
            <text:p>100    $3 15103189 $1 ISNI0000000055236986 $w .0.2bx.... $a Hoshino $m Katsura $d 1980-....</text:p>
            <text:p>145 16 $w .0..b..... $a D. Gray-man</text:p>
            <text:p>600    $a Série de mangas en cours de parution dans le "Weekly shonen jump", magazine de mangas</text:p>
            <text:p>610    $a D-Gray-man Gray ark : fanbook officiel / [Katsura Hoshino], impr. 2011</text:p>
            <text:p>610    $a Site de la série $u http://www.dgrayman-fr.com $d 2011-07-11</text:p>
            <text:p>624    $a 740</text:p>
            <text:p>909    $a Notice modifiée automatiquement : injection de zone 043 et 06X</text:p>
          </table:table-cell>
        </table:table-row>
        <table:table-row table:style-name="ro5">
          <table:table-cell office:value-type="string" calcext:value-type="string">
            <text:p>ark:/12148/cb16259845q</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723c1 as22000272  45  </text:p>
            <text:p>001    FRBNF162598452</text:p>
            <text:p>003    http://catalogue.bnf.fr/ark:/12148/cb16259845q</text:p>
            <text:p>008    110126110127yyeng           1937                             010 </text:p>
            <text:p>043    $o te</text:p>
            <text:p>100    $3 11903184 $1 ISNI0000000090398382 $w .0..b..... $a Foster $m Harold Rudolf $d 1892-1982</text:p>
            <text:p>145 16 $w .0..b.eng. $a Prince Valiant</text:p>
            <text:p>301 6  $3 14662438 $t Prince Valiant (film)</text:p>
            <text:p>445 16 $w ....b.fre. $a Prince Vaillant</text:p>
            <text:p>445 16 $w ....b.ger. $a Prinz Eisenherz</text:p>
            <text:p>600    $a Série de bandes dessinées d'aventure</text:p>
            <text:p>610    $a Prinz Eisenherz oder : das Mittelalter in der Sprechblase : Bild von Ritter und Rittertum zwischen 1000 und 1200 in ausgewählten historisierenden Comics / Hubert Mittler, cop. 2008</text:p>
            <text:p>610    $a LC authorities $u http://authorities.loc.gov $d 2011-01-26</text:p>
            <text:p>612    $a Oxford Canadian lit., 1997 $a Laffont Bompiani, Auteurs $a Encycl. de la litt., 2003</text:p>
            <text:p>624    $a 740</text:p>
          </table:table-cell>
          <table:table-cell office:value-type="string" calcext:value-type="string">
            <text:p>000    00723c1 as22000272  45  </text:p>
            <text:p>001    FRBNF162598452</text:p>
            <text:p>003    http://catalogue.bnf.fr/ark:/12148/cb16259845q</text:p>
            <text:p>008    110126110127yyeng           1937                             010 </text:p>
            <text:p>043    $o te</text:p>
            <text:p>100    $3 11903184 $1 ISNI0000000090398382 $w .0..b..... $a Foster $m Harold Rudolf $d 1892-1982</text:p>
            <text:p>145 16 $w .0..b.eng. $a Prince Valiant</text:p>
            <text:p>301 6  $3 14662438 $t Prince Valiant (film)</text:p>
            <text:p>445 16 $w ....b.fre. $a Prince Vaillant</text:p>
            <text:p>445 16 $w ....b.ger. $a Prinz Eisenherz</text:p>
            <text:p>600    $a Série de bandes dessinées d'aventure</text:p>
            <text:p>610    $a Prinz Eisenherz oder : das Mittelalter in der Sprechblase : Bild von Ritter und Rittertum zwischen 1000 und 1200 in ausgewählten historisierenden Comics / Hubert Mittler, cop. 2008</text:p>
            <text:p>610    $a LC authorities $u http://authorities.loc.gov $d 2011-01-26</text:p>
            <text:p>612    $a Oxford Canadian lit., 1997 $a Laffont Bompiani, Auteurs $a Encycl. de la litt., 2003</text:p>
            <text:p>624    $a 740</text:p>
            <text:p>909    $a Notice modifiée automatiquement : injection de zone 043 et 06X</text:p>
          </table:table-cell>
        </table:table-row>
        <table:table-row table:style-name="ro4">
          <table:table-cell office:value-type="string" calcext:value-type="string">
            <text:p>ark:/12148/cb16759719r</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33c1 as22000272  45  </text:p>
            <text:p>001    FRBNF167597190</text:p>
            <text:p>003    http://catalogue.bnf.fr/ark:/12148/cb16759719r</text:p>
            <text:p>008    140430140430yyfre           1948                             010 </text:p>
            <text:p>043    $o te</text:p>
            <text:p>100    $3 11907331 $1 ISNI0000000122841036 $w  0 2b..... $a Hergé $d 1907-1983</text:p>
            <text:p>145 16 $w .0..b.fre. $a Les sept boules de cristal</text:p>
            <text:p>445 16 $w ....b.fre. $a Les 7 boules de cristal</text:p>
            <text:p>502    $3 14578636 $a Hergé $d 1907-1983 $t Tintin</text:p>
            <text:p>600    $a Bande dessinée</text:p>
            <text:p>610    $a Dict. mondial de la bande dessinée / P. Gaumer, 2001 (sous : Tintin et Milou)</text:p>
            <text:p>624    $a 740</text:p>
            <text:p>624    $a 800</text:p>
          </table:table-cell>
          <table:table-cell office:value-type="string" calcext:value-type="string">
            <text:p>000    00433c1 as22000272  45  </text:p>
            <text:p>001    FRBNF167597190</text:p>
            <text:p>003    http://catalogue.bnf.fr/ark:/12148/cb16759719r</text:p>
            <text:p>008    140430140430yyfre           1948                             010 </text:p>
            <text:p>043    $o te</text:p>
            <text:p>100    $3 11907331 $1 ISNI0000000122841036 $w  0 2b..... $a Hergé $d 1907-1983</text:p>
            <text:p>145 16 $w .0..b.fre. $a Les sept boules de cristal</text:p>
            <text:p>445 16 $w ....b.fre. $a Les 7 boules de cristal</text:p>
            <text:p>502    $3 14578636 $a Hergé $d 1907-1983 $t Tintin</text:p>
            <text:p>600    $a Bande dessinée</text:p>
            <text:p>610    $a Dict. mondial de la bande dessinée / P. Gaumer, 2001 (sous : Tintin et Milou)</text:p>
            <text:p>624    $a 740</text:p>
            <text:p>624    $a 800</text:p>
            <text:p>909    $a Notice modifiée automatiquement : injection de zone 043 et 06X</text:p>
          </table:table-cell>
        </table:table-row>
        <table:table-row table:style-name="ro4">
          <table:table-cell office:value-type="string" calcext:value-type="string">
            <text:p>ark:/12148/cb16561698j</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60n1 as22000272  45  </text:p>
            <text:p>001    FRBNF165616980</text:p>
            <text:p>003    http://catalogue.bnf.fr/ark:/12148/cb16561698j</text:p>
            <text:p>008    120104      yyfre           1941                             010 </text:p>
            <text:p>043    $o te</text:p>
            <text:p>100    $3 11907331 $1 ISNI0000000122841036 $w  0 2b..... $a Hergé $d 1907-1983</text:p>
            <text:p>145 16 $w .0..b.fre. $a Le crabe aux pinces d'or</text:p>
            <text:p>301 6  $3 16534464 $t The adventures of Tintin (film)</text:p>
            <text:p>502    $3 14578636 $a Hergé $d 1907-1983 $t Tintin</text:p>
            <text:p>600    $a Bande dessinée</text:p>
            <text:p>610    $a Trésors de la bande dessinée : BDM : catalogue encyclopédique, 2011-2012 / Béra, Denni, Mellot, 2010</text:p>
            <text:p>624    $a 740</text:p>
            <text:p>624    $a 800</text:p>
          </table:table-cell>
          <table:table-cell office:value-type="string" calcext:value-type="string">
            <text:p>000    00460n1 as22000272  45  </text:p>
            <text:p>001    FRBNF165616980</text:p>
            <text:p>003    http://catalogue.bnf.fr/ark:/12148/cb16561698j</text:p>
            <text:p>008    120104      yyfre           1941                             010 </text:p>
            <text:p>043    $o te</text:p>
            <text:p>100    $3 11907331 $1 ISNI0000000122841036 $w  0 2b..... $a Hergé $d 1907-1983</text:p>
            <text:p>145 16 $w .0..b.fre. $a Le crabe aux pinces d'or</text:p>
            <text:p>301 6  $3 16534464 $t The adventures of Tintin (film)</text:p>
            <text:p>502    $3 14578636 $a Hergé $d 1907-1983 $t Tintin</text:p>
            <text:p>600    $a Bande dessinée</text:p>
            <text:p>610    $a Trésors de la bande dessinée : BDM : catalogue encyclopédique, 2011-2012 / Béra, Denni, Mellot, 2010</text:p>
            <text:p>624    $a 740</text:p>
            <text:p>624    $a 800</text:p>
            <text:p>909    $a Notice modifiée automatiquement : injection de zone 043 et 06X</text:p>
          </table:table-cell>
        </table:table-row>
        <table:table-row table:style-name="ro3">
          <table:table-cell office:value-type="string" calcext:value-type="string">
            <text:p>ark:/12148/cb15909716w</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47c1 as22000272  45  </text:p>
            <text:p>001    FRBNF159097164</text:p>
            <text:p>003    http://catalogue.bnf.fr/ark:/12148/cb15909716w</text:p>
            <text:p>008    090120090121yyeng           19851118  19951231               010 </text:p>
            <text:p>043    $o te</text:p>
            <text:p>100    $3 12069384 $1 ISNI000000012139406X $w .0..b..... $a Watterson $m Bill $d 1958-....</text:p>
            <text:p>145 16 $w .0..b.eng. $a Calvin and Hobbes</text:p>
            <text:p>445 16 $w ....b.fre. $a Calvin et Hobbes</text:p>
            <text:p>600    $a Série de bandes dessinées publiée à l'origine dans la presse américaine</text:p>
            <text:p>610    $a LC authorities (sous : Watterson, Bill) : forme retenue $u http://authorities.loc.gov $d 2009-01-20</text:p>
            <text:p>624    $a 740</text:p>
          </table:table-cell>
          <table:table-cell office:value-type="string" calcext:value-type="string">
            <text:p>000    00447c1 as22000272  45  </text:p>
            <text:p>001    FRBNF159097164</text:p>
            <text:p>003    http://catalogue.bnf.fr/ark:/12148/cb15909716w</text:p>
            <text:p>008    090120090121yyeng           19851118  19951231               010 </text:p>
            <text:p>043    $o te</text:p>
            <text:p>100    $3 12069384 $1 ISNI000000012139406X $w .0..b..... $a Watterson $m Bill $d 1958-....</text:p>
            <text:p>145 16 $w .0..b.eng. $a Calvin and Hobbes</text:p>
            <text:p>445 16 $w ....b.fre. $a Calvin et Hobbes</text:p>
            <text:p>600    $a Série de bandes dessinées publiée à l'origine dans la presse américaine</text:p>
            <text:p>610    $a LC authorities (sous : Watterson, Bill) : forme retenue $u http://authorities.loc.gov $d 2009-01-20</text:p>
            <text:p>624    $a 740</text:p>
            <text:p>909    $a Notice modifiée automatiquement : injection de zone 043 et 06X</text:p>
          </table:table-cell>
        </table:table-row>
        <table:table-row table:style-name="ro9">
          <table:table-cell office:value-type="string" calcext:value-type="string">
            <text:p>ark:/12148/cb16604997p</text:p>
          </table:table-cell>
          <table:table-cell office:value-type="string" calcext:value-type="string">
            <text:p>TIC</text:p>
          </table:table-cell>
          <table:table-cell office:value-type="string" calcext:value-type="string">
            <text:p>Déjà renseigné : te - Proposition script : si 043 $o mi -&gt; 065 $a manga</text:p>
          </table:table-cell>
          <table:table-cell table:number-columns-repeated="5"/>
          <table:table-cell office:value-type="string" calcext:value-type="string">
            <text:p>000    00734c0 as2200027   45  </text:p>
            <text:p>001    FRBNF166049974</text:p>
            <text:p>003    http://catalogue.bnf.fr/ark:/12148/cb16604997p</text:p>
            <text:p>008    120615160929yyfre           2005                             010 </text:p>
            <text:p>043    $o te</text:p>
            <text:p>100    $3 15021997 $1 ISNI0000000106532970 $w .0.2b..... $a Tot $d 1977-....</text:p>
            <text:p>100    $3 15021999 $1 ISNI0000000119469595 $w .0.2b..... $a Ancestral Z $d 1980-....</text:p>
            <text:p>100    $3 15563778 $1 ISNI0000000002671415 $w .0.2b..... $a Mojojojo $d 1981-....</text:p>
            <text:p>145 26 $w .0..b..... $a Dofus</text:p>
            <text:p>301 7  $3 16712164 $t Dofus (jeu vidéo)</text:p>
            <text:p>445 26 $w ....b..... $a Dofus manga</text:p>
            <text:p>460    $w ....b..... $a Ancestral Z $d 1980-.... $t Dofus</text:p>
            <text:p>460    $w ....b..... $a Mojojojo $d 1981-.... $t Dofus</text:p>
            <text:p>600    $a Manga. Scénario de Tot, dessins de Ancestral Z et Mojojojo</text:p>
            <text:p>610    $a Dofus / un univers de Tot ; dessin de Ancestral Z &amp; Mojojojo, DL 2012</text:p>
            <text:p>612    $a Guide du manga / F. Dunis, F. Krecina, 2004</text:p>
            <text:p>624    $a 740</text:p>
            <text:p>624    $a 800</text:p>
            <text:p>996    $o OPP $a 16605003 $d 20160929</text:p>
            <text:p>996    $o OPP $a 16605006 $d 20160929</text:p>
          </table:table-cell>
          <table:table-cell office:value-type="string" calcext:value-type="string">
            <text:p>000    00734c0 as2200027   45  </text:p>
            <text:p>001    FRBNF166049974</text:p>
            <text:p>003    http://catalogue.bnf.fr/ark:/12148/cb16604997p</text:p>
            <text:p>008    120615160929yyfre           2005                             010 </text:p>
            <text:p>043    $o te</text:p>
            <text:p>100    $3 15021997 $1 ISNI0000000106532970 $w .0.2b..... $a Tot $d 1977-....</text:p>
            <text:p>100    $3 15021999 $1 ISNI0000000119469595 $w .0.2b..... $a Ancestral Z $d 1980-....</text:p>
            <text:p>100    $3 15563778 $1 ISNI0000000002671415 $w .0.2b..... $a Mojojojo $d 1981-....</text:p>
            <text:p>145 26 $w .0..b..... $a Dofus</text:p>
            <text:p>301 7  $3 16712164 $t Dofus (jeu vidéo)</text:p>
            <text:p>445 26 $w ....b..... $a Dofus manga</text:p>
            <text:p>460    $w ....b..... $a Ancestral Z $d 1980-.... $t Dofus</text:p>
            <text:p>460    $w ....b..... $a Mojojojo $d 1981-.... $t Dofus</text:p>
            <text:p>600    $a Manga. Scénario de Tot, dessins de Ancestral Z et Mojojojo</text:p>
            <text:p>610    $a Dofus / un univers de Tot ; dessin de Ancestral Z &amp; Mojojojo, DL 2012</text:p>
            <text:p>612    $a Guide du manga / F. Dunis, F. Krecina, 2004</text:p>
            <text:p>624    $a 740</text:p>
            <text:p>624    $a 800</text:p>
            <text:p>996    $o OPP $a 16605003 $d 20160929</text:p>
            <text:p>996    $o OPP $a 16605006 $d 20160929</text:p>
            <text:p>909    $a Notice modifiée automatiquement : injection de zone 043 et 06X</text:p>
          </table:table-cell>
        </table:table-row>
        <table:table-row table:style-name="ro3">
          <table:table-cell office:value-type="string" calcext:value-type="string">
            <text:p>ark:/12148/cb170063890</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90n1 as22000272  45  </text:p>
            <text:p>001    FRBNF170063894</text:p>
            <text:p>003    http://catalogue.bnf.fr/ark:/12148/cb170063890</text:p>
            <text:p>008    151119      yyfre           1961                             010 </text:p>
            <text:p>043    $o te</text:p>
            <text:p>100    $3 11907331 $1 ISNI0000000122841036 $w  0 2b..... $a Hergé $d 1907-1983</text:p>
            <text:p>145 16 $w .0..b.fre. $a Les bijoux de la Castafiore</text:p>
            <text:p>502    $3 14578636 $a Hergé $d 1907-1983 $t Tintin</text:p>
            <text:p>600    $a Bande dessinée</text:p>
            <text:p>610    $a Dict. mondial de la bande dessinée / P. Gaumer, 2001 (sous : Tintin et Milou)</text:p>
            <text:p>624    $a 740</text:p>
            <text:p>624    $a 800</text:p>
          </table:table-cell>
          <table:table-cell office:value-type="string" calcext:value-type="string">
            <text:p>000    00390n1 as22000272  45  </text:p>
            <text:p>001    FRBNF170063894</text:p>
            <text:p>003    http://catalogue.bnf.fr/ark:/12148/cb170063890</text:p>
            <text:p>008    151119      yyfre           1961                             010 </text:p>
            <text:p>043    $o te</text:p>
            <text:p>100    $3 11907331 $1 ISNI0000000122841036 $w  0 2b..... $a Hergé $d 1907-1983</text:p>
            <text:p>145 16 $w .0..b.fre. $a Les bijoux de la Castafiore</text:p>
            <text:p>502    $3 14578636 $a Hergé $d 1907-1983 $t Tintin</text:p>
            <text:p>600    $a Bande dessinée</text:p>
            <text:p>610    $a Dict. mondial de la bande dessinée / P. Gaumer, 2001 (sous : Tintin et Milou)</text:p>
            <text:p>624    $a 740</text:p>
            <text:p>624    $a 800</text:p>
            <text:p>909    $a Notice modifiée automatiquement : injection de zone 043 et 06X</text:p>
          </table:table-cell>
        </table:table-row>
        <table:table-row table:style-name="ro3">
          <table:table-cell office:value-type="string" calcext:value-type="string">
            <text:p>ark:/12148/cb17729315s</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91n1 as22000272  45  </text:p>
            <text:p>001    FRBNF177293150</text:p>
            <text:p>003    http://catalogue.bnf.fr/ark:/12148/cb17729315s</text:p>
            <text:p>008    180420      yyfre           1929                             010 </text:p>
            <text:p>043    $o te</text:p>
            <text:p>100    $3 11907331 $1 ISNI0000000122841036 $w  0 2b..... $a Hergé $d 1907-1983</text:p>
            <text:p>145 16 $w .0..b.fre. $a Tintin au pays des Soviets</text:p>
            <text:p>502    $3 14578636 $a Hergé $d 1907-1983 $t Tintin</text:p>
            <text:p>600    $a Bande dessinée</text:p>
            <text:p>610    $a Hergé, Tintin et les soviets : la naissance d'une oeuvre / Philippe Goddin, 2016</text:p>
            <text:p>624    $a 740</text:p>
            <text:p>624    $a 800</text:p>
          </table:table-cell>
          <table:table-cell office:value-type="string" calcext:value-type="string">
            <text:p>000    00391n1 as22000272  45  </text:p>
            <text:p>001    FRBNF177293150</text:p>
            <text:p>003    http://catalogue.bnf.fr/ark:/12148/cb17729315s</text:p>
            <text:p>008    180420      yyfre           1929                             010 </text:p>
            <text:p>043    $o te</text:p>
            <text:p>100    $3 11907331 $1 ISNI0000000122841036 $w  0 2b..... $a Hergé $d 1907-1983</text:p>
            <text:p>145 16 $w .0..b.fre. $a Tintin au pays des Soviets</text:p>
            <text:p>502    $3 14578636 $a Hergé $d 1907-1983 $t Tintin</text:p>
            <text:p>600    $a Bande dessinée</text:p>
            <text:p>610    $a Hergé, Tintin et les soviets : la naissance d'une oeuvre / Philippe Goddin, 2016</text:p>
            <text:p>624    $a 740</text:p>
            <text:p>624    $a 800</text:p>
            <text:p>909    $a Notice modifiée automatiquement : injection de zone 043 et 06X</text:p>
          </table:table-cell>
        </table:table-row>
        <table:table-row table:style-name="ro2">
          <table:table-cell office:value-type="string" calcext:value-type="string">
            <text:p>ark:/12148/cb15528639r</text:p>
          </table:table-cell>
          <table:table-cell office:value-type="string" calcext:value-type="string">
            <text:p>TIC</text:p>
          </table:table-cell>
          <table:table-cell office:value-type="string" calcext:value-type="string">
            <text:p>Déjà renseigné : te - Proposition script : si 043 $o mi -&gt; 065 $a manga $a shone</text:p>
          </table:table-cell>
          <table:table-cell table:number-columns-repeated="5"/>
          <table:table-cell office:value-type="string" calcext:value-type="string">
            <text:p>000    00447c1 as22000272  45  </text:p>
            <text:p>001    FRBNF155286395</text:p>
            <text:p>003    http://catalogue.bnf.fr/ark:/12148/cb15528639r</text:p>
            <text:p>008    070502070503yyjpn           1988                             010 </text:p>
            <text:p>043    $o te</text:p>
            <text:p>100    $3 12551761 $1 ISNI0000000119444654 $w .0..bx.... $a Hagiwara $m Kazushi $d 1963-....</text:p>
            <text:p>145 16 $w .0..b.eng. $a Bastard !!</text:p>
            <text:p>301 6  $3 17723705 $t Bastard !! (jeu vidéo)</text:p>
            <text:p>600    $a Série de mangas d'heroic fantasy prépubliée à l'origine dans l'hebdomadaire "Shônen jump", puis dans "Ultra jump"</text:p>
            <text:p>610    $a Guide du manga / Fabrice Dunis, Florence Krecina, 2004</text:p>
            <text:p>624    $a 740</text:p>
          </table:table-cell>
          <table:table-cell office:value-type="string" calcext:value-type="string">
            <text:p>000    00447c1 as22000272  45  </text:p>
            <text:p>001    FRBNF155286395</text:p>
            <text:p>003    http://catalogue.bnf.fr/ark:/12148/cb15528639r</text:p>
            <text:p>008    070502070503yyjpn           1988                             010 </text:p>
            <text:p>043    $o te</text:p>
            <text:p>100    $3 12551761 $1 ISNI0000000119444654 $w .0..bx.... $a Hagiwara $m Kazushi $d 1963-....</text:p>
            <text:p>145 16 $w .0..b.eng. $a Bastard !!</text:p>
            <text:p>301 6  $3 17723705 $t Bastard !! (jeu vidéo)</text:p>
            <text:p>600    $a Série de mangas d'heroic fantasy prépubliée à l'origine dans l'hebdomadaire "Shônen jump", puis dans "Ultra jump"</text:p>
            <text:p>610    $a Guide du manga / Fabrice Dunis, Florence Krecina, 2004</text:p>
            <text:p>624    $a 740</text:p>
            <text:p>909    $a Notice modifiée automatiquement : injection de zone 043 et 06X</text:p>
          </table:table-cell>
        </table:table-row>
        <table:table-row table:style-name="ro5">
          <table:table-cell office:value-type="string" calcext:value-type="string">
            <text:p>ark:/12148/cb15082907w</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809c1 as22000272  45  </text:p>
            <text:p>001    FRBNF150829079</text:p>
            <text:p>003    http://catalogue.bnf.fr/ark:/12148/cb15082907w</text:p>
            <text:p>008    060720061017yyeng           19051015  19261226               010 </text:p>
            <text:p>043    $o te</text:p>
            <text:p>100    $3 11913758 $1 ISNI0000000115790250 $w .0..b..... $a McCay $m Winsor $d 1869-1934</text:p>
            <text:p>145 16 $w .0..b.eng. $a Little Nemo</text:p>
            <text:p>445 16 $w ....b.eng. $a Little Nemo in Slumberland</text:p>
            <text:p>445 16 $w     b.eng. $a In the land of wonderful dreams</text:p>
            <text:p>600    $a Bande dessinée en couleur paraissant de 1905 à 1913 dans le supplément hebdomadaire du "New York Herald" puis de 1911 à 1914 dans les journaux du groupe de presse de Randolf Hearst sous le titre de "In the land of wonderful dreams" $a Du 3 août 1924 au 26 décembre 1926 reparait dans le "New York herald" sous son titre originel</text:p>
            <text:p>610    $a Little Nemo, 1905-2005 : un siècle de rêves / préface de Benoît Peeters, 2005</text:p>
            <text:p>610    $a Dictionnaire mondial de la bande dessinée / Patrick Gaumer, 2001</text:p>
            <text:p>624    $a 800</text:p>
          </table:table-cell>
          <table:table-cell office:value-type="string" calcext:value-type="string">
            <text:p>000    00809c1 as22000272  45  </text:p>
            <text:p>001    FRBNF150829079</text:p>
            <text:p>003    http://catalogue.bnf.fr/ark:/12148/cb15082907w</text:p>
            <text:p>008    060720061017yyeng           19051015  19261226               010 </text:p>
            <text:p>043    $o te</text:p>
            <text:p>100    $3 11913758 $1 ISNI0000000115790250 $w .0..b..... $a McCay $m Winsor $d 1869-1934</text:p>
            <text:p>145 16 $w .0..b.eng. $a Little Nemo</text:p>
            <text:p>445 16 $w ....b.eng. $a Little Nemo in Slumberland</text:p>
            <text:p>445 16 $w     b.eng. $a In the land of wonderful dreams</text:p>
            <text:p>600    $a Bande dessinée en couleur paraissant de 1905 à 1913 dans le supplément hebdomadaire du "New York Herald" puis de 1911 à 1914 dans les journaux du groupe de presse de Randolf Hearst sous le titre de "In the land of wonderful dreams" $a Du 3 août 1924 au 26 décembre 1926 reparait dans le "New York herald" sous son titre originel</text:p>
            <text:p>610    $a Little Nemo, 1905-2005 : un siècle de rêves / préface de Benoît Peeters, 2005</text:p>
            <text:p>610    $a Dictionnaire mondial de la bande dessinée / Patrick Gaumer, 2001</text:p>
            <text:p>624    $a 800</text:p>
            <text:p>909    $a Notice modifiée automatiquement : injection de zone 043 et 06X</text:p>
          </table:table-cell>
        </table:table-row>
        <table:table-row table:style-name="ro5">
          <table:table-cell office:value-type="string" calcext:value-type="string">
            <text:p>ark:/12148/cb150070565</text:p>
          </table:table-cell>
          <table:table-cell office:value-type="string" calcext:value-type="string">
            <text:p>TIC</text:p>
          </table:table-cell>
          <table:table-cell office:value-type="string" calcext:value-type="string">
            <text:p>Déjà renseigné : te - Proposition script : si 043 $o mi -&gt; 065 $a bdsfi $a bddes</text:p>
          </table:table-cell>
          <table:table-cell table:number-columns-repeated="5"/>
          <table:table-cell office:value-type="string" calcext:value-type="string">
            <text:p>000    00600c1 as2200027   45  </text:p>
            <text:p>001    FRBNF150070568</text:p>
            <text:p>003    http://catalogue.bnf.fr/ark:/12148/cb150070565</text:p>
            <text:p>008    050922161006yyfre           1992                             010 </text:p>
            <text:p>043    $o te</text:p>
            <text:p>100    $3 11908875 $1 ISNI0000000121449753 $w .0..b..... $a Jodorowsky $m Alexandro $d 1929-....</text:p>
            <text:p>100    $3 12041666 $1 ISNI0000000071406009 $w .0..b..... $a Giménez $m Juan $d 1943-2020</text:p>
            <text:p>145 26 $w .0..b.fre. $a La caste des méta-barons</text:p>
            <text:p>460    $w ....b..... $a Giménez $m Juan $d 1943-.... $t La caste des méta-barons</text:p>
            <text:p>600    $a Série de bandes dessinées de science-fiction $a Scénario de Alexandro Jodorowsky, dessins de Juan Gimenez</text:p>
            <text:p>610    $a Dict. encyclopédique des héros et auteurs de BD / Henri Filippini, 2000</text:p>
            <text:p>624    $a 740</text:p>
            <text:p>624    $a 800</text:p>
            <text:p>996    $o OPP $a 15007060 $d 20161006</text:p>
          </table:table-cell>
          <table:table-cell office:value-type="string" calcext:value-type="string">
            <text:p>000    00600c1 as2200027   45  </text:p>
            <text:p>001    FRBNF150070568</text:p>
            <text:p>003    http://catalogue.bnf.fr/ark:/12148/cb150070565</text:p>
            <text:p>008    050922161006yyfre           1992                             010 </text:p>
            <text:p>043    $o te</text:p>
            <text:p>100    $3 11908875 $1 ISNI0000000121449753 $w .0..b..... $a Jodorowsky $m Alexandro $d 1929-....</text:p>
            <text:p>100    $3 12041666 $1 ISNI0000000071406009 $w .0..b..... $a Giménez $m Juan $d 1943-2020</text:p>
            <text:p>145 26 $w .0..b.fre. $a La caste des méta-barons</text:p>
            <text:p>460    $w ....b..... $a Giménez $m Juan $d 1943-.... $t La caste des méta-barons</text:p>
            <text:p>600    $a Série de bandes dessinées de science-fiction $a Scénario de Alexandro Jodorowsky, dessins de Juan Gimenez</text:p>
            <text:p>610    $a Dict. encyclopédique des héros et auteurs de BD / Henri Filippini, 2000</text:p>
            <text:p>624    $a 740</text:p>
            <text:p>624    $a 800</text:p>
            <text:p>996    $o OPP $a 15007060 $d 20161006</text:p>
            <text:p>909    $a Notice modifiée automatiquement : injection de zone 043 et 06X</text:p>
          </table:table-cell>
        </table:table-row>
        <table:table-row table:style-name="ro3">
          <table:table-cell office:value-type="string" calcext:value-type="string">
            <text:p>ark:/12148/cb17003828f</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35c1 as2200027   45  </text:p>
            <text:p>001    FRBNF170038282</text:p>
            <text:p>003    http://catalogue.bnf.fr/ark:/12148/cb17003828f</text:p>
            <text:p>008    151109151110yyfre           1963                             010 </text:p>
            <text:p>043    $o te</text:p>
            <text:p>100    $3 11903471 $1 ISNI000000012100851X $w .0..b..... $a Franquin $m André $d 1924-1997</text:p>
            <text:p>145 16 $w .0..b.fre. $a QRN sur Bretzelburg</text:p>
            <text:p>502    $3 16768373 $t Spirou et Fantasio</text:p>
            <text:p>600    $a Bande dessinée $a 59e histoire de la série "Spirou et Fantasio"</text:p>
            <text:p>610    $a Dict. mondial de la bande dessinée / P. Gaumer, 2001 (sous : Spirou et Fantasio)</text:p>
            <text:p>624    $a 740</text:p>
            <text:p>624    $a 800</text:p>
          </table:table-cell>
          <table:table-cell office:value-type="string" calcext:value-type="string">
            <text:p>000    00435c1 as2200027   45  </text:p>
            <text:p>001    FRBNF170038282</text:p>
            <text:p>003    http://catalogue.bnf.fr/ark:/12148/cb17003828f</text:p>
            <text:p>008    151109151110yyfre           1963                             010 </text:p>
            <text:p>043    $o te</text:p>
            <text:p>100    $3 11903471 $1 ISNI000000012100851X $w .0..b..... $a Franquin $m André $d 1924-1997</text:p>
            <text:p>145 16 $w .0..b.fre. $a QRN sur Bretzelburg</text:p>
            <text:p>502    $3 16768373 $t Spirou et Fantasio</text:p>
            <text:p>600    $a Bande dessinée $a 59e histoire de la série "Spirou et Fantasio"</text:p>
            <text:p>610    $a Dict. mondial de la bande dessinée / P. Gaumer, 2001 (sous : Spirou et Fantasio)</text:p>
            <text:p>624    $a 740</text:p>
            <text:p>624    $a 800</text:p>
            <text:p>909    $a Notice modifiée automatiquement : injection de zone 043 et 06X</text:p>
          </table:table-cell>
        </table:table-row>
        <table:table-row table:style-name="ro12">
          <table:table-cell office:value-type="string" calcext:value-type="string">
            <text:p>ark:/12148/cb170225879</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328n1 as2200027   45  </text:p>
            <text:p>001    FRBNF17022587X</text:p>
            <text:p>003    http://catalogue.bnf.fr/ark:/12148/cb170225879</text:p>
            <text:p>008    160128      yyfre           2005                             010 </text:p>
            <text:p>043    $o te</text:p>
            <text:p>100    $3 14603294 $1 ISNI0000000382212228 $w .0.2b..... $a Hub $d 1969-....</text:p>
            <text:p>145 16 $w .0..b.fre. $a Okko</text:p>
            <text:p>600    $a Série de bandes dessinées fantastiques</text:p>
            <text:p>610    $a Dictionnaire mondial de la bande dessinée / P. Gaumer, 2001</text:p>
            <text:p>624    $a 740</text:p>
            <text:p>624    $a 800</text:p>
          </table:table-cell>
          <table:table-cell office:value-type="string" calcext:value-type="string">
            <text:p>000    00328n1 as2200027   45  </text:p>
            <text:p>001    FRBNF17022587X</text:p>
            <text:p>003    http://catalogue.bnf.fr/ark:/12148/cb170225879</text:p>
            <text:p>008    160128      yyfre           2005                             010 </text:p>
            <text:p>043    $o te</text:p>
            <text:p>100    $3 14603294 $1 ISNI0000000382212228 $w .0.2b..... $a Hub $d 1969-....</text:p>
            <text:p>145 16 $w .0..b.fre. $a Okko</text:p>
            <text:p>600    $a Série de bandes dessinées fantastiques</text:p>
            <text:p>610    $a Dictionnaire mondial de la bande dessinée / P. Gaumer, 2001</text:p>
            <text:p>624    $a 740</text:p>
            <text:p>624    $a 800</text:p>
            <text:p>909    $a Notice modifiée automatiquement : injection de zone 043 et 06X</text:p>
          </table:table-cell>
        </table:table-row>
        <table:table-row table:style-name="ro11">
          <table:table-cell office:value-type="string" calcext:value-type="string">
            <text:p>ark:/12148/cb17022697w</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69c0 as22000272  45  </text:p>
            <text:p>001    FRBNF170226971</text:p>
            <text:p>003    http://catalogue.bnf.fr/ark:/12148/cb17022697w</text:p>
            <text:p>008    160129161018yyita           1975                             210 </text:p>
            <text:p>043    $o te</text:p>
            <text:p>100    $3 16522964 $1 ISNI0000000024289348 $w .0.2b..... $a Nolitta $m Guido $d 1932-2011</text:p>
            <text:p>100    $3 17022696 $1 ISNI000000003050856X $w .0.2b..... $a Ferri $m Gallieno $d 1929-2016</text:p>
            <text:p>145 26 $w .0..b.eng. $a Mister No</text:p>
            <text:p>460    $w ....b..... $a Ferri $m Gallieno $d 1929-2016 $t Mister No</text:p>
            <text:p>600    $a Série de bandes dessinées de Guido Nolitta et Gallieno Ferri</text:p>
            <text:p>610    $a Mister No, l'aigle de l'Amazone / Robert Fournier, DL 2015</text:p>
            <text:p>612    $a Dict. mondial de la bande dessinée / P. Gaumer, 2001</text:p>
            <text:p>624    $a 740</text:p>
            <text:p>624    $a 800</text:p>
            <text:p>996    $o OPP $a 17022699 $d 20161018</text:p>
          </table:table-cell>
          <table:table-cell office:value-type="string" calcext:value-type="string">
            <text:p>000    00569c0 as22000272  45  </text:p>
            <text:p>001    FRBNF170226971</text:p>
            <text:p>003    http://catalogue.bnf.fr/ark:/12148/cb17022697w</text:p>
            <text:p>008    160129161018yyita           1975                             210 </text:p>
            <text:p>043    $o te</text:p>
            <text:p>100    $3 16522964 $1 ISNI0000000024289348 $w .0.2b..... $a Nolitta $m Guido $d 1932-2011</text:p>
            <text:p>100    $3 17022696 $1 ISNI000000003050856X $w .0.2b..... $a Ferri $m Gallieno $d 1929-2016</text:p>
            <text:p>145 26 $w .0..b.eng. $a Mister No</text:p>
            <text:p>460    $w ....b..... $a Ferri $m Gallieno $d 1929-2016 $t Mister No</text:p>
            <text:p>600    $a Série de bandes dessinées de Guido Nolitta et Gallieno Ferri</text:p>
            <text:p>610    $a Mister No, l'aigle de l'Amazone / Robert Fournier, DL 2015</text:p>
            <text:p>612    $a Dict. mondial de la bande dessinée / P. Gaumer, 2001</text:p>
            <text:p>624    $a 740</text:p>
            <text:p>624    $a 800</text:p>
            <text:p>996    $o OPP $a 17022699 $d 20161018</text:p>
            <text:p>909    $a Notice modifiée automatiquement : injection de zone 043 et 06X</text:p>
          </table:table-cell>
        </table:table-row>
        <table:table-row table:style-name="ro6">
          <table:table-cell office:value-type="string" calcext:value-type="string">
            <text:p>ark:/12148/cb17045029w</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489c1 as22000272  45  </text:p>
            <text:p>001    FRBNF17045029X</text:p>
            <text:p>003    http://catalogue.bnf.fr/ark:/12148/cb17045029w</text:p>
            <text:p>008    160510160511yyeng           2001      2013                   010 </text:p>
            <text:p>043    $o te</text:p>
            <text:p>100    $3 14584178 $1 ISNI0000000121337129 $w .0..b..... $a Willingham $m Bill $d 1956-....</text:p>
            <text:p>145 16 $w .0..b.eng. $a Fables</text:p>
            <text:p>301 6  $3 16999702 $t The wolf among us (jeu vidéo)</text:p>
            <text:p>445 16 $w ....b.fre. $a Fables</text:p>
            <text:p>600    $a Série de bandes dessinées fantastiques publiée par Vertigo (New York, NY)</text:p>
            <text:p>610    $a LC Authorities (sous : Willingham, Bill) : Fables $u https://lccn.loc.gov/no2015016508 $d 2016-05-11</text:p>
            <text:p>624    $a 740</text:p>
            <text:p>624    $a 801</text:p>
          </table:table-cell>
          <table:table-cell office:value-type="string" calcext:value-type="string">
            <text:p>000    00489c1 as22000272  45  </text:p>
            <text:p>001    FRBNF17045029X</text:p>
            <text:p>003    http://catalogue.bnf.fr/ark:/12148/cb17045029w</text:p>
            <text:p>008    160510160511yyeng           2001      2013                   010 </text:p>
            <text:p>043    $o te</text:p>
            <text:p>100    $3 14584178 $1 ISNI0000000121337129 $w .0..b..... $a Willingham $m Bill $d 1956-....</text:p>
            <text:p>145 16 $w .0..b.eng. $a Fables</text:p>
            <text:p>301 6  $3 16999702 $t The wolf among us (jeu vidéo)</text:p>
            <text:p>445 16 $w ....b.fre. $a Fables</text:p>
            <text:p>600    $a Série de bandes dessinées fantastiques publiée par Vertigo (New York, NY)</text:p>
            <text:p>610    $a LC Authorities (sous : Willingham, Bill) : Fables $u https://lccn.loc.gov/no2015016508 $d 2016-05-11</text:p>
            <text:p>624    $a 740</text:p>
            <text:p>624    $a 801</text:p>
            <text:p>909    $a Notice modifiée automatiquement : injection de zone 043 et 06X</text:p>
          </table:table-cell>
        </table:table-row>
        <table:table-row table:style-name="ro11">
          <table:table-cell office:value-type="string" calcext:value-type="string">
            <text:p>ark:/12148/cb17033118t</text:p>
          </table:table-cell>
          <table:table-cell office:value-type="string" calcext:value-type="string">
            <text:p>TIC</text:p>
          </table:table-cell>
          <table:table-cell office:value-type="string" calcext:value-type="string">
            <text:p>Déjà renseigné : te - Proposition script : si 043 $o mi -&gt; 065 $a bddes</text:p>
          </table:table-cell>
          <table:table-cell table:number-columns-repeated="5"/>
          <table:table-cell office:value-type="string" calcext:value-type="string">
            <text:p>000    00503c0 as2200027   45  </text:p>
            <text:p>001    FRBNF170331189</text:p>
            <text:p>003    http://catalogue.bnf.fr/ark:/12148/cb17033118t</text:p>
            <text:p>008    160315161017yyfre           1997                             010 </text:p>
            <text:p>043    $o te</text:p>
            <text:p>100    $3 12051726 $1 ISNI0000000121356362 $w .0..b..... $a Dufaux $m Jean $d 1949-....</text:p>
            <text:p>100    $3 13168318 $1 ISNI0000000122820761 $w .0..b..... $a Delaby $m Philippe $d 1961-2014</text:p>
            <text:p>145 26 $w .0..b..... $a Murena</text:p>
            <text:p>460    $w ....b..... $a Delaby $m Philippe $d 1961-2014 $t Murena</text:p>
            <text:p>600    $a Série de bandes dessinées historiques</text:p>
            <text:p>610    $a Dictionnaire mondial de la bande dessinée / P. Gaumer, 2001 (sous : Dufaux, Jean)</text:p>
            <text:p>624    $a 740</text:p>
            <text:p>624    $a 800</text:p>
            <text:p>996    $o OPP $a 17033119 $d 20161017</text:p>
          </table:table-cell>
          <table:table-cell office:value-type="string" calcext:value-type="string">
            <text:p>000    00503c0 as2200027   45  </text:p>
            <text:p>001    FRBNF170331189</text:p>
            <text:p>003    http://catalogue.bnf.fr/ark:/12148/cb17033118t</text:p>
            <text:p>008    160315161017yyfre           1997                             010 </text:p>
            <text:p>043    $o te</text:p>
            <text:p>100    $3 12051726 $1 ISNI0000000121356362 $w .0..b..... $a Dufaux $m Jean $d 1949-....</text:p>
            <text:p>100    $3 13168318 $1 ISNI0000000122820761 $w .0..b..... $a Delaby $m Philippe $d 1961-2014</text:p>
            <text:p>145 26 $w .0..b..... $a Murena</text:p>
            <text:p>460    $w ....b..... $a Delaby $m Philippe $d 1961-2014 $t Murena</text:p>
            <text:p>600    $a Série de bandes dessinées historiques</text:p>
            <text:p>610    $a Dictionnaire mondial de la bande dessinée / P. Gaumer, 2001 (sous : Dufaux, Jean)</text:p>
            <text:p>624    $a 740</text:p>
            <text:p>624    $a 800</text:p>
            <text:p>996    $o OPP $a 17033119 $d 20161017</text:p>
            <text:p>909    $a Notice modifiée automatiquement : injection de zone 043 et 06X</text:p>
          </table:table-cell>
        </table:table-row>
        <table:table-row table:style-name="ro1" table:number-rows-repeated="1048452">
          <table:table-cell table:number-columns-repeated="10"/>
        </table:table-row>
        <table:table-row table:style-name="ro1">
          <table:table-cell table:number-columns-repeated="1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font-size="10pt" fo:language="fr" fo:country="FR" style:font-name-asian="Microsoft YaHei" style:font-size-asian="10pt" style:language-asian="zh" style:country-asian="CN" style:font-name-complex="Mang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7T11:42:23</meta:creation-date>
    <dc:date>2023-09-27T11:50:37.147000000</dc:date>
    <meta:editing-duration>PT8M18S</meta:editing-duration>
    <meta:editing-cycles>1</meta:editing-cycles>
    <meta:document-statistic meta:table-count="1" meta:cell-count="636" meta:object-count="0"/>
    <meta:generator>LibreOffice/7.4.5.1$Windows_x86 LibreOffice_project/9c0871452b3918c1019dde9bfac75448afc4b57f</meta:generator>
  </office:meta>
</office:document-meta>
</file>